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2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5cm" fo:min-width="31.758cm"/>
    </style:style>
    <style:style style:name="gr3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14.642cm" fo:min-width="14.392cm" fo:padding-top="0.479cm" fo:padding-bottom="0.479cm" fo:padding-left="0.604cm" fo:padding-right="0.604cm"/>
    </style:style>
    <style:style style:name="gr4" style:family="graphic" style:parent-style-name="measure">
      <style:graphic-properties draw:stroke-linejoin="bevel"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 draw:placing="above"/>
    </style:style>
    <style:style style:name="gr6" style:family="graphic" style:parent-style-name="measure" style:list-style-name="L1">
      <style:graphic-properties draw:textarea-vertical-align="middle" draw:line-distance="0.6cm" draw:placing="above"/>
    </style:style>
    <style:style style:name="gr7" style:family="graphic" style:parent-style-name="standard">
      <style:graphic-properties svg:stroke-width="0.7cm" svg:stroke-color="#333333" draw:marker-start-width="1.906cm" draw:marker-end-width="1.906cm" draw:stroke-linejoin="miter" draw:fill="solid" draw:fill-color="#000000" draw:textarea-horizontal-align="justify" draw:textarea-vertical-align="middle" draw:auto-grow-height="false" fo:min-height="0cm" fo:min-width="14.392cm" fo:padding-top="0.479cm" fo:padding-bottom="0.479cm" fo:padding-left="0.604cm" fo:padding-right="0.604cm"/>
    </style:style>
    <style:style style:name="gr8" style:family="graphic" style:parent-style-name="standard">
      <style:graphic-properties svg:stroke-width="0.7cm" svg:stroke-color="#333333" draw:marker-start-width="1.906cm" draw:marker-end-width="1.906cm" draw:stroke-linejoin="miter" draw:fill="solid" draw:fill-color="#000000" draw:textarea-horizontal-align="justify" draw:textarea-vertical-align="middle" draw:auto-grow-height="false" fo:min-height="26.243cm" fo:min-width="0cm" fo:padding-top="0.479cm" fo:padding-bottom="0.479cm" fo:padding-left="0.604cm" fo:padding-right="0.604cm"/>
    </style:style>
    <style:style style:name="gr9" style:family="graphic" style:parent-style-name="measure" style:list-style-name="L1">
      <style:graphic-properties draw:textarea-vertical-align="middle" draw:line-distance="0.6cm" draw:placing="above"/>
    </style:style>
    <style:style style:name="gr10" style:family="graphic" style:parent-style-name="measure" style:list-style-name="L1">
      <style:graphic-properties draw:textarea-vertical-align="middle" draw:line-distance="0.6cm" draw:placing="above"/>
    </style:style>
    <style:style style:name="gr11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12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Vlaswand" draw:fill-hatch-solid="false" draw:textarea-horizontal-align="right" draw:textarea-vertical-align="middle" draw:auto-grow-height="false" fo:min-height="7.148cm" fo:min-width="2.498cm" fo:padding-top="0.226cm" fo:padding-bottom="0.226cm" fo:padding-left="0.351cm" fo:padding-right="0.351cm"/>
    </style:style>
    <style:style style:name="gr13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2.75cm" fo:min-width="2.5cm" fo:padding-top="0.225cm" fo:padding-bottom="0.225cm" fo:padding-left="0.35cm" fo:padding-right="0.35cm"/>
    </style:style>
    <style:style style:name="gr1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148cm" fo:min-width="2.298cm" fo:padding-top="0.326cm" fo:padding-bottom="0.326cm" fo:padding-left="0.451cm" fo:padding-right="0.451cm"/>
    </style:style>
    <style:style style:name="gr1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348cm" fo:min-width="2.698cm" fo:padding-top="0.326cm" fo:padding-bottom="0.326cm" fo:padding-left="0.451cm" fo:padding-right="0.451cm"/>
    </style:style>
    <style:style style:name="gr1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748cm" fo:min-width="1.098cm" fo:padding-top="0.326cm" fo:padding-bottom="0.326cm" fo:padding-left="0.451cm" fo:padding-right="0.451cm"/>
    </style:style>
    <style:style style:name="gr1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948cm" fo:min-width="3.498cm" fo:padding-top="0.326cm" fo:padding-bottom="0.326cm" fo:padding-left="0.451cm" fo:padding-right="0.451cm"/>
    </style:style>
    <style:style style:name="gr1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1.098cm" fo:padding-top="0.326cm" fo:padding-bottom="0.326cm" fo:padding-left="0.451cm" fo:padding-right="0.451cm"/>
    </style:style>
    <style:style style:name="gr1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9.098cm" fo:padding-top="0.326cm" fo:padding-bottom="0.326cm" fo:padding-left="0.451cm" fo:padding-right="0.451cm"/>
    </style:style>
    <style:style style:name="gr2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498cm" fo:padding-top="0.326cm" fo:padding-bottom="0.326cm" fo:padding-left="0.451cm" fo:padding-right="0.451cm"/>
    </style:style>
    <style:style style:name="gr2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2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6.698cm" fo:padding-top="0.326cm" fo:padding-bottom="0.326cm" fo:padding-left="0.451cm" fo:padding-right="0.451cm"/>
    </style:style>
    <style:style style:name="gr23" style:family="graphic" style:parent-style-name="standard">
      <style:graphic-properties draw:stroke="none" svg:stroke-color="#000000" draw:fill="none" draw:fill-color="#ffffff" fo:min-height="0.937cm"/>
    </style:style>
    <style:style style:name="gr24" style:family="graphic" style:parent-style-name="standard">
      <style:graphic-properties svg:stroke-width="0.3cm" svg:stroke-color="#cccccc" draw:marker-start-width="1.046cm" draw:marker-end-width="1.046cm" draw:stroke-linejoin="bevel" svg:stroke-linecap="round" draw:fill="solid" draw:fill-color="#b3b3b3" draw:textarea-horizontal-align="justify" draw:textarea-vertical-align="middle" draw:auto-grow-height="false" fo:min-height="0.252cm" fo:min-width="0.802cm" fo:padding-top="0.274cm" fo:padding-bottom="0.274cm" fo:padding-left="0.399cm" fo:padding-right="0.399cm"/>
    </style:style>
    <style:style style:name="gr25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1.14cm" fo:min-width="2.89cm" fo:padding-top="0.23cm" fo:padding-bottom="0.23cm" fo:padding-left="0.355cm" fo:padding-right="0.355cm"/>
    </style:style>
    <style:style style:name="gr2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888cm" fo:padding-top="0.231cm" fo:padding-bottom="0.231cm" fo:padding-left="0.356cm" fo:padding-right="0.356cm"/>
    </style:style>
    <style:style style:name="gr27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1cm" fo:padding-top="0.325cm" fo:padding-bottom="0.325cm" fo:padding-left="0.45cm" fo:padding-right="0.45cm"/>
    </style:style>
    <style:style style:name="gr2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29" style:family="graphic" style:parent-style-name="standard">
      <style:graphic-properties draw:stroke="none" draw:fill="none" draw:fill-color="#ffff99" draw:fill-image-width="0cm" draw:fill-image-height="0cm" fo:min-height="0.95cm"/>
    </style:style>
    <style:style style:name="gr30" style:family="graphic" style:parent-style-name="standard">
      <style:graphic-properties svg:stroke-width="0cm" svg:stroke-color="#999999" draw:stroke-linejoin="miter" svg:stroke-linecap="round" draw:fill="hatch" draw:fill-color="#b3b3b3" draw:fill-hatch-name="Hatching_20_1" draw:fill-hatch-solid="true" draw:opacity="75%" draw:textarea-horizontal-align="center" draw:textarea-vertical-align="bottom" draw:auto-grow-height="false" fo:min-height="3.35cm" fo:min-width="1.5cm" draw:shadow-opacity="75%"/>
    </style:style>
    <style:style style:name="gr31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32" style:family="graphic" style:parent-style-name="standard">
      <style:graphic-properties svg:stroke-width="0cm" svg:stroke-color="#999999" draw:stroke-linejoin="miter" svg:stroke-linecap="round" draw:fill="hatch" draw:fill-color="#b3b3b3" draw:fill-hatch-name="Hatching_20_1" draw:fill-hatch-solid="false" draw:opacity="50%" draw:textarea-horizontal-align="center" draw:textarea-vertical-align="bottom" draw:auto-grow-height="false" fo:min-height="1.75cm" fo:min-width="1.5cm" draw:shadow-opacity="50%"/>
    </style:style>
    <style:style style:name="gr33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338cm" fo:min-width="0.488cm" fo:padding-top="0.231cm" fo:padding-bottom="0.231cm" fo:padding-left="0.356cm" fo:padding-right="0.356cm"/>
    </style:style>
    <style:style style:name="gr34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0.587cm" fo:min-width="0.901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748cm" fo:min-width="2.298cm" fo:padding-top="0.326cm" fo:padding-bottom="0.326cm" fo:padding-left="0.451cm" fo:padding-right="0.451cm"/>
    </style:style>
    <style:style style:name="gr3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548cm" fo:min-width="1.098cm" fo:padding-top="0.326cm" fo:padding-bottom="0.326cm" fo:padding-left="0.451cm" fo:padding-right="0.451cm"/>
    </style:style>
    <style:style style:name="gr3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148cm" fo:min-width="0.298cm" fo:padding-top="0.326cm" fo:padding-bottom="0.326cm" fo:padding-left="0.451cm" fo:padding-right="0.451cm"/>
    </style:style>
    <style:style style:name="gr38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39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4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5cm" fo:min-width="1.1cm" draw:shadow-opacity="10%"/>
    </style:style>
    <style:style style:name="gr41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5cm" fo:min-width="2.7cm" draw:shadow-opacity="10%"/>
    </style:style>
    <style:style style:name="gr4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35cm" fo:min-width="0.7cm" draw:shadow-opacity="10%"/>
    </style:style>
    <style:style style:name="gr43" style:family="graphic" style:parent-style-name="standard">
      <style:graphic-properties draw:stroke-linejoin="miter" draw:fill-color="#e6e6e6" draw:textarea-horizontal-align="justify" draw:textarea-vertical-align="middle" draw:auto-grow-height="false" fo:min-height="0.65cm" fo:min-width="0cm"/>
    </style:style>
    <style:style style:name="gr4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3.794cm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right" draw:textarea-vertical-align="bottom" draw:auto-grow-height="false" fo:min-height="2.74cm" fo:min-width="2.49cm" fo:padding-top="0.23cm" fo:padding-bottom="0.23cm" fo:padding-left="0.355cm" fo:padding-right="0.355cm"/>
    </style:style>
    <style:style style:name="gr46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2cm" fo:min-width="2.492cm" fo:padding-top="0.229cm" fo:padding-bottom="0.229cm" fo:padding-left="0.354cm" fo:padding-right="0.354cm"/>
    </style:style>
    <style:style style:name="gr47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499cm" fo:padding-top="0.226cm" fo:padding-bottom="0.226cm" fo:padding-left="0.351cm" fo:padding-right="0.351cm"/>
    </style:style>
    <style:style style:name="gr48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justify" draw:textarea-vertical-align="middle" draw:auto-grow-height="false" fo:min-height="2.34cm" fo:min-width="5.142cm" fo:padding-top="0.23cm" fo:padding-bottom="0.23cm" fo:padding-left="0.355cm" fo:padding-right="0.355cm"/>
    </style:style>
    <style:style style:name="gr49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6cm" fo:min-width="7.696cm" fo:padding-top="0.227cm" fo:padding-bottom="0.227cm" fo:padding-left="0.352cm" fo:padding-right="0.352cm"/>
    </style:style>
    <style:style style:name="gr5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1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52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53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54" style:family="graphic" style:parent-style-name="measure">
      <style:graphic-properties draw:textarea-vertical-align="middle" draw:line-distance="0.4cm"/>
    </style:style>
    <style:style style:name="gr55" style:family="graphic" style:parent-style-name="measure">
      <style:graphic-properties draw:textarea-vertical-align="middle" draw:line-distance="0.4cm" draw:placing="above"/>
    </style:style>
    <style:style style:name="gr56" style:family="graphic" style:parent-style-name="measure">
      <style:graphic-properties draw:textarea-vertical-align="middle" draw:line-distance="0.7cm" draw:placing="above"/>
    </style:style>
    <style:style style:name="gr57" style:family="graphic" style:parent-style-name="measure">
      <style:graphic-properties draw:textarea-vertical-align="middle" draw:line-distance="0.2cm" draw:placing="below"/>
    </style:style>
    <style:style style:name="gr58" style:family="graphic" style:parent-style-name="measure" style:list-style-name="L1">
      <style:graphic-properties draw:textarea-vertical-align="middle" draw:line-distance="0.597cm" draw:end-guide="0.003cm"/>
    </style:style>
    <style:style style:name="gr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4cm" fo:min-width="1.657cm" fo:padding-top="0.178cm" fo:padding-bottom="0.178cm" fo:padding-left="0.303cm" fo:padding-right="0.303cm"/>
    </style:style>
    <style:style style:name="gr60" style:family="graphic" style:parent-style-name="measure" style:list-style-name="L1">
      <style:graphic-properties draw:textarea-vertical-align="middle" draw:line-distance="0.7cm" draw:placing="above"/>
    </style:style>
    <style:style style:name="gr61" style:family="graphic" style:parent-style-name="measure">
      <style:graphic-properties draw:textarea-vertical-align="middle" draw:line-distance="0.5cm" draw:placing="above"/>
    </style:style>
    <style:style style:name="gr62" style:family="graphic" style:parent-style-name="measure" style:list-style-name="L1">
      <style:graphic-properties draw:textarea-vertical-align="middle" draw:line-distance="0.1cm" draw:placing="above"/>
    </style:style>
    <style:style style:name="gr63" style:family="graphic" style:parent-style-name="measure">
      <style:graphic-properties draw:textarea-vertical-align="middle" draw:line-distance="0.6cm" draw:placing="above"/>
    </style:style>
    <style:style style:name="gr6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5cm" fo:min-width="1.394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7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69" style:family="graphic" style:parent-style-name="measure">
      <style:graphic-properties draw:textarea-vertical-align="middle" draw:line-distance="0.1cm" draw:placing="below"/>
    </style:style>
    <style:style style:name="gr70" style:family="graphic" style:parent-style-name="measure" style:list-style-name="L1">
      <style:graphic-properties draw:textarea-vertical-align="middle" draw:line-distance="0.7cm" draw:placing="above"/>
    </style:style>
    <style:style style:name="gr71" style:family="graphic" style:parent-style-name="measure" style:list-style-name="L1">
      <style:graphic-properties draw:textarea-vertical-align="middle" draw:line-distance="0.7cm" draw:placing="above"/>
    </style:style>
    <style:style style:name="gr72" style:family="graphic" style:parent-style-name="measure" style:list-style-name="L1">
      <style:graphic-properties draw:textarea-vertical-align="middle" draw:line-distance="0.7cm" draw:placing="above"/>
    </style:style>
    <style:style style:name="gr73" style:family="graphic" style:parent-style-name="standard">
      <style:graphic-properties draw:fill-color="#b84700" draw:opacity="50%" draw:textarea-horizontal-align="justify" draw:textarea-vertical-align="middle" draw:auto-grow-height="false" fo:min-height="16.15cm" fo:min-width="0cm" draw:shadow-opacity="50%"/>
    </style:style>
    <style:style style:name="gr74" style:family="graphic" style:parent-style-name="standard">
      <style:graphic-properties draw:fill-color="#b84700" draw:textarea-horizontal-align="justify" draw:textarea-vertical-align="middle" draw:auto-grow-height="false" fo:min-height="0.55cm" fo:min-width="0cm"/>
    </style:style>
    <style:style style:name="gr75" style:family="graphic" style:parent-style-name="standard">
      <style:graphic-properties draw:fill="none" draw:fill-color="#b84700" draw:opacity="50%" draw:textarea-horizontal-align="justify" draw:textarea-vertical-align="middle" draw:auto-grow-height="false" fo:min-height="16.15cm" fo:min-width="0cm" draw:shadow-opacity="50%"/>
    </style:style>
    <style:style style:name="gr76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7.9cm" draw:shadow-opacity="50%"/>
    </style:style>
    <style:style style:name="gr77" style:family="graphic" style:parent-style-name="standard">
      <style:graphic-properties draw:fill-color="#b84700" draw:textarea-horizontal-align="justify" draw:textarea-vertical-align="middle" draw:auto-grow-height="false" fo:min-height="0.15cm" fo:min-width="0.3cm"/>
    </style:style>
    <style:style style:name="gr78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79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16.7cm" draw:shadow-opacity="50%"/>
    </style:style>
    <style:style style:name="gr80" style:family="graphic" style:parent-style-name="standard">
      <style:graphic-properties draw:stroke="none" draw:fill="none" draw:opacity="100%" draw:fill-image-width="0cm" draw:fill-image-height="0cm" fo:min-height="2.845cm" draw:shadow-opacity="100%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measure" style:list-style-name="L1">
      <style:graphic-properties draw:textarea-vertical-align="middle" draw:line-distance="0.6cm" draw:placing="above"/>
    </style:style>
    <style:style style:name="gr83" style:family="graphic" style:parent-style-name="measure" style:list-style-name="L1">
      <style:graphic-properties draw:textarea-vertical-align="middle" draw:line-distance="0.6cm" draw:placing="above"/>
    </style:style>
    <style:style style:name="gr84" style:family="graphic" style:parent-style-name="measure" style:list-style-name="L1">
      <style:graphic-properties draw:textarea-vertical-align="middle" draw:line-distance="0.6cm" draw:placing="above"/>
    </style:style>
    <style:style style:name="gr85" style:family="graphic" style:parent-style-name="measure" style:list-style-name="L1">
      <style:graphic-properties draw:textarea-vertical-align="middle" draw:line-distance="0.6cm" draw:placing="above"/>
    </style:style>
    <style:style style:name="gr86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3.498cm" fo:padding-top="0.326cm" fo:padding-bottom="0.326cm" fo:padding-left="0.451cm" fo:padding-right="0.451cm"/>
    </style:style>
    <style:style style:name="gr87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2.948cm" fo:min-width="3.498cm" fo:padding-top="0.326cm" fo:padding-bottom="0.326cm" fo:padding-left="0.451cm" fo:padding-right="0.451cm"/>
    </style:style>
    <style:style style:name="gr88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2.148cm" fo:min-width="2.298cm" fo:padding-top="0.326cm" fo:padding-bottom="0.326cm" fo:padding-left="0.451cm" fo:padding-right="0.451cm"/>
    </style:style>
    <style:style style:name="gr89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1.098cm" fo:padding-top="0.326cm" fo:padding-bottom="0.326cm" fo:padding-left="0.451cm" fo:padding-right="0.451cm"/>
    </style:style>
    <style:style style:name="gr90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9.098cm" fo:padding-top="0.326cm" fo:padding-bottom="0.326cm" fo:padding-left="0.451cm" fo:padding-right="0.451cm"/>
    </style:style>
    <style:style style:name="gr91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92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6.698cm" fo:padding-top="0.326cm" fo:padding-bottom="0.326cm" fo:padding-left="0.451cm" fo:padding-right="0.451cm"/>
    </style:style>
    <style:style style:name="gr93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1.748cm" fo:min-width="1.498cm" fo:padding-top="0.326cm" fo:padding-bottom="0.326cm" fo:padding-left="0.451cm" fo:padding-right="0.451cm"/>
    </style:style>
    <style:style style:name="gr94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0.548cm" fo:min-width="1.098cm" fo:padding-top="0.326cm" fo:padding-bottom="0.326cm" fo:padding-left="0.451cm" fo:padding-right="0.451cm"/>
    </style:style>
    <style:style style:name="gr95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2.148cm" fo:min-width="0.298cm" fo:padding-top="0.326cm" fo:padding-bottom="0.326cm" fo:padding-left="0.451cm" fo:padding-right="0.451cm"/>
    </style:style>
    <style:style style:name="gr96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9cm" fo:min-width="31.9cm"/>
    </style:style>
    <style:style style:name="gr97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98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99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00" style:family="graphic" style:parent-style-name="measure" style:list-style-name="L1">
      <style:graphic-properties draw:textarea-vertical-align="middle" draw:line-distance="0.6cm" draw:placing="above"/>
    </style:style>
    <style:style style:name="gr101" style:family="graphic" style:parent-style-name="measure" style:list-style-name="L1">
      <style:graphic-properties draw:textarea-vertical-align="middle" draw:line-distance="0.494cm" draw:placing="above"/>
    </style:style>
    <style:style style:name="gr102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15.943cm" fo:min-width="0cm" fo:padding-top="0.429cm" fo:padding-bottom="0.429cm" fo:padding-left="0.554cm" fo:padding-right="0.554cm"/>
    </style:style>
    <style:style style:name="gr103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15.942cm" fo:min-width="0cm" fo:padding-top="0.429cm" fo:padding-bottom="0.429cm" fo:padding-left="0.554cm" fo:padding-right="0.554cm"/>
    </style:style>
    <style:style style:name="gr104" style:family="graphic" style:parent-style-name="measure">
      <style:graphic-properties draw:textarea-vertical-align="middle"/>
    </style:style>
    <style:style style:name="gr105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2.298cm" fo:padding-top="0.326cm" fo:padding-bottom="0.326cm" fo:padding-left="0.451cm" fo:padding-right="0.451cm"/>
    </style:style>
    <style:style style:name="gr106" style:family="graphic" style:parent-style-name="standard">
      <style:graphic-properties svg:stroke-width="0cm"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5.35cm" fo:min-width="1.5cm"/>
    </style:style>
    <style:style style:name="gr107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088cm" fo:padding-top="0.231cm" fo:padding-bottom="0.231cm" fo:padding-left="0.356cm" fo:padding-right="0.356cm"/>
    </style:style>
    <style:style style:name="gr10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109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1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111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11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348cm" fo:min-width="7.498cm" fo:padding-top="0.326cm" fo:padding-bottom="0.326cm" fo:padding-left="0.451cm" fo:padding-right="0.451cm"/>
    </style:style>
    <style:style style:name="gr113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114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115" style:family="graphic" style:parent-style-name="standard">
      <style:graphic-properties draw:stroke="solid" svg:stroke-width="0.2cm" svg:stroke-color="#cccccc" draw:marker-start-width="0.801cm" draw:marker-end-width="0.801cm" draw:stroke-linejoin="miter" draw:fill="hatch" draw:fill-color="#cccccc" draw:fill-hatch-name="Black_20_45_20_Degrees" draw:fill-hatch-solid="false" draw:textarea-horizontal-align="right" draw:textarea-vertical-align="middle" draw:auto-grow-height="false" fo:min-height="7.15cm" fo:min-width="7.498cm" fo:padding-top="0.326cm" fo:padding-bottom="0.326cm" fo:padding-left="0.451cm" fo:padding-right="0.451cm"/>
    </style:style>
    <style:style style:name="gr116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4.342cm" fo:min-width="6.492cm" fo:padding-top="0.429cm" fo:padding-bottom="0.429cm" fo:padding-left="0.554cm" fo:padding-right="0.554cm"/>
    </style:style>
    <style:style style:name="gr117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118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119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142cm" fo:min-width="6.492cm" fo:padding-top="0.429cm" fo:padding-bottom="0.429cm" fo:padding-left="0.554cm" fo:padding-right="0.554cm"/>
    </style:style>
    <style:style style:name="gr120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2cm" fo:padding-top="0.429cm" fo:padding-bottom="0.429cm" fo:padding-left="0.554cm" fo:padding-right="0.554cm"/>
    </style:style>
    <style:style style:name="gr121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22" style:family="graphic" style:parent-style-name="measure" style:list-style-name="L1">
      <style:graphic-properties draw:textarea-vertical-align="middle" draw:line-distance="0.494cm" draw:placing="above"/>
    </style:style>
    <style:style style:name="gr123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24" style:family="graphic" style:parent-style-name="measure" style:list-style-name="L1">
      <style:graphic-properties draw:textarea-vertical-align="middle" draw:line-distance="0.6cm" draw:placing="above"/>
    </style:style>
    <style:style style:name="gr125" style:family="graphic" style:parent-style-name="measure" style:list-style-name="L1">
      <style:graphic-properties draw:textarea-vertical-align="middle" draw:line-distance="0.494cm" draw:placing="above"/>
    </style:style>
    <style:style style:name="gr126" style:family="graphic" style:parent-style-name="measure" style:list-style-name="L1">
      <style:graphic-properties draw:textarea-vertical-align="middle" draw:line-distance="0.494cm" draw:placing="above"/>
    </style:style>
    <style:style style:name="gr127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9.142cm" fo:min-width="0cm" fo:padding-top="0.429cm" fo:padding-bottom="0.429cm" fo:padding-left="0.554cm" fo:padding-right="0.554cm"/>
    </style:style>
    <style:style style:name="gr12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2.298cm" fo:padding-top="0.326cm" fo:padding-bottom="0.326cm" fo:padding-left="0.451cm" fo:padding-right="0.451cm"/>
    </style:style>
    <style:style style:name="gr129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130" style:family="graphic" style:parent-style-name="standard">
      <style:graphic-properties svg:stroke-width="0cm" svg:stroke-color="#999999" draw:stroke-linejoin="miter" svg:stroke-linecap="round" draw:fill="hatch" draw:fill-color="#008000" draw:fill-hatch-name="Black_20_90_20_Degrees" draw:fill-hatch-solid="true" draw:opacity="50%" draw:textarea-horizontal-align="right" draw:textarea-vertical-align="middle" draw:auto-grow-height="false" fo:min-height="16.15cm" fo:min-width="4.3cm" draw:shadow-opacity="50%"/>
    </style:style>
    <style:style style:name="gr13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13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13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7.498cm" fo:padding-top="0.326cm" fo:padding-bottom="0.326cm" fo:padding-left="0.451cm" fo:padding-right="0.451cm"/>
    </style:style>
    <style:style style:name="gr13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35" style:family="graphic" style:parent-style-name="measure">
      <style:graphic-properties draw:textarea-vertical-align="middle" draw:line-distance="0.3cm" draw:start-guide="0cm" draw:placing="below"/>
    </style:style>
    <style:style style:name="gr136" style:family="graphic" style:parent-style-name="measure">
      <style:graphic-properties draw:textarea-vertical-align="middle" draw:line-distance="0.3cm" draw:placing="below"/>
    </style:style>
    <style:style style:name="gr137" style:family="graphic" style:parent-style-name="measure">
      <style:graphic-properties draw:textarea-vertical-align="middle" draw:line-distance="0.4cm" draw:start-guide="0cm" draw:placing="below"/>
    </style:style>
    <style:style style:name="gr138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13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6.34cm" fo:min-width="2.09cm" fo:padding-top="0.23cm" fo:padding-bottom="0.23cm" fo:padding-left="0.355cm" fo:padding-right="0.355cm" draw:shadow-opacity="0%"/>
    </style:style>
    <style:style style:name="gr14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0.74cm" fo:min-width="5.29cm" fo:padding-top="0.23cm" fo:padding-bottom="0.23cm" fo:padding-left="0.355cm" fo:padding-right="0.355cm" draw:shadow-opacity="0%"/>
    </style:style>
    <style:style style:name="gr141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opacity="0%" draw:textarea-horizontal-align="center" draw:textarea-vertical-align="middle" draw:auto-grow-height="false" fo:min-height="1.548cm" fo:min-width="8.097cm" fo:padding-top="0.226cm" fo:padding-bottom="0.226cm" fo:padding-left="0.351cm" fo:padding-right="0.351cm" draw:shadow-opacity="0%"/>
    </style:style>
    <style:style style:name="gr142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14.3cm" draw:shadow-opacity="50%"/>
    </style:style>
    <style:style style:name="gr143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9.1cm" draw:shadow-opacity="50%"/>
    </style:style>
    <style:style style:name="gr144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145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498cm" fo:padding-top="0.126cm" fo:padding-bottom="0.126cm" fo:padding-left="0.251cm" fo:padding-right="0.251cm" draw:shadow-opacity="100%"/>
    </style:style>
    <style:style style:name="gr14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48cm" fo:min-width="7.498cm" fo:padding-top="0.126cm" fo:padding-bottom="0.126cm" fo:padding-left="0.251cm" fo:padding-right="0.251cm" draw:shadow-opacity="100%"/>
    </style:style>
    <style:style style:name="gr14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7cm" fo:min-width="1.897cm" fo:padding-top="0.126cm" fo:padding-bottom="0.126cm" fo:padding-left="0.251cm" fo:padding-right="0.251cm" draw:shadow-opacity="100%"/>
    </style:style>
    <style:style style:name="gr14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3cm" fo:min-width="9.692cm" fo:padding-top="0.429cm" fo:padding-bottom="0.429cm" fo:padding-left="0.554cm" fo:padding-right="0.554cm" draw:shadow-opacity="100%"/>
    </style:style>
    <style:style style:name="gr14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2cm" fo:padding-top="0.429cm" fo:padding-bottom="0.429cm" fo:padding-left="0.554cm" fo:padding-right="0.554cm" draw:shadow-opacity="100%"/>
    </style:style>
    <style:style style:name="gr15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2cm" fo:padding-top="0.429cm" fo:padding-bottom="0.429cm" fo:padding-left="0.554cm" fo:padding-right="0.554cm" draw:shadow-opacity="100%"/>
    </style:style>
    <style:style style:name="gr15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15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2cm" fo:padding-top="0.429cm" fo:padding-bottom="0.429cm" fo:padding-left="0.554cm" fo:padding-right="0.554cm" draw:shadow-opacity="100%"/>
    </style:style>
    <style:style style:name="gr15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15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155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156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15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158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159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160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16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16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16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16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165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66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167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68" style:family="graphic" style:parent-style-name="measure" style:list-style-name="L1">
      <style:graphic-properties draw:textarea-vertical-align="middle" draw:line-distance="0.6cm"/>
    </style:style>
    <style:style style:name="gr169" style:family="graphic" style:parent-style-name="measure" style:list-style-name="L1">
      <style:graphic-properties draw:textarea-vertical-align="middle" draw:line-distance="0.6cm" draw:placing="above"/>
    </style:style>
    <style:style style:name="gr170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71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172" style:family="graphic" style:parent-style-name="measure">
      <style:graphic-properties draw:textarea-vertical-align="middle" draw:line-distance="1.589cm" draw:end-guide="-0.014cm"/>
    </style:style>
    <style:style style:name="gr173" style:family="graphic" style:parent-style-name="measure" style:list-style-name="L1">
      <style:graphic-properties draw:textarea-vertical-align="middle" draw:line-distance="0.6cm" draw:placing="above"/>
    </style:style>
    <style:style style:name="gr174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5" style:family="graphic" style:parent-style-name="measure" style:list-style-name="L1">
      <style:graphic-properties draw:textarea-vertical-align="middle" draw:line-distance="1cm"/>
    </style:style>
    <style:style style:name="gr176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177" style:family="graphic" style:parent-style-name="measure">
      <style:graphic-properties draw:textarea-vertical-align="middle" draw:line-distance="1.589cm"/>
    </style:style>
    <style:style style:name="gr178" style:family="graphic" style:parent-style-name="measure">
      <style:graphic-properties draw:textarea-vertical-align="middle" draw:line-distance="1.588cm"/>
    </style:style>
    <style:style style:name="gr179" style:family="graphic" style:parent-style-name="measure" style:list-style-name="L1">
      <style:graphic-properties draw:textarea-vertical-align="middle" draw:line-distance="0.6cm" draw:placing="above"/>
    </style:style>
    <style:style style:name="gr180" style:family="graphic" style:parent-style-name="measure" style:list-style-name="L1">
      <style:graphic-properties draw:textarea-vertical-align="middle" draw:line-distance="0.662cm" draw:placing="below"/>
    </style:style>
    <style:style style:name="gr181" style:family="graphic" style:parent-style-name="measure" style:list-style-name="L1">
      <style:graphic-properties draw:textarea-vertical-align="middle" draw:line-distance="-0.091cm" draw:placing="above"/>
    </style:style>
    <style:style style:name="gr182" style:family="graphic" style:parent-style-name="measure" style:list-style-name="L1">
      <style:graphic-properties draw:textarea-vertical-align="middle" draw:line-distance="0.6cm" draw:placing="above"/>
    </style:style>
    <style:style style:name="gr183" style:family="graphic" style:parent-style-name="measure" style:list-style-name="L1">
      <style:graphic-properties draw:textarea-vertical-align="middle" draw:line-distance="-0.1cm" draw:placing="above"/>
    </style:style>
    <style:style style:name="gr184" style:family="graphic" style:parent-style-name="measure" style:list-style-name="L1">
      <style:graphic-properties draw:textarea-vertical-align="middle" draw:line-distance="1cm" draw:placing="above"/>
    </style:style>
    <style:style style:name="gr185" style:family="graphic" style:parent-style-name="measure" style:list-style-name="L1">
      <style:graphic-properties draw:textarea-vertical-align="middle" draw:line-distance="1cm" draw:placing="above"/>
    </style:style>
    <style:style style:name="gr186" style:family="graphic" style:parent-style-name="measure">
      <style:graphic-properties draw:textarea-vertical-align="middle" draw:line-distance="0.2cm" draw:end-guide="0.026cm"/>
    </style:style>
    <style:style style:name="gr187" style:family="graphic" style:parent-style-name="measure" style:list-style-name="L1">
      <style:graphic-properties draw:textarea-vertical-align="middle" draw:line-distance="1cm" draw:placing="above"/>
    </style:style>
    <style:style style:name="gr188" style:family="graphic" style:parent-style-name="measure" style:list-style-name="L1">
      <style:graphic-properties draw:textarea-vertical-align="middle" draw:line-distance="1cm" draw:placing="above"/>
    </style:style>
    <style:style style:name="gr189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190" style:family="graphic" style:parent-style-name="measure" style:list-style-name="L1">
      <style:graphic-properties draw:textarea-vertical-align="middle" draw:placing="below"/>
    </style:style>
    <style:style style:name="gr191" style:family="graphic" style:parent-style-name="measure" style:list-style-name="L1">
      <style:graphic-properties draw:textarea-vertical-align="middle" draw:line-distance="1.8cm"/>
    </style:style>
    <style:style style:name="gr192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5cm" fo:min-width="33.5cm"/>
    </style:style>
    <style:style style:name="gr19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194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195" style:family="graphic" style:parent-style-name="measure" style:list-style-name="L1">
      <style:graphic-properties draw:textarea-vertical-align="middle" draw:line-distance="0.6cm" draw:placing="above"/>
    </style:style>
    <style:style style:name="gr196" style:family="graphic" style:parent-style-name="measure" style:list-style-name="L1">
      <style:graphic-properties draw:textarea-vertical-align="middle" draw:line-distance="0.6cm" draw:placing="above"/>
    </style:style>
    <style:style style:name="gr197" style:family="graphic" style:parent-style-name="standard">
      <style:graphic-properties draw:fill-color="#e6e6e6" draw:textarea-horizontal-align="justify" draw:textarea-vertical-align="middle" draw:auto-grow-height="false" fo:min-height="0.95cm" fo:min-width="2.3cm"/>
    </style:style>
    <style:style style:name="gr198" style:family="graphic" style:parent-style-name="measure" style:list-style-name="L1">
      <style:graphic-properties draw:textarea-vertical-align="middle" draw:line-distance="0.6cm" draw:placing="above"/>
    </style:style>
    <style:style style:name="gr199" style:family="graphic" style:parent-style-name="measure" style:list-style-name="L1">
      <style:graphic-properties draw:textarea-vertical-align="middle" draw:line-distance="0.6cm" draw:placing="above"/>
    </style:style>
    <style:style style:name="gr200" style:family="graphic" style:parent-style-name="measure" style:list-style-name="L1">
      <style:graphic-properties draw:textarea-vertical-align="middle" draw:line-distance="0.6cm" draw:placing="above"/>
    </style:style>
    <style:style style:name="gr201" style:family="graphic" style:parent-style-name="measure" style:list-style-name="L1">
      <style:graphic-properties draw:textarea-vertical-align="middle" draw:line-distance="0.6cm" draw:placing="above"/>
    </style:style>
    <style:style style:name="gr202" style:family="graphic" style:parent-style-name="measure" style:list-style-name="L1">
      <style:graphic-properties draw:textarea-vertical-align="middle" draw:line-distance="0.6cm" draw:placing="above"/>
    </style:style>
    <style:style style:name="gr20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204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205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206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08" style:family="graphic" style:parent-style-name="measure" style:list-style-name="L1">
      <style:graphic-properties draw:textarea-vertical-align="middle" draw:line-distance="0.6cm"/>
    </style:style>
    <style:style style:name="gr209" style:family="graphic" style:parent-style-name="measure" style:list-style-name="L1">
      <style:graphic-properties draw:textarea-vertical-align="middle" draw:line-distance="0.6cm" draw:placing="above"/>
    </style:style>
    <style:style style:name="gr210" style:family="graphic" style:parent-style-name="measure" style:list-style-name="L1">
      <style:graphic-properties draw:textarea-vertical-align="middle" draw:line-distance="0.6cm" draw:placing="above"/>
    </style:style>
    <style:style style:name="gr211" style:family="graphic" style:parent-style-name="measure" style:list-style-name="L1">
      <style:graphic-properties draw:textarea-vertical-align="middle" draw:line-distance="1cm"/>
    </style:style>
    <style:style style:name="gr212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13" style:family="graphic" style:parent-style-name="measure" style:list-style-name="L1">
      <style:graphic-properties draw:textarea-vertical-align="middle" draw:line-distance="0.6cm" draw:placing="above"/>
    </style:style>
    <style:style style:name="gr214" style:family="graphic" style:parent-style-name="measure" style:list-style-name="L1">
      <style:graphic-properties draw:textarea-vertical-align="middle" draw:line-distance="0.6cm" draw:placing="above"/>
    </style:style>
    <style:style style:name="gr215" style:family="graphic" style:parent-style-name="measure" style:list-style-name="L1">
      <style:graphic-properties draw:textarea-vertical-align="middle" draw:line-distance="0.6cm" draw:placing="below"/>
    </style:style>
    <style:style style:name="gr216" style:family="graphic" style:parent-style-name="measure" style:list-style-name="L1">
      <style:graphic-properties draw:textarea-vertical-align="middle" draw:line-distance="1cm" draw:placing="above"/>
    </style:style>
    <style:style style:name="gr217" style:family="graphic" style:parent-style-name="measure" style:list-style-name="L1">
      <style:graphic-properties draw:textarea-vertical-align="middle" draw:line-distance="1cm" draw:placing="above"/>
    </style:style>
    <style:style style:name="gr218" style:family="graphic" style:parent-style-name="measure" style:list-style-name="L1">
      <style:graphic-properties draw:textarea-vertical-align="middle" draw:line-distance="1cm" draw:placing="above"/>
    </style:style>
    <style:style style:name="gr219" style:family="graphic" style:parent-style-name="measure" style:list-style-name="L1">
      <style:graphic-properties draw:textarea-vertical-align="middle" draw:line-distance="1cm" draw:placing="above"/>
    </style:style>
    <style:style style:name="gr220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21" style:family="graphic" style:parent-style-name="measure" style:list-style-name="L1">
      <style:graphic-properties draw:textarea-vertical-align="middle" draw:placing="below"/>
    </style:style>
    <style:style style:name="gr22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9.1cm"/>
    </style:style>
    <style:style style:name="gr22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5cm"/>
    </style:style>
    <style:style style:name="gr224" style:family="graphic" style:parent-style-name="measure" style:list-style-name="L1">
      <style:graphic-properties draw:textarea-vertical-align="middle" draw:line-distance="1cm" draw:placing="above"/>
    </style:style>
    <style:style style:name="gr225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5cm" fo:min-width="35.5cm"/>
    </style:style>
    <style:style style:name="gr226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3cm"/>
    </style:style>
    <style:style style:name="gr227" style:family="graphic" style:parent-style-name="standard">
      <style:graphic-properties draw:fill-color="#e6e6e6" draw:textarea-horizontal-align="justify" draw:textarea-vertical-align="middle" draw:auto-grow-height="false" fo:min-height="0.35cm" fo:min-width="0.3cm"/>
    </style:style>
    <style:style style:name="gr228" style:family="graphic" style:parent-style-name="standard">
      <style:graphic-properties draw:fill-color="#e6e6e6" draw:textarea-horizontal-align="justify" draw:textarea-vertical-align="middle" draw:auto-grow-height="false" fo:min-height="0.95cm" fo:min-width="3.5cm"/>
    </style:style>
    <style:style style:name="gr229" style:family="graphic" style:parent-style-name="measure" style:list-style-name="L1">
      <style:graphic-properties draw:textarea-vertical-align="middle" draw:line-distance="0.6cm" draw:placing="above"/>
    </style:style>
    <style:style style:name="gr230" style:family="graphic" style:parent-style-name="measure" style:list-style-name="L1">
      <style:graphic-properties draw:textarea-vertical-align="middle" draw:line-distance="0.6cm" draw:placing="above"/>
    </style:style>
    <style:style style:name="gr231" style:family="graphic" style:parent-style-name="measure" style:list-style-name="L1">
      <style:graphic-properties draw:textarea-vertical-align="middle" draw:line-distance="0.6cm" draw:placing="above"/>
    </style:style>
    <style:style style:name="gr232" style:family="graphic" style:parent-style-name="measure" style:list-style-name="L1">
      <style:graphic-properties draw:textarea-vertical-align="middle" draw:line-distance="0.6cm" draw:placing="above"/>
    </style:style>
    <style:style style:name="gr233" style:family="graphic" style:parent-style-name="measure" style:list-style-name="L1">
      <style:graphic-properties draw:textarea-vertical-align="middle" draw:line-distance="0.6cm" draw:placing="above"/>
    </style:style>
    <style:style style:name="gr234" style:family="graphic" style:parent-style-name="measure" style:list-style-name="L1">
      <style:graphic-properties draw:textarea-vertical-align="middle" draw:line-distance="0.6cm" draw:placing="above"/>
    </style:style>
    <style:style style:name="gr235" style:family="graphic" style:parent-style-name="measure" style:list-style-name="L1">
      <style:graphic-properties draw:textarea-vertical-align="middle" draw:line-distance="0.6cm" draw:placing="above"/>
    </style:style>
    <style:style style:name="gr23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23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6cm" fo:padding-top="0.429cm" fo:padding-bottom="0.429cm" fo:padding-left="0.554cm" fo:padding-right="0.554cm"/>
    </style:style>
    <style:style style:name="gr23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3cm" fo:padding-top="0.429cm" fo:padding-bottom="0.429cm" fo:padding-left="0.554cm" fo:padding-right="0.554cm"/>
    </style:style>
    <style:style style:name="gr23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240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cm" fo:min-width="29.1cm"/>
    </style:style>
    <style:style style:name="gr241" style:family="graphic" style:parent-style-name="measure" style:list-style-name="L1">
      <style:graphic-properties draw:textarea-vertical-align="middle" draw:line-distance="0.6cm" draw:placing="above"/>
    </style:style>
    <style:style style:name="gr242" style:family="graphic" style:parent-style-name="measure" style:list-style-name="L1">
      <style:graphic-properties draw:textarea-vertical-align="middle" draw:line-distance="0.6cm" draw:placing="above"/>
    </style:style>
    <style:style style:name="gr243" style:family="graphic" style:parent-style-name="measure" style:list-style-name="L1">
      <style:graphic-properties draw:textarea-vertical-align="middle" draw:line-distance="0.6cm" draw:placing="above"/>
    </style:style>
    <style:style style:name="gr244" style:family="graphic" style:parent-style-name="measure" style:list-style-name="L1">
      <style:graphic-properties draw:textarea-vertical-align="middle" draw:line-distance="0.6cm" draw:placing="above"/>
    </style:style>
    <style:style style:name="gr245" style:family="graphic" style:parent-style-name="measure" style:list-style-name="L1">
      <style:graphic-properties draw:textarea-vertical-align="middle" draw:line-distance="0.6cm" draw:placing="above"/>
    </style:style>
    <style:style style:name="gr246" style:family="graphic" style:parent-style-name="measure" style:list-style-name="L1">
      <style:graphic-properties draw:textarea-vertical-align="middle" draw:line-distance="0.6cm" draw:placing="above"/>
    </style:style>
    <style:style style:name="gr247" style:family="graphic" style:parent-style-name="measure" style:list-style-name="L1">
      <style:graphic-properties draw:textarea-vertical-align="middle" draw:line-distance="0.6cm" draw:placing="above"/>
    </style:style>
    <style:style style:name="gr24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249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18.3cm"/>
    </style:style>
    <style:style style:name="gr250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5cm" fo:min-width="28.7cm"/>
    </style:style>
    <style:style style:name="gr251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5cm" fo:min-width="0cm" fo:padding-top="0.175cm" fo:padding-bottom="0.175cm" fo:padding-left="0.3cm" fo:padding-right="0.3cm" draw:shadow-opacity="50%"/>
    </style:style>
    <style:style style:name="gr252" style:family="graphic" style:parent-style-name="measure" style:list-style-name="L1">
      <style:graphic-properties draw:textarea-vertical-align="middle" draw:line-distance="0.5cm" draw:placing="below"/>
    </style:style>
    <style:style style:name="gr253" style:family="graphic" style:parent-style-name="measure" style:list-style-name="L1">
      <style:graphic-properties draw:textarea-vertical-align="middle" draw:line-distance="0.5cm" draw:placing="below"/>
    </style:style>
    <style:style style:name="gr254" style:family="graphic" style:parent-style-name="measure" style:list-style-name="L1">
      <style:graphic-properties draw:textarea-vertical-align="middle" draw:line-distance="1cm" draw:placing="above"/>
    </style:style>
    <style:style style:name="gr255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cm" fo:min-width="15.8cm" fo:padding-top="0.175cm" fo:padding-bottom="0.175cm" fo:padding-left="0.3cm" fo:padding-right="0.3cm" draw:shadow-opacity="100%"/>
    </style:style>
    <style:style style:name="gr256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257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258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5cm" fo:min-width="0cm" fo:padding-top="0.175cm" fo:padding-bottom="0.175cm" fo:padding-left="0.3cm" fo:padding-right="0.3cm" draw:shadow-opacity="100%"/>
    </style:style>
    <style:style style:name="gr259" style:family="graphic" style:parent-style-name="measure" style:list-style-name="L1">
      <style:graphic-properties draw:textarea-vertical-align="middle" draw:line-distance="0.5cm" draw:placing="below"/>
    </style:style>
    <style:style style:name="gr260" style:family="graphic" style:parent-style-name="measure" style:list-style-name="L1">
      <style:graphic-properties draw:textarea-vertical-align="middle" draw:line-distance="1cm" draw:placing="above"/>
    </style:style>
    <style:style style:name="gr261" style:family="graphic" style:parent-style-name="measure" style:list-style-name="L1">
      <style:graphic-properties draw:textarea-vertical-align="middle" draw:line-distance="1cm" draw:placing="above"/>
    </style:style>
    <style:style style:name="gr262" style:family="graphic" style:parent-style-name="measure" style:list-style-name="L1">
      <style:graphic-properties draw:textarea-vertical-align="middle" draw:line-distance="0.6cm" draw:placing="above"/>
    </style:style>
    <style:style style:name="gr26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26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09cm" fo:padding-top="0.23cm" fo:padding-bottom="0.23cm" fo:padding-left="0.355cm" fo:padding-right="0.355cm"/>
    </style:style>
    <style:style style:name="gr26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3.69cm" fo:padding-top="0.23cm" fo:padding-bottom="0.23cm" fo:padding-left="0.355cm" fo:padding-right="0.355cm"/>
    </style:style>
    <style:style style:name="gr26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26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26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26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cm" fo:padding-top="0.23cm" fo:padding-bottom="0.23cm" fo:padding-left="0.355cm" fo:padding-right="0.355cm"/>
    </style:style>
    <style:style style:name="gr27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0cm" fo:padding-top="0.23cm" fo:padding-bottom="0.23cm" fo:padding-left="0.355cm" fo:padding-right="0.355cm"/>
    </style:style>
    <style:style style:name="gr27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2.49cm" fo:padding-top="0.23cm" fo:padding-bottom="0.23cm" fo:padding-left="0.355cm" fo:padding-right="0.355cm"/>
    </style:style>
    <style:style style:name="gr27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273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2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275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276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5cm"/>
    </style:style>
    <style:style style:name="gr277" style:family="graphic" style:parent-style-name="measure" style:list-style-name="L1">
      <style:graphic-properties draw:textarea-vertical-align="middle" draw:line-distance="0.6cm"/>
    </style:style>
    <style:style style:name="gr278" style:family="graphic" style:parent-style-name="measure" style:list-style-name="L1">
      <style:graphic-properties draw:textarea-vertical-align="middle" draw:line-distance="1cm"/>
    </style:style>
    <style:style style:name="gr27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2cm" fo:padding-top="0.429cm" fo:padding-bottom="0.429cm" fo:padding-left="0.554cm" fo:padding-right="0.554cm"/>
    </style:style>
    <style:style style:name="gr280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5cm" fo:min-width="29.1cm"/>
    </style:style>
    <style:style style:name="gr28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2cm" fo:padding-top="0.429cm" fo:padding-bottom="0.429cm" fo:padding-left="0.554cm" fo:padding-right="0.554cm" draw:shadow-opacity="100%"/>
    </style:style>
    <style:style style:name="gr28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284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4.892cm" fo:padding-top="0.429cm" fo:padding-bottom="0.429cm" fo:padding-left="0.554cm" fo:padding-right="0.554cm"/>
    </style:style>
    <style:style style:name="gr285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5cm"/>
    </style:style>
    <style:style style:name="gr286" style:family="graphic" style:parent-style-name="measure" style:list-style-name="L1">
      <style:graphic-properties draw:textarea-vertical-align="middle" draw:line-distance="0.6cm"/>
    </style:style>
    <style:style style:name="gr287" style:family="graphic" style:parent-style-name="measure" style:list-style-name="L1">
      <style:graphic-properties draw:textarea-vertical-align="middle" draw:line-distance="1cm"/>
    </style:style>
    <style:style style:name="gr288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28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290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cm" fo:min-width="7.1cm" draw:shadow-opacity="100%"/>
    </style:style>
    <style:style style:name="gr29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3.1cm"/>
    </style:style>
    <style:style style:name="gr29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3.202cm"/>
    </style:style>
    <style:style style:name="gr29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cm" fo:min-width="18.3cm"/>
    </style:style>
    <style:style style:name="gr29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cm" fo:min-width="18.3cm"/>
    </style:style>
    <style:style style:name="gr29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296" style:family="graphic" style:parent-style-name="standard">
      <style:graphic-properties draw:fill-color="#333333" draw:textarea-horizontal-align="justify" draw:textarea-vertical-align="middle" draw:auto-grow-height="false" fo:min-height="1.55cm" fo:min-width="1.1cm"/>
    </style:style>
    <style:style style:name="gr29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5cm" fo:min-width="0cm"/>
    </style:style>
    <style:style style:name="gr29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P1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2" style:family="paragraph">
      <loext:graphic-properties draw:fill="none" draw:fill-color="#cccccc"/>
      <style:paragraph-properties fo:text-align="center"/>
      <style:text-properties fo:language="nl" fo:country="N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hatch" draw:fill-color="#cccccc" draw:fill-hatch-name="Vlaswand" draw:fill-hatch-solid="false"/>
      <style:paragraph-properties fo:text-align="center"/>
      <style:text-properties fo:font-size="24pt" fo:language="nl" fo:country="NL"/>
    </style:style>
    <style:style style:name="P6" style:family="paragraph">
      <loext:graphic-properties draw:fill="solid" draw:fill-color="#cccccc" draw:fill-image-width="0cm" draw:fill-image-height="0cm"/>
      <style:paragraph-properties fo:text-align="center"/>
      <style:text-properties fo:language="nl" fo:country="NL"/>
    </style:style>
    <style:style style:name="P7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8" style:family="paragraph">
      <loext:graphic-properties draw:fill="none" draw:fill-color="#ffffff"/>
      <style:text-properties fo:language="nl" fo:country="NL"/>
    </style:style>
    <style:style style:name="P9" style:family="paragraph">
      <style:paragraph-properties fo:text-align="center"/>
      <style:text-properties fo:language="nl" fo:country="NL"/>
    </style:style>
    <style:style style:name="P10" style:family="paragraph">
      <loext:graphic-properties draw:fill="solid" draw:fill-color="#b3b3b3"/>
      <style:paragraph-properties fo:text-align="center"/>
      <style:text-properties fo:language="nl" fo:country="NL"/>
    </style:style>
    <style:style style:name="P11" style:family="paragraph">
      <loext:graphic-properties draw:fill-color="#b3b3b3"/>
      <style:paragraph-properties fo:text-align="center"/>
      <style:text-properties fo:language="nl" fo:country="NL"/>
    </style:style>
    <style:style style:name="P12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13" style:family="paragraph">
      <loext:graphic-properties draw:fill="hatch" draw:fill-color="#b3b3b3" draw:fill-hatch-name="Hatching_20_1" draw:fill-hatch-solid="true" draw:opacity="75%"/>
      <style:paragraph-properties fo:text-align="center"/>
      <style:text-properties fo:language="nl" fo:country="NL"/>
    </style:style>
    <style:style style:name="P14" style:family="paragraph">
      <loext:graphic-properties draw:fill-color="#808080"/>
      <style:paragraph-properties fo:text-align="center"/>
      <style:text-properties fo:language="nl" fo:country="NL"/>
    </style:style>
    <style:style style:name="P15" style:family="paragraph">
      <loext:graphic-properties draw:fill="hatch" draw:fill-color="#b3b3b3" draw:fill-hatch-name="Hatching_20_1" draw:fill-hatch-solid="false" draw:opacity="50%"/>
      <style:paragraph-properties fo:text-align="center"/>
      <style:text-properties fo:language="nl" fo:country="NL"/>
    </style:style>
    <style:style style:name="P16" style:family="paragraph">
      <loext:graphic-properties draw:fill-color="#e6e6e6"/>
      <style:paragraph-properties fo:text-align="center"/>
      <style:text-properties fo:language="nl" fo:country="NL"/>
    </style:style>
    <style:style style:name="P17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18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19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0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21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22" style:family="paragraph">
      <loext:graphic-properties draw:fill="none"/>
      <style:paragraph-properties fo:text-align="center"/>
      <style:text-properties fo:language="nl" fo:country="NL"/>
    </style:style>
    <style:style style:name="P23" style:family="paragraph">
      <style:paragraph-properties fo:margin-left="0.5cm" fo:margin-right="0cm" fo:text-align="end" fo:text-indent="0cm"/>
      <style:text-properties fo:language="nl" fo:country="NL"/>
    </style:style>
    <style:style style:name="P24" style:family="paragraph">
      <loext:graphic-properties draw:fill-color="#b84700" draw:opacity="50%"/>
      <style:paragraph-properties fo:text-align="center"/>
      <style:text-properties fo:language="nl" fo:country="NL"/>
    </style:style>
    <style:style style:name="P25" style:family="paragraph">
      <loext:graphic-properties draw:fill-color="#b84700"/>
      <style:paragraph-properties fo:text-align="center"/>
      <style:text-properties fo:language="nl" fo:country="NL"/>
    </style:style>
    <style:style style:name="P26" style:family="paragraph">
      <loext:graphic-properties draw:fill="none" draw:fill-color="#b84700" draw:opacity="50%"/>
      <style:paragraph-properties fo:text-align="center"/>
      <style:text-properties fo:language="nl" fo:country="NL"/>
    </style:style>
    <style:style style:name="P27" style:family="paragraph">
      <loext:graphic-properties draw:fill="none" draw:opacity="100%" draw:fill-image-width="0cm" draw:fill-image-height="0cm"/>
      <style:paragraph-properties fo:text-align="center"/>
      <style:text-properties style:font-name="Courier New1" fo:font-size="14pt" fo:language="nl" fo:country="NL" style:font-size-asian="18pt" style:font-size-complex="18pt" style:font-weight-complex="normal"/>
    </style:style>
    <style:style style:name="P28" style:family="paragraph">
      <style:text-properties fo:language="nl" fo:country="NL"/>
    </style:style>
    <style:style style:name="P29" style:family="paragraph">
      <loext:graphic-properties draw:fill="none" draw:opacity="100%" draw:fill-image-width="0cm" draw:fill-image-height="0cm"/>
      <style:text-properties style:text-outline="true" fo:font-size="18pt" fo:language="nl" fo:country="NL" style:font-size-asian="18pt" style:font-size-complex="18pt" style:font-weight-complex="normal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hatch" draw:fill-color="#cccccc" draw:fill-hatch-name="Black_20_45_20_Degrees" draw:fill-hatch-solid="false"/>
      <style:paragraph-properties fo:text-align="center"/>
      <style:text-properties fo:font-size="24pt" fo:language="nl" fo:country="NL"/>
    </style:style>
    <style:style style:name="P32" style:family="paragraph">
      <loext:graphic-properties draw:fill="hatch" draw:fill-color="#b3b3b3" draw:fill-hatch-name="Black_20_90_20_Degrees"/>
      <style:paragraph-properties fo:text-align="center"/>
      <style:text-properties fo:language="nl" fo:country="NL"/>
    </style:style>
    <style:style style:name="P33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34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35" style:family="paragraph">
      <loext:graphic-properties draw:fill="hatch" draw:fill-color="#008000" draw:fill-hatch-name="Black_20_90_20_Degrees" draw:fill-hatch-solid="true" draw:opacity="50%"/>
      <style:paragraph-properties fo:text-align="center"/>
      <style:text-properties fo:language="nl" fo:country="NL"/>
    </style:style>
    <style:style style:name="P36" style:family="paragraph">
      <loext:graphic-properties draw:fill="solid" draw:fill-color="#cccccc" draw:opacity="0%"/>
      <style:paragraph-properties fo:text-align="center"/>
      <style:text-properties fo:font-size="16pt" fo:language="nl" fo:country="NL" style:font-size-asian="18pt" style:font-size-complex="18pt" style:font-weight-complex="normal"/>
    </style:style>
    <style:style style:name="P37" style:family="paragraph">
      <loext:graphic-properties draw:fill="solid" draw:fill-color="#cccccc" draw:opacity="0%"/>
      <style:paragraph-properties fo:text-align="center"/>
      <style:text-properties fo:font-size="24pt" fo:language="nl" fo:country="NL" style:font-weight-complex="normal"/>
    </style:style>
    <style:style style:name="P38" style:family="paragraph">
      <loext:graphic-properties draw:fill-color="#cccccc" draw:opacity="0%"/>
      <style:paragraph-properties fo:text-align="center"/>
      <style:text-properties fo:font-size="24pt" fo:language="nl" fo:country="NL"/>
    </style:style>
    <style:style style:name="P39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40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41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42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43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44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45" style:family="paragraph">
      <loext:graphic-properties draw:fill="none" draw:fill-color="#729fcf"/>
      <style:paragraph-properties fo:text-align="center"/>
      <style:text-properties fo:language="nl" fo:country="NL"/>
    </style:style>
    <style:style style:name="P46" style:family="paragraph">
      <loext:graphic-properties draw:fill="none" draw:fill-color="#e6e6e6"/>
      <style:paragraph-properties fo:text-align="center"/>
      <style:text-properties fo:language="nl" fo:country="NL"/>
    </style:style>
    <style:style style:name="P47" style:family="paragraph">
      <loext:graphic-properties draw:fill-color="#b84747"/>
      <style:paragraph-properties fo:text-align="center"/>
      <style:text-properties fo:language="nl" fo:country="NL"/>
    </style:style>
    <style:style style:name="P48" style:family="paragraph">
      <loext:graphic-properties draw:fill="none" draw:fill-color="#ffffff" draw:opacity="100%" draw:fill-image-width="0cm" draw:fill-image-height="0cm"/>
      <style:text-properties fo:font-size="14pt" fo:language="nl" fo:country="NL" style:font-size-asian="18pt" style:font-size-complex="18pt" style:font-weight-complex="normal"/>
    </style:style>
    <style:style style:name="P49" style:family="paragraph">
      <style:text-properties fo:font-size="18pt" fo:language="nl" fo:country="NL" style:font-size-asian="18pt" style:font-size-complex="18pt"/>
    </style:style>
    <style:style style:name="P50" style:family="paragraph">
      <loext:graphic-properties draw:fill="none" draw:fill-color="#ffffff" draw:opacity="100%" draw:fill-image-width="0cm" draw:fill-image-height="0cm"/>
      <style:text-properties fo:font-size="18pt" fo:language="nl" fo:country="NL" style:font-size-asian="18pt" style:font-size-complex="18pt" style:font-weight-complex="normal"/>
    </style:style>
    <style:style style:name="P51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52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53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54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55" style:family="paragraph">
      <loext:graphic-properties draw:fill-color="#314004" draw:opacity="90%"/>
      <style:paragraph-properties fo:text-align="center"/>
      <style:text-properties fo:language="nl" fo:country="NL"/>
    </style:style>
    <style:style style:name="P56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57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language="nl" fo:country="NL" style:font-size-asian="18pt" style:font-size-complex="18pt" style:font-weight-complex="normal"/>
    </style:style>
    <style:style style:name="T4" style:family="text">
      <style:text-properties fo:font-size="14pt" fo:language="nl" fo:country="NL" style:font-size-asian="14pt" style:font-size-complex="14pt"/>
    </style:style>
    <style:style style:name="T5" style:family="text">
      <style:text-properties fo:font-size="24pt" fo:language="nl" fo:country="NL" style:font-weight-complex="normal"/>
    </style:style>
    <style:style style:name="T6" style:family="text">
      <style:text-properties fo:font-size="24pt" fo:language="nl" fo:country="N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1" fo:font-size="14pt" style:font-size-asian="18pt" style:font-size-complex="18pt" style:font-weight-complex="normal"/>
    </style:style>
    <style:style style:name="T9" style:family="text">
      <style:text-properties style:text-outline="true" fo:font-size="18pt" style:font-size-asian="18pt" style:font-size-complex="18pt" style:font-weight-complex="normal"/>
    </style:style>
    <style:style style:name="T10" style:family="text">
      <style:text-properties fo:font-size="16pt" fo:language="nl" fo:country="NL" style:font-size-asian="18pt" style:font-size-complex="18pt" style:font-weight-complex="normal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6cm" svg:height="7.6cm" draw:transform="rotate (1.5707963267949) translate (24.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4cm" svg:x="2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5.6cm" svg:height="15.6cm" draw:transform="rotate (1.5707963267949) translate (6.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1cm" svg:y1="14.871cm" svg:x2="6.1cm" svg:y2="6.8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1cm" svg:y1="23.271cm" svg:x2="6.1cm" svg:y2="15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" draw:text-style-name="P4" draw:layer="layout" svg:x1="21.3cm" svg:y1="5.171cm" svg:x2="11.7cm" svg:y2="5.171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6" draw:text-style-name="P4" draw:layer="layout" svg:x1="26.1cm" svg:y1="5.171cm" svg:x2="21.3cm" svg:y2="5.1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7" draw:text-style-name="P1" draw:layer="layout" svg:width="15.6cm" svg:height="0.001cm" draw:transform="rotate (1.5707963267949) translate (6.09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001cm" svg:height="27.201cm" draw:transform="rotate (1.5707963267949) translate (6.099cm 6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001cm" svg:height="27.201cm" draw:transform="rotate (1.5707963267949) translate (6.099cm 23.6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5.6cm" svg:height="0.001cm" draw:transform="rotate (1.5707963267949) translate (33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" draw:text-style-name="P4" draw:layer="layout" svg:x1="32.5cm" svg:y1="5.171cm" svg:x2="26.1cm" svg:y2="5.171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" draw:text-style-name="P4" draw:layer="layout" svg:x1="11.7cm" svg:y1="5.171cm" svg:x2="6.9cm" svg:y2="5.1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1" draw:text-style-name="P1" draw:layer="layout" svg:width="15.6cm" svg:height="17.2cm" draw:transform="rotate (1.5707963267949) translate (6.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5" draw:layer="layout" svg:width="3.2cm" svg:height="7.6cm" svg:x="22.1cm" svg:y="11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3.2cm" svg:height="3.2cm" svg:x="6.9cm" svg:y="7.271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" draw:text-style-name="P7" draw:layer="layout" svg:width="3.2cm" svg:height="2.8cm" svg:x="11.7cm" svg:y="12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7" draw:layer="layout" svg:width="3.6cm" svg:height="2cm" svg:x="6.9cm" svg:y="11.6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" draw:text-style-name="P7" draw:layer="layout" svg:width="2cm" svg:height="4.4cm" svg:x="14.1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7" draw:layer="layout" svg:width="4.4cm" svg:height="3.6cm" svg:x="6.9cm" svg:y="1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7" draw:text-style-name="P7" draw:layer="layout" svg:width="4.4cm" svg:height="3.6cm" svg:x="6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2cm" svg:height="7.6cm" svg:x="22.1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10cm" svg:height="7.6cm" svg:x="11.7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4.4cm" svg:height="7.6cm" svg:x="6.9cm" svg:y="11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7.6cm" svg:height="15.6cm" svg:x="24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7.6cm" svg:height="7.6cm" svg:x="16.5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8" draw:layer="layout" svg:width="0.001cm" svg:height="1.187cm" svg:x="8.102cm" svg:y="12.871cm">
            <draw:text-box>
              <text:p/>
            </draw:text-box>
          </draw:frame>
          <draw:custom-shape draw:style-name="gr24" draw:text-style-name="P10" draw:layer="layout" svg:width="1.6cm" svg:height="0.8cm" svg:x="12.1cm" svg:y="7.271cm">
            <text:p text:style-name="P9"><text:span text:style-name="T3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11" draw:layer="layout" svg:width="3.6cm" svg:height="1.6cm" draw:transform="rotate (1.5707963267949) translate (6.9cm 18.471cm)">
            <text:p text:style-name="P9"><text:span text:style-name="T1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1.6cm" svg:height="1.2cm" svg:x="9.3cm" svg:y="11.271cm">
            <text:p text:style-name="P9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7" draw:text-style-name="P11" draw:layer="layout" svg:width="1.001cm" svg:height="0.8cm" draw:transform="rotate (1.5707963267949) translate (14.7cm 8.6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8" draw:text-style-name="P11" draw:layer="layout" svg:width="1.2cm" svg:height="0.4cm" draw:transform="rotate (-3.14159265358979) translate (15.7cm 7.6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9" draw:text-style-name="P12" draw:layer="layout" svg:width="2cm" svg:height="1.2cm" svg:x="14.1cm" svg:y="7.671cm">
              <draw:text-box>
                <text:p text:style-name="P9"><text:span text:style-name="T1">wc</text:span></text:p>
              </draw:text-box>
            </draw:frame>
          </draw:g>
          <draw:custom-shape draw:style-name="gr30" draw:text-style-name="P13" draw:layer="layout" svg:width="2cm" svg:height="3.6cm" svg:x="6.9cm" svg:y="9.271cm">
            <text:p text:style-name="P9"><text:span text:style-name="T3">Trap</text:span></text:p>
            <text:p text:style-name="P9"><text:span text:style-name="T3">0-</text:span><text:span text:style-name="T3"><text:line-break/></text:span><text:span text:style-name="T3">1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1.2cm" svg:height="0.8cm" svg:x="7.3cm" svg:y="19.671cm">
            <text:p text:style-name="P9">CV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cm" svg:height="2cm" svg:x="6.9cm" svg:y="12.871cm">
            <text:p text:style-name="P9"><text:span text:style-name="T3">180-</text:span><text:span text:style-name="T3"><text:line-break/></text:span><text:span text:style-name="T3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1.2cm" svg:height="0.8cm" svg:x="14.5cm" svg:y="10.871cm">
            <text:p text:style-name="P9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6" draw:layer="layout" svg:width="3.2cm" svg:height="3.2cm" svg:x="10.1cm" svg:y="7.27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7" draw:layer="layout" svg:width="3.2cm" svg:height="2.4cm" svg:x="10.5cm" svg:y="8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" draw:text-style-name="P7" draw:layer="layout" svg:width="2cm" svg:height="1.2cm" svg:x="11.7cm" svg:y="10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" draw:text-style-name="P7" draw:layer="layout" svg:width="1.2cm" svg:height="2.8cm" svg:x="15.3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8" draw:text-style-name="P16" draw:layer="layout" svg:width="0.4cm" svg:height="2.8cm" draw:transform="rotate (1.5707963267949) translate (8.1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2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29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9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7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7.9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6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6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2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3.1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9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9.9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4.9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5.1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3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9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9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7.7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7.9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6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6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svg:x="32.9cm" svg:y="2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2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8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8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7" draw:layer="layout" svg:width="3.2cm" svg:height="0.8cm" svg:x="21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6" draw:layer="layout" svg:width="0.4cm" svg:height="2.8cm" draw:transform="rotate (1.5707963267949) translate (21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1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1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2" draw:text-style-name="P17" draw:layer="layout" svg:width="1.2cm" svg:height="0.6cm" svg:x="14.5cm" svg:y="6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6" draw:layer="layout" svg:width="0.3cm" svg:height="0.9cm" draw:transform="rotate (1.5707963267949) translate (14.65cm 6.6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4" draw:text-style-name="P18" draw:layer="layout" svg:width="4.4cm" svg:height="1.2cm" draw:transform="rotate (1.5707963267949) translate (16.5cm 11.671cm)">
            <text:p text:style-name="P9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8" draw:layer="layout" svg:width="4.4cm" svg:height="1.2cm" svg:x="16.5cm" svg:y="7.271cm">
            <text:p text:style-name="P9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9" draw:layer="layout" svg:width="3.2cm" svg:height="3.2cm" svg:x="8.1cm" svg:y="15.271cm">
            <text:p text:style-name="P9"><text:span text:style-name="T5">Bad-</text:span></text:p>
            <text:p text:style-name="P9"><text:span text:style-name="T5">kamer</text:span></text:p>
            <text:p text:style-name="P9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layout" svg:width="3.2cm" svg:height="2.4cm" svg:x="18.1cm" svg:y="12.071cm">
            <text:p text:style-name="P9"><text:span text:style-name="T5">Keuken</text:span></text:p>
            <text:p text:style-name="P9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0" draw:layer="layout" svg:width="3.201cm" svg:height="1.6cm" draw:transform="skewX (0.000698131700797732) translate (7.3cm 7.671cm)">
            <text:p text:style-name="P9"><text:span text:style-name="T6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9" draw:layer="layout" svg:width="5.852cm" svg:height="2.8cm" svg:x="13.3cm" svg:y="18.871cm">
            <text:p text:style-name="P9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0" draw:layer="layout" svg:width="8.4cm" svg:height="14.8cm" svg:x="23.548cm" svg:y="7.932cm">
            <text:p text:style-name="P9"><text:span text:style-name="T6">Woonkamer /</text:span></text:p>
            <text:p text:style-name="P9"><text:span text:style-name="T6">Muziekkamer</text:span></text:p>
            <text:p text:style-name="P9"><text:span text:style-name="T6"/></text:p>
            <text:p text:style-name="P9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8" draw:layer="layout" svg:width="1.2cm" svg:height="1.2cm" svg:x="21.7cm" svg:y="7.271cm">
            <text:p text:style-name="P9"><text:span text:style-name="T4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1" draw:layer="layout" svg:width="1.6cm" svg:height="1.6cm" svg:x="7.7cm" svg:y="21.271cm">
            <text:p text:style-name="P9"><text:span text:style-name="T3">Was-</text:span><text:span text:style-name="T3"><text:line-break/></text:span><text:span text:style-name="T3">mach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2" draw:layer="layout" svg:x1="22.1cm" svg:y1="23.671cm" svg:x2="24.1cm" svg:y2="24.471cm">
            <text:p/>
          </draw:line>
          <draw:line draw:style-name="gr52" draw:text-style-name="P22" draw:layer="layout" svg:x1="24.5cm" svg:y1="12.471cm" svg:x2="25.3cm" svg:y2="14.471cm">
            <text:p/>
          </draw:line>
          <draw:line draw:style-name="gr52" draw:text-style-name="P22" draw:layer="layout" svg:x1="8.496cm" svg:y1="6.471cm" svg:x2="10.496cm" svg:y2="7.271cm">
            <text:p/>
          </draw:line>
          <draw:line draw:style-name="gr53" draw:text-style-name="P22" draw:layer="layout" svg:x1="13.7cm" svg:y1="8.471cm" svg:x2="12.1cm" svg:y2="8.871cm">
            <text:p/>
          </draw:line>
          <draw:line draw:style-name="gr53" draw:text-style-name="P22" draw:layer="layout" svg:x1="22.1cm" svg:y1="19.671cm" svg:x2="20.9cm" svg:y2="21.271cm">
            <text:p/>
          </draw:line>
          <draw:measure draw:style-name="gr54" draw:text-style-name="P3" draw:layer="layout" svg:x1="31.496cm" svg:y1="7.271cm" svg:x2="31.496cm" svg:y2="22.871cm">
            <text:p text:style-name="P3"><text:span text:style-name="T1"><text:measure text:kind="gap"/></text:span><text:span text:style-name="T1"><text:measure text:kind="value">7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5" draw:text-style-name="P3" draw:layer="layout" svg:x1="17.8cm" svg:y1="14.871cm" svg:x2="17.8cm" svg:y2="11.671cm">
            <text:p text:style-name="P3"><text:span text:style-name="T1"><text:measure text:kind="gap"/></text:span><text:span text:style-name="T1"><text:measure text:kind="value">1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6" draw:text-style-name="P3" draw:layer="layout" svg:x1="23.2cm" svg:y1="15.271cm" svg:x2="23.2cm" svg:y2="23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7" draw:text-style-name="P23" draw:layer="layout" svg:x1="17.7cm" svg:y1="11.671cm" svg:x2="17.7cm" svg:y2="8.471cm">
            <text:p text:style-name="P23"><text:span text:style-name="T1"><text:measure text:kind="gap"/></text:span><text:span text:style-name="T1"><text:measure text:kind="value">1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8" draw:text-style-name="P4" draw:layer="layout" svg:x1="6.899cm" svg:y1="6.871cm" svg:x2="6.899cm" svg:y2="9.271cm">
            <text:p text:style-name="P4"><text:span text:style-name="T7"><text:measure text:kind="gap"/></text:span><text:span text:style-name="T7"><text:measure text:kind="value">1.2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59" draw:text-style-name="P18" draw:layer="layout" svg:width="2.263cm" svg:height="1.98cm" svg:x="20.9cm" svg:y="10.091cm">
            <text:p text:style-name="P9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0" draw:text-style-name="P4" draw:layer="layout" svg:x1="10.4cm" svg:y1="7.271cm" svg:x2="10.4cm" svg:y2="11.271cm">
            <text:p text:style-name="P4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61" draw:text-style-name="P3" draw:layer="layout" svg:x1="11.7cm" svg:y1="22.471cm" svg:x2="22.1cm" svg:y2="22.471cm">
            <text:p text:style-name="P3"><text:span text:style-name="T1"><text:measure text:kind="gap"/></text:span><text:span text:style-name="T1"><text:measure text:kind="value">5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2" draw:text-style-name="P4" draw:layer="layout" svg:x1="11.2cm" svg:y1="19.271cm" svg:x2="11.2cm" svg:y2="11.271cm">
            <text:p text:style-name="P4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line draw:style-name="gr53" draw:text-style-name="P22" draw:layer="layout" svg:x1="14.9cm" svg:y1="14.471cm" svg:x2="16.1cm" svg:y2="12.871cm">
            <text:p/>
          </draw:line>
          <draw:line draw:style-name="gr53" draw:text-style-name="P22" draw:layer="layout" svg:x1="12.9cm" svg:y1="16.071cm" svg:x2="14.5cm" svg:y2="14.871cm">
            <text:p/>
          </draw:line>
          <draw:measure draw:style-name="gr63" draw:text-style-name="P3" draw:layer="layout" svg:x1="32.5cm" svg:y1="21.671cm" svg:x2="26.1cm" svg:y2="21.671cm">
            <text:p text:style-name="P3"><text:span text:style-name="T1"><text:measure text:kind="gap"/></text:span><text:span text:style-name="T1"><text:measure text:kind="value">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53" draw:text-style-name="P22" draw:layer="layout" svg:x1="9.7cm" svg:y1="18.071cm" svg:x2="11.3cm" svg:y2="19.271cm">
            <text:p/>
          </draw:line>
          <draw:measure draw:style-name="gr56" draw:text-style-name="P23" draw:layer="layout" svg:x1="32.9cm" svg:y1="7.971cm" svg:x2="24.9cm" svg:y2="7.971cm">
            <text:p text:style-name="P2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53" draw:text-style-name="P22" draw:layer="layout" svg:x1="10.5cm" svg:y1="12.871cm" svg:x2="11.7cm" svg:y2="14.471cm">
            <text:p/>
          </draw:line>
          <draw:custom-shape draw:style-name="gr64" draw:text-style-name="P18" draw:layer="layout" svg:width="1.979cm" svg:height="1.698cm" draw:transform="rotate (-0.785398163397448) translate (31.101cm 7.871cm)">
            <text:p text:style-name="P9"><text:span text:style-name="T4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8" draw:layer="layout" svg:width="1.979cm" svg:height="1.698cm" draw:transform="rotate (0.523598775598299) translate (25.537cm 8.661cm)">
            <text:p text:style-name="P9"><text:span text:style-name="T4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8" draw:layer="layout" svg:width="2cm" svg:height="1.201cm" draw:transform="rotate (1.5707963267949) translate (29.699cm 16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8" draw:layer="layout" svg:width="3.2cm" svg:height="1.6cm" svg:x="27.7cm" svg:y="15.671cm">
            <text:p text:style-name="P9"><text:span text:style-name="T4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8" draw:layer="layout" svg:width="3.173cm" svg:height="1.349cm" svg:x="27.3cm" svg:y="12.322cm">
            <text:p text:style-name="P9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8" draw:layer="layout" svg:width="3.2cm" svg:height="4cm" svg:x="15.7cm" svg:y="15.271cm">
            <text:p text:style-name="P9"><text:span text:style-name="T4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9" draw:text-style-name="P3" draw:layer="layout" svg:x1="24.5cm" svg:y1="14.771cm" svg:x2="15.3cm" svg:y2="14.771cm">
            <text:p text:style-name="P3"><text:span text:style-name="T1"><text:measure text:kind="gap"/></text:span><text:span text:style-name="T1"><text:measure text:kind="value">4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53" draw:text-style-name="P22" draw:layer="layout" svg:x1="13.3cm" svg:y1="10.471cm" svg:x2="14.1cm" svg:y2="8.871cm">
            <text:p/>
          </draw:line>
          <draw:line draw:style-name="gr53" draw:text-style-name="P22" draw:layer="layout" svg:x1="22.1cm" svg:y1="14.871cm" svg:x2="23.7cm" svg:y2="16.071cm">
            <text:p/>
          </draw:line>
          <draw:measure draw:style-name="gr70" draw:text-style-name="P4" draw:layer="layout" svg:x1="12cm" svg:y1="8.471cm" svg:x2="12cm" svg:y2="12.071cm">
            <text:p text:style-name="P4"><text:span text:style-name="T7"><text:measure text:kind="gap"/></text:span><text:span text:style-name="T7"><text:measure text:kind="value">1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71" draw:text-style-name="P4" draw:layer="layout" svg:x1="12cm" svg:y1="12.071cm" svg:x2="12cm" svg:y2="14.871cm">
            <text:p text:style-name="P4"><text:span text:style-name="T7"><text:measure text:kind="gap"/></text:span><text:span text:style-name="T7"><text:measure text:kind="value">1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57" draw:text-style-name="P23" draw:layer="layout" svg:x1="17.7cm" svg:y1="8.471cm" svg:x2="20.9cm" svg:y2="8.471cm">
            <text:p text:style-name="P23"><text:measure text:kind="gap"/><text:measure text:kind="value">1.600</text:measure> <text:measure text:kind="unit">mm</text:measure><text:measure text:kind="gap"/></text:p>
          </draw:measure>
          <draw:measure draw:style-name="gr72" draw:text-style-name="P4" draw:layer="layout" svg:x1="10.4cm" svg:y1="19.271cm" svg:x2="10.4cm" svg:y2="23.271cm">
            <text:p text:style-name="P4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56" draw:text-style-name="P3" draw:layer="layout" svg:x1="23.2cm" svg:y1="7.271cm" svg:x2="23.2cm" svg:y2="15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</draw:g>
        <draw:g>
          <draw:g>
            <draw:custom-shape draw:style-name="gr73" draw:text-style-name="P24" draw:layer="layout" svg:width="0.4cm" svg:height="16.4cm" svg:x="25.9cm" svg:y="6.8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5" draw:layer="layout" svg:width="0.4cm" svg:height="0.8cm" svg:x="25.9cm" svg:y="7.2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5" draw:layer="layout" svg:width="0.4cm" svg:height="0.8cm" svg:x="25.9cm" svg:y="22.071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26" draw:layer="layout" svg:width="0.2cm" svg:height="16.4cm" svg:x="26.3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6" draw:layer="layout" svg:width="0.2cm" svg:height="16.4cm" svg:x="25.7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6" draw:text-style-name="P24" draw:layer="layout" svg:width="8.4cm" svg:height="0.4cm" svg:x="24.5cm" svg:y="22.871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25" draw:layer="layout" svg:width="0.8cm" svg:height="0.4cm" svg:x="32.1cm" svg:y="22.8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6" draw:text-style-name="P24" draw:layer="layout" svg:width="8.4cm" svg:height="0.4cm" svg:x="24.5cm" svg:y="6.871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25" draw:layer="layout" svg:width="0.8cm" svg:height="0.4cm" svg:x="32.1cm" svg:y="6.8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6" draw:text-style-name="P24" draw:layer="layout" svg:width="8.4cm" svg:height="0.4cm" svg:x="24.5cm" svg:y="14.871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25" draw:layer="layout" svg:width="0.8cm" svg:height="0.4cm" svg:x="32.1cm" svg:y="14.87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78" draw:text-style-name="P27" draw:layer="layout" svg:width="2cm" svg:height="2cm" svg:x="2.5cm" svg:y="4.471cm">
          <text:p text:style-name="P9"><text:span text:style-name="T8">O</text:span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custom-shape draw:style-name="gr73" draw:text-style-name="P24" draw:layer="layout" svg:width="0.4cm" svg:height="16.4cm" svg:x="21.1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21.1cm" svg:y="7.2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21.1cm" svg:y="22.0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5" draw:text-style-name="P26" draw:layer="layout" svg:width="0.2cm" svg:height="16.4cm" svg:x="21.5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6" draw:layer="layout" svg:width="0.2cm" svg:height="16.4cm" svg:x="20.9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9" draw:text-style-name="P24" draw:layer="layout" svg:width="17.2cm" svg:height="0.4cm" svg:x="6.9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9" draw:text-style-name="P24" draw:layer="layout" svg:width="17.2cm" svg:height="0.4cm" svg:x="6.9cm" svg:y="22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9" draw:text-style-name="P24" draw:layer="layout" svg:width="17.2cm" svg:height="0.4cm" svg:x="6.9cm" svg:y="14.871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73" draw:text-style-name="P24" draw:layer="layout" svg:width="0.4cm" svg:height="16.4cm" svg:x="11.5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11.5cm" svg:y="7.2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11.5cm" svg:y="22.0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5" draw:text-style-name="P26" draw:layer="layout" svg:width="0.2cm" svg:height="16.4cm" svg:x="11.9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6" draw:layer="layout" svg:width="0.2cm" svg:height="16.4cm" svg:x="11.3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80" draw:text-style-name="P29" draw:layer="layout" svg:width="9.58cm" svg:height="3.095cm" svg:x="5.72cm" svg:y="24.888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  <draw:frame draw:style-name="gr81" draw:text-style-name="P30" draw:layer="layout" svg:width="0.502cm" svg:height="0.962cm" svg:x="17.7cm" svg:y="26.071cm">
          <draw:text-box>
            <text:p/>
          </draw:text-box>
        </draw:frame>
      </draw:page>
      <draw:page draw:name="page2" draw:style-name="dp1" draw:master-page-name="Default">
        <draw:g>
          <draw:custom-shape draw:style-name="gr2" draw:text-style-name="P2" draw:layer="layout" svg:width="32.258cm" svg:height="22.4cm" svg:x="2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1cm" svg:y1="14.871cm" svg:x2="6.1cm" svg:y2="6.8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1cm" svg:y1="23.271cm" svg:x2="6.1cm" svg:y2="15.271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82" draw:text-style-name="P4" draw:layer="layout" svg:x1="21.3cm" svg:y1="5.171cm" svg:x2="11.7cm" svg:y2="5.171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3" draw:text-style-name="P4" draw:layer="layout" svg:x1="26.1cm" svg:y1="5.171cm" svg:x2="21.3cm" svg:y2="5.1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7" draw:text-style-name="P1" draw:layer="layout" svg:width="15.6cm" svg:height="0.001cm" draw:transform="rotate (1.5707963267949) translate (6.09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001cm" svg:height="27.201cm" draw:transform="rotate (1.5707963267949) translate (6.099cm 6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001cm" svg:height="27.201cm" draw:transform="rotate (1.5707963267949) translate (6.099cm 23.6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5.6cm" svg:height="0.001cm" draw:transform="rotate (1.5707963267949) translate (33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4" draw:text-style-name="P4" draw:layer="layout" svg:x1="32.5cm" svg:y1="5.171cm" svg:x2="26.1cm" svg:y2="5.171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5" draw:text-style-name="P4" draw:layer="layout" svg:x1="11.7cm" svg:y1="5.171cm" svg:x2="6.9cm" svg:y2="5.1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86" draw:text-style-name="P31" draw:layer="layout" svg:width="4.4cm" svg:height="7.6cm" svg:x="6.9cm" svg:y="11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31" draw:layer="layout" svg:width="4.4cm" svg:height="3.6cm" svg:x="6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31" draw:layer="layout" svg:width="3.2cm" svg:height="2.8cm" svg:x="11.7cm" svg:y="12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7" draw:layer="layout" svg:width="2cm" svg:height="4.4cm" svg:x="14.1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7" draw:layer="layout" svg:width="4.4cm" svg:height="3.6cm" svg:x="6.9cm" svg:y="19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9" draw:text-style-name="P31" draw:layer="layout" svg:width="2cm" svg:height="7.6cm" svg:x="22.1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31" draw:layer="layout" svg:width="10cm" svg:height="7.6cm" svg:x="11.7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31" draw:layer="layout" svg:width="7.6cm" svg:height="15.6cm" svg:x="24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1" draw:layer="layout" svg:width="7.6cm" svg:height="7.6cm" svg:x="16.5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8" draw:layer="layout" svg:width="0.001cm" svg:height="1.187cm" svg:x="8.102cm" svg:y="12.871cm">
            <draw:text-box>
              <text:p/>
            </draw:text-box>
          </draw:frame>
          <draw:custom-shape draw:style-name="gr24" draw:text-style-name="P10" draw:layer="layout" svg:width="1.6cm" svg:height="0.8cm" svg:x="12.1cm" svg:y="7.271cm">
            <text:p text:style-name="P9"><text:span text:style-name="T3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11" draw:layer="layout" svg:width="3.6cm" svg:height="1.6cm" draw:transform="rotate (1.5707963267949) translate (6.9cm 18.471cm)">
            <text:p text:style-name="P9"><text:span text:style-name="T1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1.6cm" svg:height="1.2cm" svg:x="9.3cm" svg:y="11.271cm">
            <text:p text:style-name="P9"><text:span text:style-name="T1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7" draw:text-style-name="P11" draw:layer="layout" svg:width="1.001cm" svg:height="0.8cm" draw:transform="rotate (1.5707963267949) translate (14.7cm 8.66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8" draw:text-style-name="P11" draw:layer="layout" svg:width="1.2cm" svg:height="0.4cm" draw:transform="rotate (-3.14159265358979) translate (15.7cm 7.6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9" draw:text-style-name="P12" draw:layer="layout" svg:width="2cm" svg:height="1.2cm" svg:x="14.1cm" svg:y="7.671cm">
              <draw:text-box>
                <text:p text:style-name="P9"><text:span text:style-name="T1">wc</text:span></text:p>
              </draw:text-box>
            </draw:frame>
          </draw:g>
          <draw:custom-shape draw:style-name="gr30" draw:text-style-name="P13" draw:layer="layout" svg:width="2cm" svg:height="3.6cm" svg:x="6.9cm" svg:y="9.271cm">
            <text:p text:style-name="P9"><text:span text:style-name="T3">Trap</text:span></text:p>
            <text:p text:style-name="P9"><text:span text:style-name="T3">0-</text:span><text:span text:style-name="T3"><text:line-break/></text:span><text:span text:style-name="T3">1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1.2cm" svg:height="0.8cm" svg:x="7.3cm" svg:y="19.671cm">
            <text:p text:style-name="P9">CV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cm" svg:height="2cm" svg:x="6.9cm" svg:y="12.871cm">
            <text:p text:style-name="P9"><text:span text:style-name="T3">180-</text:span><text:span text:style-name="T3"><text:line-break/></text:span><text:span text:style-name="T3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1.2cm" svg:height="0.8cm" svg:x="14.5cm" svg:y="10.871cm">
            <text:p text:style-name="P9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31" draw:layer="layout" svg:width="2.4cm" svg:height="2.4cm" svg:x="11.3cm" svg:y="8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31" draw:layer="layout" svg:width="2cm" svg:height="1.2cm" svg:x="11.7cm" svg:y="10.8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5" draw:text-style-name="P31" draw:layer="layout" svg:width="1.2cm" svg:height="2.8cm" svg:x="15.3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8" draw:text-style-name="P16" draw:layer="layout" svg:width="0.4cm" svg:height="2.8cm" draw:transform="rotate (1.5707963267949) translate (8.1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2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29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9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7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7.9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6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6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2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3.1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9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9.9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4.9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5.1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3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9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9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7.7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7.9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6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6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svg:x="32.9cm" svg:y="2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32.9cm" svg:y="2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8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8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7" draw:layer="layout" svg:width="3.2cm" svg:height="0.8cm" svg:x="21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6" draw:layer="layout" svg:width="0.4cm" svg:height="2.8cm" draw:transform="rotate (1.5707963267949) translate (21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21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21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2" draw:text-style-name="P17" draw:layer="layout" svg:width="1.2cm" svg:height="0.6cm" svg:x="14.5cm" svg:y="6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6" draw:layer="layout" svg:width="0.3cm" svg:height="0.9cm" draw:transform="rotate (1.5707963267949) translate (14.65cm 6.6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78" draw:text-style-name="P27" draw:layer="layout" svg:width="2cm" svg:height="2cm" svg:x="2.5cm" svg:y="4.471cm">
          <text:p text:style-name="P9"><text:span text:style-name="T8">O</text:span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9" draw:layer="layout" svg:width="9.58cm" svg:height="3.095cm" svg:x="5.72cm" svg:y="24.888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  <draw:frame draw:style-name="gr81" draw:text-style-name="P30" draw:layer="layout" svg:width="0.502cm" svg:height="0.962cm" svg:x="17.7cm" svg:y="26.071cm">
          <draw:text-box>
            <text:p/>
          </draw:text-box>
        </draw:frame>
      </draw:page>
      <draw:page draw:name="page3" draw:style-name="dp1" draw:master-page-name="Default">
        <draw:g>
          <draw:custom-shape draw:style-name="gr96" draw:text-style-name="P2" draw:layer="layout" svg:width="32.4cm" svg:height="22.44cm" svg:x="2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7" draw:text-style-name="P4" draw:layer="layout" svg:x1="5.7cm" svg:y1="24.071cm" svg:x2="22.5cm" svg:y2="24.071cm">
            <text:p text:style-name="P4"><text:span text:style-name="T7"><text:measure text:kind="gap"/></text:span><text:span text:style-name="T7"><text:measure text:kind="value">8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98" draw:text-style-name="P1" draw:layer="layout" svg:width="15.6cm" svg:height="0.001cm" draw:transform="rotate (1.5707963267949) translate (22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9" draw:text-style-name="P4" draw:layer="layout" svg:x1="12.5cm" svg:y1="5.271cm" svg:x2="9.3cm" svg:y2="5.271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0" draw:text-style-name="P4" draw:layer="layout" svg:x1="21.3cm" svg:y1="5.171cm" svg:x2="12.9cm" svg:y2="5.171cm">
            <text:p text:style-name="P4"><text:span text:style-name="T2"><text:measure text:kind="gap"/></text:span><text:span text:style-name="T2"><text:measure text:kind="value">4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1" draw:text-style-name="P4" draw:layer="layout" svg:x1="8.9cm" svg:y1="5.271cm" svg:x2="6.5cm" svg:y2="5.271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98" draw:text-style-name="P1" draw:layer="layout" svg:width="15.6cm" svg:height="0.001cm" draw:transform="rotate (1.5707963267949) translate (6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" draw:layer="layout" svg:width="0.001cm" svg:height="16.801cm" draw:transform="rotate (1.5707963267949) translate (6.099cm 6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" draw:layer="layout" svg:width="0.001cm" svg:height="16.8cm" draw:transform="rotate (1.5707963267949) translate (6.1cm 23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4" draw:text-style-name="P3" draw:layer="layout" svg:x1="5.9cm" svg:y1="14.871cm" svg:x2="5.9cm" svg:y2="6.8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04" draw:text-style-name="P3" draw:layer="layout" svg:x1="5.9cm" svg:y1="23.271cm" svg:x2="5.9cm" svg:y2="15.2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  <draw:g>
          <draw:custom-shape draw:style-name="gr105" draw:text-style-name="P31" draw:layer="layout" svg:width="3.2cm" svg:height="7.6cm" svg:x="9.3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6" draw:text-style-name="P32" draw:layer="layout" svg:width="2cm" svg:height="5.6cm" svg:x="6.9cm" svg:y="9.271cm">
            <text:p text:style-name="P9"><text:span text:style-name="T3">Trap</text:span></text:p>
            <text:p text:style-name="P9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1" draw:layer="layout" svg:width="0.8cm" svg:height="1.2cm" svg:x="9.3cm" svg:y="10.871cm">
            <text:p text:style-name="P9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33" draw:layer="layout" svg:width="2.4cm" svg:height="0.4cm" svg:x="6.5cm" svg:y="14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9" draw:text-style-name="P21" draw:layer="layout" svg:width="2cm" svg:height="2cm" svg:x="9.3cm" svg:y="12.871cm">
            <text:p text:style-name="P9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10" draw:text-style-name="P17" draw:layer="layout" svg:width="2cm" svg:height="0.258cm" svg:x="9.3cm" svg:y="9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6" draw:layer="layout" svg:width="0.13cm" svg:height="2cm" draw:transform="rotate (1.5707963267949) translate (9.3cm 10.0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7" draw:text-style-name="P11" draw:layer="layout" svg:width="1.001cm" svg:height="0.8cm" draw:transform="rotate (-1.5707963267949) translate (10.7cm 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2cm" svg:height="0.4cm" svg:x="9.7cm" svg:y="7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2" draw:layer="layout" svg:width="2cm" svg:height="1.2cm" svg:x="9.3cm" svg:y="7.671cm">
              <draw:text-box>
                <text:p text:style-name="P9"><text:span text:style-name="T1">wc</text:span></text:p>
              </draw:text-box>
            </draw:frame>
          </draw:g>
          <draw:custom-shape draw:style-name="gr112" draw:text-style-name="P7" draw:layer="layout" svg:width="8.4cm" svg:height="2cm" svg:x="6.5cm" svg:y="15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3" draw:text-style-name="P31" draw:layer="layout" svg:width="6cm" svg:height="7.6cm" svg:x="15.3cm" svg:y="15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31" draw:layer="layout" svg:width="8cm" svg:height="5.2cm" svg:x="6.9cm" svg:y="17.6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5" draw:text-style-name="P31" draw:layer="layout" svg:width="8.4cm" svg:height="7.6cm" svg:x="12.9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39" draw:text-style-name="P16" draw:layer="layout" svg:width="0.4cm" svg:height="1.2cm" svg:x="21.7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2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4cm" svg:height="2.8cm" svg:x="21.7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13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0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0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3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0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0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svg:x="21.7cm" svg:y="2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8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8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draw:transform="rotate (-3.14159265358979) translate (6.5cm 2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1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78" draw:text-style-name="P27" draw:layer="layout" svg:width="2cm" svg:height="2cm" svg:x="2.5cm" svg:y="4.471cm">
          <text:p text:style-name="P9"><text:span text:style-name="T8">O</text:span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4" draw:style-name="dp1" draw:master-page-name="Default">
        <draw:g>
          <draw:custom-shape draw:style-name="gr98" draw:text-style-name="P1" draw:layer="layout" svg:width="15.6cm" svg:height="0.001cm" draw:transform="rotate (1.5707963267949) translate (33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" draw:layer="layout" svg:width="7.6cm" svg:height="5.2cm" draw:transform="rotate (1.5707963267949) translate (24.9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" draw:layer="layout" svg:width="7.6cm" svg:height="5.2cm" draw:transform="rotate (1.5707963267949) translate (24.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" draw:layer="layout" svg:width="7.6cm" svg:height="2.4cm" draw:transform="rotate (1.5707963267949) translate (6.9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9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13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17.3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" draw:layer="layout" svg:width="7.6cm" svg:height="2cm" draw:transform="rotate (1.5707963267949) translate (22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" draw:layer="layout" svg:width="7.6cm" svg:height="3.2cm" draw:transform="rotate (1.5707963267949) translate (30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13.3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9.3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" draw:layer="layout" svg:width="7.6cm" svg:height="4cm" draw:transform="rotate (1.5707963267949) translate (17.3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" draw:layer="layout" svg:width="7.6cm" svg:height="3.2cm" draw:transform="rotate (1.5707963267949) translate (30.1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" draw:layer="layout" svg:width="7.6cm" svg:height="2cm" draw:transform="rotate (1.5707963267949) translate (22.1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" draw:layer="layout" svg:width="32.4cm" svg:height="22.44cm" svg:x="2.5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1" draw:text-style-name="P4" draw:layer="layout" svg:x1="5.7cm" svg:y1="24.071cm" svg:x2="22.5cm" svg:y2="24.071cm">
            <text:p text:style-name="P4"><text:span text:style-name="T7"><text:measure text:kind="gap"/></text:span><text:span text:style-name="T7"><text:measure text:kind="value">8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custom-shape draw:style-name="gr98" draw:text-style-name="P1" draw:layer="layout" svg:width="15.6cm" svg:height="0.001cm" draw:transform="rotate (1.5707963267949) translate (22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2" draw:text-style-name="P4" draw:layer="layout" svg:x1="33.7cm" svg:y1="5.271cm" svg:x2="28.9cm" svg:y2="5.2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3" draw:text-style-name="P4" draw:layer="layout" svg:x1="12.5cm" svg:y1="5.271cm" svg:x2="9.3cm" svg:y2="5.271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4" draw:text-style-name="P4" draw:layer="layout" svg:x1="21.3cm" svg:y1="5.171cm" svg:x2="12.9cm" svg:y2="5.171cm">
            <text:p text:style-name="P4"><text:span text:style-name="T2"><text:measure text:kind="gap"/></text:span><text:span text:style-name="T2"><text:measure text:kind="value">4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5" draw:text-style-name="P4" draw:layer="layout" svg:x1="28.9cm" svg:y1="5.271cm" svg:x2="22.5cm" svg:y2="5.271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26" draw:text-style-name="P4" draw:layer="layout" svg:x1="8.9cm" svg:y1="5.271cm" svg:x2="6.5cm" svg:y2="5.271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98" draw:text-style-name="P1" draw:layer="layout" svg:width="15.6cm" svg:height="0.001cm" draw:transform="rotate (1.5707963267949) translate (6.1cm 2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" draw:layer="layout" svg:width="0.001cm" svg:height="16.801cm" draw:transform="rotate (1.5707963267949) translate (6.099cm 6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" draw:layer="layout" svg:width="0.001cm" svg:height="16.8cm" draw:transform="rotate (1.5707963267949) translate (6.1cm 23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" draw:layer="layout" svg:width="0.001cm" svg:height="10cm" draw:transform="rotate (1.5707963267949) translate (23.3cm 6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" draw:layer="layout" svg:width="0.001cm" svg:height="10cm" draw:transform="rotate (1.5707963267949) translate (23.3cm 23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4" draw:text-style-name="P3" draw:layer="layout" svg:x1="5.9cm" svg:y1="14.871cm" svg:x2="5.9cm" svg:y2="6.8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04" draw:text-style-name="P3" draw:layer="layout" svg:x1="5.9cm" svg:y1="23.271cm" svg:x2="5.9cm" svg:y2="15.271cm">
            <text:p text:style-name="P3"><text:span text:style-name="T7"><text:measure text:kind="gap"/></text:span><text:span text:style-name="T7"><text:measure text:kind="value">4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  <draw:g>
          <draw:custom-shape draw:style-name="gr128" draw:text-style-name="P7" draw:layer="layout" svg:width="3.2cm" svg:height="7.6cm" svg:x="9.3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9" draw:text-style-name="P34" draw:layer="layout" svg:width="7.2cm" svg:height="15.6cm" svg:x="22.5cm" svg:y="7.271cm">
            <text:p text:style-name="P9"><text:span text:style-name="T6"><text:s/></text:span><text:span text:style-name="T6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32" draw:layer="layout" svg:width="2cm" svg:height="5.6cm" svg:x="6.9cm" svg:y="9.271cm">
            <text:p text:style-name="P9"><text:span text:style-name="T3">Trap</text:span></text:p>
            <text:p text:style-name="P9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5" draw:layer="layout" svg:width="4.8cm" svg:height="16.4cm" svg:x="28.9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1" draw:layer="layout" svg:width="0.8cm" svg:height="1.2cm" svg:x="9.3cm" svg:y="10.871cm">
            <text:p text:style-name="P9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33" draw:layer="layout" svg:width="2.4cm" svg:height="0.4cm" svg:x="6.5cm" svg:y="14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9" draw:text-style-name="P21" draw:layer="layout" svg:width="2cm" svg:height="2cm" svg:x="9.3cm" svg:y="12.871cm">
            <text:p text:style-name="P9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10" draw:text-style-name="P17" draw:layer="layout" svg:width="2cm" svg:height="0.258cm" svg:x="9.3cm" svg:y="9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6" draw:layer="layout" svg:width="0.13cm" svg:height="2cm" draw:transform="rotate (1.5707963267949) translate (9.3cm 10.0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7" draw:text-style-name="P11" draw:layer="layout" svg:width="1.001cm" svg:height="0.8cm" draw:transform="rotate (-1.5707963267949) translate (10.7cm 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1.2cm" svg:height="0.4cm" svg:x="9.7cm" svg:y="7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2" draw:layer="layout" svg:width="2cm" svg:height="1.2cm" svg:x="9.3cm" svg:y="7.671cm">
              <draw:text-box>
                <text:p text:style-name="P9"><text:span text:style-name="T1">wc</text:span></text:p>
              </draw:text-box>
            </draw:frame>
          </draw:g>
          <draw:custom-shape draw:style-name="gr112" draw:text-style-name="P7" draw:layer="layout" svg:width="8.4cm" svg:height="2cm" svg:x="6.5cm" svg:y="15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1" draw:text-style-name="P7" draw:layer="layout" svg:width="6cm" svg:height="7.6cm" svg:x="15.3cm" svg:y="15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2" draw:text-style-name="P7" draw:layer="layout" svg:width="8cm" svg:height="5.2cm" svg:x="6.9cm" svg:y="17.6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3" draw:text-style-name="P7" draw:layer="layout" svg:width="8.4cm" svg:height="7.6cm" svg:x="12.9cm" svg:y="7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68" draw:text-style-name="P18" draw:layer="layout" svg:width="3.2cm" svg:height="4cm" svg:x="16.5cm" svg:y="7.271cm">
            <text:p text:style-name="P9"><text:span text:style-name="T4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8" draw:layer="layout" svg:width="3.2cm" svg:height="4cm" svg:x="16.5cm" svg:y="18.871cm">
            <text:p text:style-name="P9"><text:span text:style-name="T4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8" draw:layer="layout" svg:width="2cm" svg:height="4cm" svg:x="6.9cm" svg:y="18.871cm">
            <text:p text:style-name="P9"><text:span text:style-name="T4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5" draw:text-style-name="P3" draw:layer="measurelines" svg:x1="20cm" svg:y1="22.871cm" svg:x2="20cm" svg:y2="15.2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36" draw:text-style-name="P9" draw:layer="measurelines" svg:x1="13.6cm" svg:y1="17.271cm" svg:x2="13.6cm" svg:y2="15.271cm">
            <text:p text:style-name="P9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4" draw:text-style-name="P3" draw:layer="layout" svg:x1="6.5cm" svg:y1="22.571cm" svg:x2="15.3cm" svg:y2="22.571cm">
            <text:p text:style-name="P3"><text:span text:style-name="T7"><text:measure text:kind="gap"/></text:span><text:span text:style-name="T7"><text:measure text:kind="value">4.4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104" draw:text-style-name="P3" draw:layer="layout" svg:x1="15.3cm" svg:y1="22.571cm" svg:x2="21.3cm" svg:y2="22.571cm">
            <text:p text:style-name="P3"><text:span text:style-name="T1"><text:measure text:kind="gap"/></text:span><text:span text:style-name="T1"><text:measure text:kind="value">3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37" draw:text-style-name="P3" draw:layer="layout" svg:x1="19.9cm" svg:y1="14.871cm" svg:x2="19.9cm" svg:y2="7.2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37" draw:text-style-name="P3" draw:layer="layout" svg:x1="13.5cm" svg:y1="22.871cm" svg:x2="13.5cm" svg:y2="17.671cm">
            <text:p text:style-name="P3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53" draw:text-style-name="P22" draw:layer="layout" svg:x1="22.9cm" svg:y1="14.471cm" svg:x2="22.1cm" svg:y2="12.471cm">
            <text:p/>
          </draw:line>
          <draw:line draw:style-name="gr138" draw:text-style-name="P22" draw:layer="layout" svg:x1="28.9cm" svg:y1="7.271cm" svg:x2="23.3cm" svg:y2="7.271cm">
            <text:p/>
          </draw:line>
          <draw:line draw:style-name="gr138" draw:text-style-name="P22" draw:layer="layout" svg:x1="28.9cm" svg:y1="22.871cm" svg:x2="23.3cm" svg:y2="22.871cm">
            <text:p/>
          </draw:line>
          <draw:line draw:style-name="gr138" draw:text-style-name="P22" draw:layer="layout" svg:x1="28.9cm" svg:y1="22.871cm" svg:x2="28.9cm" svg:y2="7.271cm">
            <text:p/>
          </draw:line>
          <draw:custom-shape draw:style-name="gr139" draw:text-style-name="P36" draw:layer="layout" svg:width="2.8cm" svg:height="6.8cm" svg:x="9.7cm" svg:y="8.071cm">
            <text:p text:style-name="P9"><text:span text:style-name="T10">Bad-</text:span><text:span text:style-name="T10"><text:line-break/></text:span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37" draw:layer="layout" svg:width="6cm" svg:height="1.2cm" svg:x="15.3cm" svg:y="17.671cm">
            <text:p text:style-name="P9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38" draw:layer="layout" svg:width="8.799cm" svg:height="2cm" draw:transform="skewX (0.000523598775598299) translate (6.501cm 15.271cm)">
            <text:p text:style-name="P9"><text:span text:style-name="T6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22" draw:layer="layout" svg:x1="14.5cm" svg:y1="18.471cm" svg:x2="12.5cm" svg:y2="17.671cm">
            <text:p/>
          </draw:line>
          <draw:line draw:style-name="gr53" draw:text-style-name="P22" draw:layer="layout" svg:x1="15.3cm" svg:y1="17.271cm" svg:x2="16.5cm" svg:y2="15.671cm">
            <text:p/>
          </draw:line>
          <draw:line draw:style-name="gr53" draw:text-style-name="P22" draw:layer="layout" svg:x1="14.9cm" svg:y1="14.871cm" svg:x2="13.3cm" svg:y2="13.671cm">
            <text:p/>
          </draw:line>
          <draw:line draw:style-name="gr53" draw:text-style-name="P22" draw:layer="layout" svg:x1="12.5cm" svg:y1="12.871cm" svg:x2="12.1cm" svg:y2="10.871cm">
            <text:p/>
          </draw:line>
          <draw:custom-shape draw:style-name="gr140" draw:text-style-name="P37" draw:layer="layout" svg:width="6cm" svg:height="1.2cm" svg:x="7.3cm" svg:y="17.671cm">
            <text:p text:style-name="P9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37" draw:layer="layout" svg:width="6cm" svg:height="1.2cm" svg:x="11.7cm" svg:y="10.071cm">
            <text:p text:style-name="P9"><text:span text:style-name="T5">Slaap-</text:span></text:p>
            <text:p text:style-name="P9"><text:span text:style-name="T5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6" draw:layer="layout" svg:width="0.4cm" svg:height="1.2cm" svg:x="21.7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2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svg:x="21.7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4cm" svg:height="2.8cm" svg:x="21.7cm" svg:y="1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6" draw:layer="layout" svg:width="0.4cm" svg:height="1.2cm" svg:x="6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13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0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0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3.3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3.5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8.1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8.3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0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0.3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" draw:text-style-name="P17" draw:layer="layout" svg:width="1.6cm" svg:height="0.8cm" svg:x="1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16.7cm 6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svg:x="21.7cm" svg:y="2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7" draw:layer="layout" svg:width="1.6cm" svg:height="0.8cm" svg:x="8.5cm" svg:y="23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4cm" svg:height="1.2cm" draw:transform="rotate (1.5707963267949) translate (8.7cm 2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6" draw:layer="layout" svg:width="0.4cm" svg:height="1.2cm" draw:transform="rotate (-3.14159265358979) translate (6.5cm 2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9" draw:text-style-name="P16" draw:layer="layout" svg:width="0.4cm" svg:height="1.2cm" draw:transform="rotate (-3.14159265358979) translate (6.5cm 11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g>
            <draw:custom-shape draw:style-name="gr73" draw:text-style-name="P24" draw:layer="layout" svg:width="0.4cm" svg:height="16.4cm" svg:x="21.1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21.1cm" svg:y="7.2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21.1cm" svg:y="22.0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5" draw:text-style-name="P26" draw:layer="layout" svg:width="0.2cm" svg:height="16.4cm" svg:x="21.5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6" draw:layer="layout" svg:width="0.2cm" svg:height="16.4cm" svg:x="20.9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2" draw:text-style-name="P24" draw:layer="layout" svg:width="14.8cm" svg:height="0.4cm" svg:x="6.9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2" draw:text-style-name="P24" draw:layer="layout" svg:width="14.8cm" svg:height="0.4cm" svg:x="6.9cm" svg:y="22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2" draw:text-style-name="P24" draw:layer="layout" svg:width="14.8cm" svg:height="0.4cm" svg:x="6.9cm" svg:y="14.871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73" draw:text-style-name="P24" draw:layer="layout" svg:width="0.4cm" svg:height="16.4cm" svg:x="11.5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11.5cm" svg:y="7.2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4" draw:text-style-name="P25" draw:layer="layout" svg:width="0.4cm" svg:height="0.8cm" svg:x="11.5cm" svg:y="22.0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75" draw:text-style-name="P26" draw:layer="layout" svg:width="0.2cm" svg:height="16.4cm" svg:x="11.9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6" draw:layer="layout" svg:width="0.2cm" svg:height="16.4cm" svg:x="11.3cm" svg:y="6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3" draw:text-style-name="P24" draw:layer="layout" svg:width="9.6cm" svg:height="0.4cm" svg:x="8.5cm" svg:y="6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3" draw:text-style-name="P24" draw:layer="layout" svg:width="9.6cm" svg:height="0.4cm" svg:x="8.5cm" svg:y="22.871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3" draw:text-style-name="P24" draw:layer="layout" svg:width="9.6cm" svg:height="0.4cm" svg:x="8.5cm" svg:y="14.871cm">
              <text:p/>
              <draw:enhanced-geometry svg:viewBox="0 0 21600 21600" draw:mirror-horizontal="false" draw:type="rectangle" draw:enhanced-path="M 0 0 L 21600 0 21600 21600 0 21600 0 0 Z N"/>
            </draw:custom-shape>
          </draw:g>
        </draw:g>
        <draw:custom-shape draw:style-name="gr78" draw:text-style-name="P27" draw:layer="layout" svg:width="2cm" svg:height="2cm" svg:x="2.5cm" svg:y="4.471cm">
          <text:p text:style-name="P9"><text:span text:style-name="T8">O</text:span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5" draw:style-name="dp1" draw:master-page-name="Default">
        <draw:g>
          <draw:line draw:style-name="gr144" draw:text-style-name="P22" draw:layer="layout" svg:x1="13.3cm" svg:y1="11.271cm" svg:x2="13.3cm" svg:y2="11.671cm">
            <text:p/>
          </draw:line>
          <draw:line draw:style-name="gr144" draw:text-style-name="P22" draw:layer="layout" svg:x1="13.3cm" svg:y1="17.271cm" svg:x2="13.3cm" svg:y2="17.671cm">
            <text:p/>
          </draw:line>
          <draw:line draw:style-name="gr144" draw:text-style-name="P22" draw:layer="layout" svg:x1="22.9cm" svg:y1="17.271cm" svg:x2="22.9cm" svg:y2="17.671cm">
            <text:p/>
          </draw:line>
          <draw:line draw:style-name="gr144" draw:text-style-name="P22" draw:layer="layout" svg:x1="27.7cm" svg:y1="17.271cm" svg:x2="27.7cm" svg:y2="17.671cm">
            <text:p/>
          </draw:line>
        </draw:g>
        <draw:g>
          <draw:custom-shape draw:style-name="gr145" draw:text-style-name="P39" draw:layer="layout" svg:width="4cm" svg:height="8cm" draw:transform="rotate (-1.5707963267949) translate (22.899cm 7.6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6" draw:text-style-name="P39" draw:layer="layout" svg:width="8cm" svg:height="4cm" draw:transform="rotate (-3.14159265358979) translate (14.899cm 11.6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7" draw:text-style-name="P39" draw:layer="layout" svg:width="2.399cm" svg:height="4.799cm" draw:transform="rotate (-1.5707963267949) translate (35.699cm 15.648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8" draw:text-style-name="P40" draw:layer="layout" svg:width="10.8cm" svg:height="16.001cm" draw:transform="rotate (1.5707963267949) translate (7.3cm 2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40" draw:layer="layout" svg:width="5.6cm" svg:height="7.6cm" draw:transform="rotate (1.5707963267949) translate (23.3cm 22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0" draw:layer="layout" svg:width="4.4cm" svg:height="4.399cm" draw:transform="rotate (1.5707963267949) translate (30.9cm 22.47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1" draw:text-style-name="P40" draw:layer="layout" svg:width="1.577cm" svg:height="6cm" draw:transform="rotate (1.5707963267949) translate (24.9cm 16.847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2" draw:text-style-name="P40" draw:layer="layout" svg:width="4cm" svg:height="1.6cm" draw:transform="rotate (1.5707963267949) translate (23.3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3" draw:text-style-name="P39" draw:layer="layout" svg:width="0.8cm" svg:height="1.6cm" draw:transform="rotate (-1.5707963267949) translate (24.9cm 12.0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54" draw:text-style-name="P41" draw:layer="layout" svg:width="8.4cm" svg:height="0.4cm" svg:x="26.1cm" svg:y="2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41" draw:layer="layout" svg:width="17.6cm" svg:height="0.4cm" svg:x="8.1cm" svg:y="2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6" draw:text-style-name="P22" draw:layer="layout" svg:x1="22.9cm" svg:y1="16.871cm" svg:x2="22.9cm" svg:y2="12.471cm">
            <text:p/>
          </draw:line>
          <draw:custom-shape draw:style-name="gr157" draw:text-style-name="P42" draw:layer="layout" svg:width="4cm" svg:height="0.8cm" draw:transform="rotate (1.5707963267949) translate (23.3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58" draw:text-style-name="P22" draw:layer="layout" svg:x1="8.5cm" svg:y1="16.871cm" svg:x2="25.3cm" svg:y2="16.871cm">
            <text:p/>
          </draw:line>
          <draw:line draw:style-name="gr159" draw:text-style-name="P22" draw:layer="layout" svg:x1="25.7cm" svg:y1="16.871cm" svg:x2="31.7cm" svg:y2="16.871cm">
            <text:p/>
          </draw:line>
          <draw:custom-shape draw:style-name="gr160" draw:text-style-name="P43" draw:layer="layout" svg:width="29.6cm" svg:height="2cm" svg:x="6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42" draw:layer="layout" svg:width="4.4cm" svg:height="0.8cm" draw:transform="rotate (1.5707963267949) translate (34.5cm 2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38" draw:text-style-name="P22" draw:layer="layout" svg:x1="24.9cm" svg:y1="12.471cm" svg:x2="25.3cm" svg:y2="12.071cm">
            <text:p/>
          </draw:line>
          <draw:custom-shape draw:style-name="gr162" draw:text-style-name="P42" draw:layer="layout" svg:width="10.4cm" svg:height="0.8cm" draw:transform="rotate (1.5707963267949) translate (7.3cm 2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3" draw:text-style-name="P42" draw:layer="layout" svg:width="0.8cm" svg:height="7.6cm" draw:transform="rotate (1.5707963267949) translate (24.1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4" draw:text-style-name="P42" draw:layer="layout" svg:width="0.8cm" svg:height="15.2cm" draw:transform="rotate (1.5707963267949) translate (8.1cm 1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38" draw:text-style-name="P22" draw:layer="layout" svg:x1="30.5cm" svg:y1="14.471cm" svg:x2="24.9cm" svg:y2="14.471cm">
            <text:p/>
          </draw:line>
          <draw:line draw:style-name="gr138" draw:text-style-name="P22" draw:layer="layout" svg:x1="30.5cm" svg:y1="15.271cm" svg:x2="24.9cm" svg:y2="15.271cm">
            <text:p/>
          </draw:line>
          <draw:line draw:style-name="gr138" draw:text-style-name="P22" draw:layer="layout" svg:x1="30.5cm" svg:y1="14.871cm" svg:x2="24.9cm" svg:y2="14.871cm">
            <text:p/>
          </draw:line>
          <draw:line draw:style-name="gr138" draw:text-style-name="P22" draw:layer="layout" svg:x1="30.5cm" svg:y1="14.471cm" svg:x2="30.5cm" svg:y2="15.671cm">
            <text:p/>
          </draw:line>
          <draw:line draw:style-name="gr165" draw:text-style-name="P22" draw:layer="layout" svg:x1="25.7cm" svg:y1="12.071cm" svg:x2="22.9cm" svg:y2="11.671cm">
            <text:p/>
          </draw:line>
          <draw:line draw:style-name="gr138" draw:text-style-name="P22" draw:layer="layout" svg:x1="25.3cm" svg:y1="12.071cm" svg:x2="22.5cm" svg:y2="11.671cm">
            <text:p/>
          </draw:line>
          <draw:custom-shape draw:style-name="gr166" draw:text-style-name="P44" draw:layer="layout" svg:width="2.4cm" svg:height="0.4cm" svg:x="12.1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21.7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26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7" draw:text-style-name="P22" draw:layer="layout" svg:x1="10.1cm" svg:y1="10.871cm" svg:x2="19.7cm" svg:y2="10.871cm">
            <text:p/>
          </draw:line>
          <draw:measure draw:style-name="gr168" draw:text-style-name="P4" draw:layer="measurelines" svg:x1="7.3cm" svg:y1="12.071cm" svg:x2="7.3cm" svg:y2="8.071cm">
            <text:p text:style-name="P4"><text:measure text:kind="gap"/><text:measure text:kind="value">2.000</text:measure> <text:measure text:kind="unit">mm</text:measure><text:measure text:kind="gap"/></text:p>
          </draw:measure>
          <draw:measure draw:style-name="gr169" draw:text-style-name="P4" draw:layer="layout" svg:x1="23.2cm" svg:y1="16.871cm" svg:x2="23.2cm" svg:y2="22.071cm">
            <text:p text:style-name="P4"><text:measure text:kind="gap"/><text:measure text:kind="value">2.600</text:measure> <text:measure text:kind="unit">mm</text:measure><text:measure text:kind="gap"/></text:p>
          </draw:measure>
          <draw:line draw:style-name="gr170" draw:text-style-name="P22" draw:layer="layout" svg:x1="13.3cm" svg:y1="22.471cm" svg:x2="13.3cm" svg:y2="9.271cm">
            <text:p/>
          </draw:line>
          <draw:line draw:style-name="gr171" draw:text-style-name="P22" draw:layer="layout" svg:x1="8.5cm" svg:y1="11.671cm" svg:x2="14.9cm" svg:y2="8.471cm">
            <text:p/>
          </draw:line>
          <draw:measure draw:style-name="gr172" draw:text-style-name="P9" draw:layer="layout" svg:x1="14.9cm" svg:y1="8.471cm" svg:x2="23.7cm" svg:y2="12.871cm">
            <text:p text:style-name="P9"><text:measure text:kind="gap"/><text:measure text:kind="value">4.919,5</text:measure> <text:measure text:kind="unit">mm</text:measure><text:measure text:kind="gap"/></text:p>
          </draw:measure>
          <draw:measure draw:style-name="gr173" draw:text-style-name="P4" draw:layer="layout" svg:x1="35.3cm" svg:y1="18.071cm" svg:x2="35.3cm" svg:y2="22.471cm">
            <text:p text:style-name="P4"><text:measure text:kind="gap"/><text:measure text:kind="value">2.200</text:measure> <text:measure text:kind="unit">mm</text:measure><text:measure text:kind="gap"/></text:p>
          </draw:measure>
          <draw:line draw:style-name="gr171" draw:text-style-name="P22" draw:layer="layout" svg:x1="14.9cm" svg:y1="8.471cm" svg:x2="22.9cm" svg:y2="12.471cm">
            <text:p/>
          </draw:line>
          <draw:line draw:style-name="gr174" draw:text-style-name="P22" draw:layer="layout" svg:x1="7.3cm" svg:y1="11.671cm" svg:x2="15.3cm" svg:y2="7.671cm">
            <text:p/>
          </draw:line>
          <draw:line draw:style-name="gr170" draw:text-style-name="P22" draw:layer="layout" svg:x1="22.9cm" svg:y1="22.471cm" svg:x2="22.9cm" svg:y2="16.871cm">
            <text:p/>
          </draw:line>
          <draw:line draw:style-name="gr174" draw:text-style-name="P22" draw:layer="layout" svg:x1="23.7cm" svg:y1="12.871cm" svg:x2="14.9cm" svg:y2="8.471cm">
            <text:p/>
          </draw:line>
          <draw:measure draw:style-name="gr175" draw:text-style-name="P4" draw:layer="layout" svg:x1="7.7cm" svg:y1="22.471cm" svg:x2="7.7cm" svg:y2="12.071cm">
            <text:p text:style-name="P4"><text:measure text:kind="gap"/><text:measure text:kind="value">5.200</text:measure> <text:measure text:kind="unit">mm</text:measure><text:measure text:kind="gap"/></text:p>
          </draw:measure>
          <draw:line draw:style-name="gr174" draw:text-style-name="P22" draw:layer="layout" svg:x1="24.9cm" svg:y1="12.871cm" svg:x2="14.5cm" svg:y2="7.671cm">
            <text:p/>
          </draw:line>
          <draw:line draw:style-name="gr174" draw:text-style-name="P22" draw:layer="layout" svg:x1="7.7cm" svg:y1="12.071cm" svg:x2="14.9cm" svg:y2="8.471cm">
            <text:p/>
          </draw:line>
          <draw:measure draw:style-name="gr176" draw:text-style-name="P4" draw:layer="layout" svg:x1="16.574cm" svg:y1="16.071cm" svg:x2="16.574cm" svg:y2="10.871cm">
            <text:p text:style-name="P4"><text:measure text:kind="gap"/><text:measure text:kind="value">2.600</text:measure> <text:measure text:kind="unit">mm</text:measure><text:measure text:kind="gap"/></text:p>
          </draw:measure>
          <draw:line draw:style-name="gr171" draw:text-style-name="P22" draw:layer="layout" svg:x1="31.7cm" svg:y1="16.871cm" svg:x2="34.1cm" svg:y2="18.071cm">
            <text:p/>
          </draw:line>
          <draw:line draw:style-name="gr174" draw:text-style-name="P22" draw:layer="layout" svg:x1="8.1cm" svg:y1="16.871cm" svg:x2="25.3cm" svg:y2="16.871cm">
            <text:p/>
          </draw:line>
          <draw:line draw:style-name="gr174" draw:text-style-name="P22" draw:layer="layout" svg:x1="8.1cm" svg:y1="16.071cm" svg:x2="25.3cm" svg:y2="16.071cm">
            <text:p/>
          </draw:line>
          <draw:measure draw:style-name="gr177" draw:text-style-name="P9" draw:layer="layout" svg:x1="7.7cm" svg:y1="12.071cm" svg:x2="14.9cm" svg:y2="8.471cm">
            <text:p text:style-name="P9"><text:measure text:kind="gap"/><text:measure text:kind="value">4.025</text:measure> <text:measure text:kind="unit">mm</text:measure><text:measure text:kind="gap"/></text:p>
          </draw:measure>
          <draw:measure draw:style-name="gr177" draw:text-style-name="P9" draw:layer="layout" svg:x1="31.7cm" svg:y1="16.871cm" svg:x2="34.9cm" svg:y2="18.471cm">
            <text:p text:style-name="P9"><text:measure text:kind="gap"/><text:measure text:kind="value">1.789</text:measure> <text:measure text:kind="unit">mm</text:measure><text:measure text:kind="gap"/></text:p>
          </draw:measure>
          <draw:measure draw:style-name="gr178" draw:text-style-name="P9" draw:layer="layout" svg:x1="23.7cm" svg:y1="12.871cm" svg:x2="31.7cm" svg:y2="16.871cm">
            <text:p text:style-name="P9"><text:measure text:kind="gap"/><text:measure text:kind="value">4.472</text:measure> <text:measure text:kind="unit">mm</text:measure><text:measure text:kind="gap"/></text:p>
          </draw:measure>
          <draw:measure draw:style-name="gr179" draw:text-style-name="P4" draw:layer="layout" svg:x1="23.3cm" svg:y1="17.171cm" svg:x2="8.1cm" svg:y2="17.171cm">
            <text:p text:style-name="P4"><text:measure text:kind="gap"/><text:measure text:kind="value">7.600</text:measure> <text:measure text:kind="unit">mm</text:measure><text:measure text:kind="gap"/></text:p>
          </draw:measure>
          <draw:line draw:style-name="gr174" draw:text-style-name="P22" draw:layer="layout" svg:x1="8.1cm" svg:y1="22.471cm" svg:x2="8.1cm" svg:y2="12.071cm">
            <text:p/>
          </draw:line>
          <draw:measure draw:style-name="gr180" draw:text-style-name="P4" draw:layer="layout" svg:x1="30.5cm" svg:y1="16.533cm" svg:x2="24.1cm" svg:y2="16.533cm">
            <text:p text:style-name="P4"><text:measure text:kind="gap"/><text:measure text:kind="value">3.200</text:measure> <text:measure text:kind="unit">mm</text:measure><text:measure text:kind="gap"/></text:p>
          </draw:measure>
          <draw:line draw:style-name="gr174" draw:text-style-name="P22" draw:layer="layout" svg:x1="7.3cm" svg:y1="22.471cm" svg:x2="7.3cm" svg:y2="11.671cm">
            <text:p/>
          </draw:line>
          <draw:line draw:style-name="gr174" draw:text-style-name="P22" draw:layer="layout" svg:x1="23.3cm" svg:y1="16.071cm" svg:x2="23.3cm" svg:y2="12.871cm">
            <text:p/>
          </draw:line>
          <draw:line draw:style-name="gr174" draw:text-style-name="P22" draw:layer="layout" svg:x1="25.7cm" svg:y1="16.071cm" svg:x2="31.7cm" svg:y2="16.071cm">
            <text:p/>
          </draw:line>
          <draw:line draw:style-name="gr174" draw:text-style-name="P22" draw:layer="layout" svg:x1="35.3cm" svg:y1="22.471cm" svg:x2="35.3cm" svg:y2="18.071cm">
            <text:p/>
          </draw:line>
          <draw:line draw:style-name="gr174" draw:text-style-name="P22" draw:layer="layout" svg:x1="35.3cm" svg:y1="18.071cm" svg:x2="31.3cm" svg:y2="16.071cm">
            <text:p/>
          </draw:line>
          <draw:measure draw:style-name="gr181" draw:text-style-name="P4" draw:layer="layout" svg:x1="21.791cm" svg:y1="12.071cm" svg:x2="21.791cm" svg:y2="16.071cm">
            <text:p text:style-name="P4"><text:measure text:kind="gap"/><text:measure text:kind="value">2.000</text:measure> <text:measure text:kind="unit">mm</text:measure><text:measure text:kind="gap"/></text:p>
          </draw:measure>
          <draw:measure draw:style-name="gr182" draw:text-style-name="P4" draw:layer="layout" svg:x1="34.9cm" svg:y1="17.671cm" svg:x2="31.7cm" svg:y2="17.671cm">
            <text:p text:style-name="P4"><text:measure text:kind="gap"/><text:measure text:kind="value">1.600</text:measure> <text:measure text:kind="unit">mm</text:measure><text:measure text:kind="gap"/></text:p>
          </draw:measure>
          <draw:measure draw:style-name="gr183" draw:text-style-name="P4" draw:layer="layout" svg:x1="22.4cm" svg:y1="12.871cm" svg:x2="22.4cm" svg:y2="16.071cm">
            <text:p text:style-name="P4"><text:measure text:kind="gap"/><text:measure text:kind="value">1.600</text:measure> <text:measure text:kind="unit">mm</text:measure><text:measure text:kind="gap"/></text:p>
          </draw:measure>
          <draw:measure draw:style-name="gr184" draw:text-style-name="P4" draw:layer="layout" svg:x1="22.9cm" svg:y1="22.471cm" svg:x2="13.3cm" svg:y2="22.471cm">
            <text:p text:style-name="P4"><text:measure text:kind="gap"/><text:measure text:kind="value">4.800</text:measure> <text:measure text:kind="unit">mm</text:measure><text:measure text:kind="gap"/></text:p>
          </draw:measure>
          <draw:measure draw:style-name="gr185" draw:text-style-name="P4" draw:layer="layout" svg:x1="34.1cm" svg:y1="22.471cm" svg:x2="27.7cm" svg:y2="22.471cm">
            <text:p text:style-name="P4"><text:measure text:kind="gap"/><text:measure text:kind="value">3.200</text:measure> <text:measure text:kind="unit">mm</text:measure><text:measure text:kind="gap"/></text:p>
          </draw:measure>
          <draw:measure draw:style-name="gr186" draw:text-style-name="P9" draw:layer="layout" svg:x1="35.3cm" svg:y1="23.997cm" svg:x2="7.3cm" svg:y2="23.997cm">
            <text:p text:style-name="P9"><text:measure text:kind="gap"/><text:measure text:kind="value">14.000</text:measure> <text:measure text:kind="unit">mm</text:measure><text:measure text:kind="gap"/></text:p>
          </draw:measure>
          <draw:line draw:style-name="gr174" draw:text-style-name="P22" draw:layer="layout" svg:x1="24.1cm" svg:y1="16.071cm" svg:x2="24.1cm" svg:y2="12.871cm">
            <text:p/>
          </draw:line>
          <draw:measure draw:style-name="gr187" draw:text-style-name="P4" draw:layer="layout" svg:x1="13.3cm" svg:y1="22.471cm" svg:x2="8.5cm" svg:y2="22.471cm">
            <text:p text:style-name="P4"><text:measure text:kind="gap"/><text:measure text:kind="value">2.400</text:measure> <text:measure text:kind="unit">mm</text:measure><text:measure text:kind="gap"/></text:p>
          </draw:measure>
          <draw:line draw:style-name="gr174" draw:text-style-name="P22" draw:layer="layout" svg:x1="34.5cm" svg:y1="22.471cm" svg:x2="34.5cm" svg:y2="18.071cm">
            <text:p/>
          </draw:line>
          <draw:measure draw:style-name="gr188" draw:text-style-name="P4" draw:layer="layout" svg:x1="27.7cm" svg:y1="22.471cm" svg:x2="22.9cm" svg:y2="22.471cm">
            <text:p text:style-name="P4"><text:measure text:kind="gap"/><text:measure text:kind="value">2.400</text:measure> <text:measure text:kind="unit">mm</text:measure><text:measure text:kind="gap"/></text:p>
          </draw:measure>
          <draw:line draw:style-name="gr165" draw:text-style-name="P22" draw:layer="layout" svg:x1="36.5cm" svg:y1="18.471cm" svg:x2="14.9cm" svg:y2="7.671cm">
            <text:p/>
          </draw:line>
          <draw:line draw:style-name="gr174" draw:text-style-name="P22" draw:layer="layout" svg:x1="19.3cm" svg:y1="9.671cm" svg:x2="16.1cm" svg:y2="8.071cm">
            <text:p/>
          </draw:line>
          <draw:line draw:style-name="gr174" draw:text-style-name="P22" draw:layer="layout" svg:x1="23.175cm" svg:y1="11.631cm" svg:x2="20.1cm" svg:y2="10.071cm">
            <text:p/>
          </draw:line>
          <draw:line draw:style-name="gr174" draw:text-style-name="P22" draw:layer="layout" svg:x1="34.5cm" svg:y1="17.271cm" svg:x2="31.3cm" svg:y2="15.671cm">
            <text:p/>
          </draw:line>
          <draw:line draw:style-name="gr165" draw:text-style-name="P22" draw:layer="layout" svg:x1="14.9cm" svg:y1="7.671cm" svg:x2="6.1cm" svg:y2="12.071cm">
            <text:p/>
          </draw:line>
          <draw:custom-shape draw:style-name="gr166" draw:text-style-name="P44" draw:layer="layout" svg:width="2.4cm" svg:height="0.4cm" svg:x="32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6" draw:text-style-name="P22" draw:layer="layout" svg:x1="34.1cm" svg:y1="22.471cm" svg:x2="34.1cm" svg:y2="18.071cm">
            <text:p/>
          </draw:line>
          <draw:line draw:style-name="gr170" draw:text-style-name="P22" draw:layer="layout" svg:x1="27.7cm" svg:y1="22.471cm" svg:x2="27.7cm" svg:y2="16.871cm">
            <text:p/>
          </draw:line>
          <draw:line draw:style-name="gr174" draw:text-style-name="P22" draw:layer="layout" svg:x1="25.7cm" svg:y1="16.871cm" svg:x2="31.7cm" svg:y2="16.871cm">
            <text:p/>
          </draw:line>
          <draw:line draw:style-name="gr174" draw:text-style-name="P22" draw:layer="layout" svg:x1="34.9cm" svg:y1="18.471cm" svg:x2="31.7cm" svg:y2="16.871cm">
            <text:p/>
          </draw:line>
          <draw:measure draw:style-name="gr189" draw:text-style-name="P4" draw:layer="layout" svg:x1="31.7cm" svg:y1="17.171cm" svg:x2="24.1cm" svg:y2="17.171cm">
            <text:p text:style-name="P4"><text:measure text:kind="gap"/><text:measure text:kind="value">3.800</text:measure> <text:measure text:kind="unit">mm</text:measure><text:measure text:kind="gap"/></text:p>
          </draw:measure>
          <draw:measure draw:style-name="gr190" draw:text-style-name="P4" draw:layer="layout" svg:x1="19.7cm" svg:y1="11.271cm" svg:x2="10.1cm" svg:y2="11.271cm">
            <text:p text:style-name="P4"><text:measure text:kind="gap"/><text:measure text:kind="value">4.800</text:measure> <text:measure text:kind="unit">mm</text:measure><text:measure text:kind="gap"/></text:p>
          </draw:measure>
          <draw:measure draw:style-name="gr191" draw:text-style-name="P4" draw:layer="layout" svg:x1="22.9cm" svg:y1="22.471cm" svg:x2="22.9cm" svg:y2="12.071cm">
            <text:p text:style-name="P4"><text:measure text:kind="gap"/><text:measure text:kind="value">5.200</text:measure> <text:measure text:kind="unit">mm</text:measure><text:measure text:kind="gap"/></text:p>
          </draw:measure>
          <draw:line draw:style-name="gr174" draw:text-style-name="P22" draw:layer="layout" svg:x1="24.9cm" svg:y1="16.071cm" svg:x2="24.9cm" svg:y2="12.871cm">
            <text:p/>
          </draw:line>
        </draw:g>
        <draw:custom-shape draw:style-name="gr192" draw:text-style-name="P45" draw:layer="layout" svg:width="34cm" svg:height="22.4cm" svg:x="2.5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93" draw:text-style-name="P46" draw:layer="layout" svg:width="1.6cm" svg:height="1.6cm" draw:transform="rotate (-1.5707963267949) translate (16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6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195" draw:text-style-name="P4" draw:layer="layout" svg:x1="18.9cm" svg:y1="20.871cm" svg:x2="14.1cm" svg:y2="20.871cm">
            <text:p text:style-name="P4"><text:measure text:kind="gap"/><text:measure text:kind="value">2.400</text:measure> <text:measure text:kind="unit">mm</text:measure><text:measure text:kind="gap"/></text:p>
          </draw:measure>
          <draw:measure draw:style-name="gr196" draw:text-style-name="P4" draw:layer="layout" svg:x1="35.3cm" svg:y1="20.871cm" svg:x2="33.3cm" svg:y2="20.871cm">
            <text:p text:style-name="P4"><text:measure text:kind="gap"/><text:measure text:kind="value">1.000</text:measure> <text:measure text:kind="unit">mm</text:measure><text:measure text:kind="gap"/></text:p>
          </draw:measure>
          <draw:g>
            <draw:custom-shape draw:style-name="gr193" draw:text-style-name="P46" draw:layer="layout" svg:width="1.6cm" svg:height="1.6cm" draw:transform="rotate (-1.5707963267949) translate (18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7.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9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9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1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1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9.7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9.5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3.3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3.1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6.5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6.3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1.3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1.1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30.9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30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32.5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32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9.3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29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1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1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198" draw:text-style-name="P4" draw:layer="layout" svg:x1="28.5cm" svg:y1="20.871cm" svg:x2="23.7cm" svg:y2="20.871cm">
            <text:p text:style-name="P4"><text:measure text:kind="gap"/><text:measure text:kind="value">2.400</text:measure> <text:measure text:kind="unit">mm</text:measure><text:measure text:kind="gap"/></text:p>
          </draw:measure>
          <draw:measure draw:style-name="gr199" draw:text-style-name="P4" draw:layer="layout" svg:x1="23.7cm" svg:y1="20.871cm" svg:x2="18.9cm" svg:y2="20.871cm">
            <text:p text:style-name="P4"><text:measure text:kind="gap"/><text:measure text:kind="value">2.400</text:measure> <text:measure text:kind="unit">mm</text:measure><text:measure text:kind="gap"/></text:p>
          </draw:measure>
          <draw:measure draw:style-name="gr200" draw:text-style-name="P4" draw:layer="layout" svg:x1="14.1cm" svg:y1="20.871cm" svg:x2="9.3cm" svg:y2="20.871cm">
            <text:p text:style-name="P4"><text:measure text:kind="gap"/><text:measure text:kind="value">2.400</text:measure> <text:measure text:kind="unit">mm</text:measure><text:measure text:kind="gap"/></text:p>
          </draw:measure>
          <draw:measure draw:style-name="gr201" draw:text-style-name="P4" draw:layer="layout" svg:x1="9.3cm" svg:y1="20.871cm" svg:x2="7.3cm" svg:y2="20.871cm">
            <text:p text:style-name="P4"><text:measure text:kind="gap"/><text:measure text:kind="value">1.000</text:measure> <text:measure text:kind="unit">mm</text:measure><text:measure text:kind="gap"/></text:p>
          </draw:measure>
          <draw:measure draw:style-name="gr202" draw:text-style-name="P4" draw:layer="layout" svg:x1="33.3cm" svg:y1="20.871cm" svg:x2="28.5cm" svg:y2="20.871cm">
            <text:p text:style-name="P4"><text:measure text:kind="gap"/><text:measure text:kind="value">2.400</text:measure> <text:measure text:kind="unit">mm</text:measure><text:measure text:kind="gap"/></text:p>
          </draw:measure>
          <draw:g>
            <draw:custom-shape draw:style-name="gr203" draw:text-style-name="P46" draw:layer="layout" svg:width="1.6cm" svg:height="3.2cm" draw:transform="rotate (-1.5707963267949) translate (26.1cm 18.9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24.29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25.89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4" draw:text-style-name="P47" draw:layer="layout" svg:width="2cm" svg:height="4cm" svg:x="23.499cm" svg:y="18.071cm">
              <text:p/>
              <draw:enhanced-geometry svg:viewBox="0 0 21600 21600" draw:type="rectangle" draw:enhanced-path="M 0 0 L 21600 0 21600 21600 0 21600 0 0 Z N"/>
            </draw:custom-shape>
            <draw:custom-shape draw:style-name="gr205" draw:text-style-name="P16" draw:layer="layout" svg:width="1.2cm" svg:height="1.2cm" draw:transform="rotate (-1.5707963267949) translate (25.099cm 1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5" draw:text-style-name="P16" draw:layer="layout" svg:width="1.2cm" svg:height="1.2cm" draw:transform="rotate (-1.5707963267949) translate (25.099cm 20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1.7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1.5cm 12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6" draw:text-style-name="P48" draw:layer="layout" svg:width="8.8cm" svg:height="1.6cm" svg:x="5.7cm" svg:y="4.071cm">
          <draw:text-box>
            <text:p text:style-name="P28">Gevel Westzijde</text:p>
          </draw:text-box>
        </draw:fram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6" draw:style-name="dp1" draw:master-page-name="Default">
        <draw:custom-shape draw:style-name="gr192" draw:text-style-name="P45" draw:layer="layout" svg:width="34cm" svg:height="22.4cm" svg:x="2.5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7" draw:text-style-name="P8" draw:layer="layout" svg:width="0.502cm" svg:height="1.187cm" svg:x="22.7cm" svg:y="17.671cm">
          <draw:text-box>
            <text:p/>
          </draw:text-box>
        </draw:frame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N <text:s text:c="2"/>Z</text:span></text:p>
          <text:p text:style-name="P9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6" draw:text-style-name="P50" draw:layer="layout" svg:width="8.8cm" svg:height="1.6cm" svg:x="5.7cm" svg:y="4.871cm">
          <draw:text-box>
            <text:p text:style-name="P49"><text:span text:style-name="T11">Spanten vanaf Westzijde</text:span></text:p>
          </draw:text-box>
        </draw:frame>
        <draw:g>
          <draw:custom-shape draw:style-name="gr154" draw:text-style-name="P41" draw:layer="layout" svg:width="8.4cm" svg:height="0.4cm" svg:x="26.1cm" svg:y="2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41" draw:layer="layout" svg:width="17.6cm" svg:height="0.4cm" svg:x="8.1cm" svg:y="22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6" draw:text-style-name="P22" draw:layer="layout" svg:x1="22.9cm" svg:y1="16.871cm" svg:x2="22.9cm" svg:y2="12.471cm">
            <text:p/>
          </draw:line>
          <draw:line draw:style-name="gr158" draw:text-style-name="P22" draw:layer="layout" svg:x1="8.5cm" svg:y1="16.871cm" svg:x2="25.3cm" svg:y2="16.871cm">
            <text:p/>
          </draw:line>
          <draw:line draw:style-name="gr159" draw:text-style-name="P22" draw:layer="layout" svg:x1="25.7cm" svg:y1="16.871cm" svg:x2="31.7cm" svg:y2="16.871cm">
            <text:p/>
          </draw:line>
          <draw:custom-shape draw:style-name="gr160" draw:text-style-name="P43" draw:layer="layout" svg:width="29.6cm" svg:height="2cm" svg:x="6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12.1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21.7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26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7" draw:text-style-name="P22" draw:layer="layout" svg:x1="10.1cm" svg:y1="10.871cm" svg:x2="19.7cm" svg:y2="10.871cm">
            <text:p/>
          </draw:line>
          <draw:measure draw:style-name="gr208" draw:text-style-name="P4" draw:layer="layout" svg:x1="7.3cm" svg:y1="12.071cm" svg:x2="7.3cm" svg:y2="8.071cm">
            <text:p text:style-name="P4"><text:measure text:kind="gap"/><text:measure text:kind="value">2.000</text:measure> <text:measure text:kind="unit">mm</text:measure><text:measure text:kind="gap"/></text:p>
          </draw:measure>
          <draw:measure draw:style-name="gr209" draw:text-style-name="P4" draw:layer="layout" svg:x1="23.2cm" svg:y1="16.871cm" svg:x2="23.2cm" svg:y2="22.071cm">
            <text:p text:style-name="P4"><text:measure text:kind="gap"/><text:measure text:kind="value">2.600</text:measure> <text:measure text:kind="unit">mm</text:measure><text:measure text:kind="gap"/></text:p>
          </draw:measure>
          <draw:line draw:style-name="gr170" draw:text-style-name="P22" draw:layer="layout" svg:x1="13.3cm" svg:y1="22.471cm" svg:x2="13.3cm" svg:y2="9.271cm">
            <text:p/>
          </draw:line>
          <draw:line draw:style-name="gr171" draw:text-style-name="P22" draw:layer="layout" svg:x1="8.5cm" svg:y1="11.671cm" svg:x2="14.9cm" svg:y2="8.471cm">
            <text:p/>
          </draw:line>
          <draw:measure draw:style-name="gr172" draw:text-style-name="P9" draw:layer="layout" svg:x1="14.9cm" svg:y1="8.471cm" svg:x2="22.9cm" svg:y2="12.471cm">
            <text:p text:style-name="P9"><text:measure text:kind="gap"/><text:measure text:kind="value">4.472</text:measure> <text:measure text:kind="unit">mm</text:measure><text:measure text:kind="gap"/></text:p>
          </draw:measure>
          <draw:measure draw:style-name="gr210" draw:text-style-name="P4" draw:layer="layout" svg:x1="35.3cm" svg:y1="18.071cm" svg:x2="35.3cm" svg:y2="22.471cm">
            <text:p text:style-name="P4"><text:measure text:kind="gap"/><text:measure text:kind="value">2.200</text:measure> <text:measure text:kind="unit">mm</text:measure><text:measure text:kind="gap"/></text:p>
          </draw:measure>
          <draw:line draw:style-name="gr171" draw:text-style-name="P22" draw:layer="layout" svg:x1="14.9cm" svg:y1="8.471cm" svg:x2="22.9cm" svg:y2="12.471cm">
            <text:p/>
          </draw:line>
          <draw:line draw:style-name="gr170" draw:text-style-name="P22" draw:layer="layout" svg:x1="22.9cm" svg:y1="22.471cm" svg:x2="22.9cm" svg:y2="16.871cm">
            <text:p/>
          </draw:line>
          <draw:measure draw:style-name="gr211" draw:text-style-name="P4" draw:layer="layout" svg:x1="7.7cm" svg:y1="22.471cm" svg:x2="7.7cm" svg:y2="12.071cm">
            <text:p text:style-name="P4"><text:measure text:kind="gap"/><text:measure text:kind="value">5.200</text:measure> <text:measure text:kind="unit">mm</text:measure><text:measure text:kind="gap"/></text:p>
          </draw:measure>
          <draw:measure draw:style-name="gr212" draw:text-style-name="P4" draw:layer="layout" svg:x1="16.574cm" svg:y1="16.471cm" svg:x2="16.574cm" svg:y2="11.271cm">
            <text:p text:style-name="P4"><text:measure text:kind="gap"/><text:measure text:kind="value">2.600</text:measure> <text:measure text:kind="unit">mm</text:measure><text:measure text:kind="gap"/></text:p>
          </draw:measure>
          <draw:line draw:style-name="gr171" draw:text-style-name="P22" draw:layer="layout" svg:x1="31.7cm" svg:y1="16.871cm" svg:x2="34.1cm" svg:y2="18.071cm">
            <text:p/>
          </draw:line>
          <draw:measure draw:style-name="gr177" draw:text-style-name="P9" draw:layer="layout" svg:x1="8.5cm" svg:y1="11.671cm" svg:x2="14.9cm" svg:y2="8.471cm">
            <text:p text:style-name="P9"><text:measure text:kind="gap"/><text:measure text:kind="value">3.577,5</text:measure> <text:measure text:kind="unit">mm</text:measure><text:measure text:kind="gap"/></text:p>
          </draw:measure>
          <draw:measure draw:style-name="gr177" draw:text-style-name="P9" draw:layer="layout" svg:x1="31.7cm" svg:y1="16.871cm" svg:x2="34.9cm" svg:y2="18.471cm">
            <text:p text:style-name="P9"><text:measure text:kind="gap"/><text:measure text:kind="value">1.789</text:measure> <text:measure text:kind="unit">mm</text:measure><text:measure text:kind="gap"/></text:p>
          </draw:measure>
          <draw:measure draw:style-name="gr178" draw:text-style-name="P9" draw:layer="layout" svg:x1="22.9cm" svg:y1="12.471cm" svg:x2="31.7cm" svg:y2="16.871cm">
            <text:p text:style-name="P9"><text:measure text:kind="gap"/><text:measure text:kind="value">4.919,5</text:measure> <text:measure text:kind="unit">mm</text:measure><text:measure text:kind="gap"/></text:p>
          </draw:measure>
          <draw:measure draw:style-name="gr213" draw:text-style-name="P4" draw:layer="layout" svg:x1="25.7cm" svg:y1="17.271cm" svg:x2="8.1cm" svg:y2="17.271cm">
            <text:p text:style-name="P4"><text:measure text:kind="gap"/><text:measure text:kind="value">8.800</text:measure> <text:measure text:kind="unit">mm</text:measure><text:measure text:kind="gap"/></text:p>
          </draw:measure>
          <draw:measure draw:style-name="gr214" draw:text-style-name="P4" draw:layer="layout" svg:x1="34.9cm" svg:y1="17.671cm" svg:x2="31.7cm" svg:y2="17.671cm">
            <text:p text:style-name="P4"><text:measure text:kind="gap"/><text:measure text:kind="value">1.600</text:measure> <text:measure text:kind="unit">mm</text:measure><text:measure text:kind="gap"/></text:p>
          </draw:measure>
          <draw:measure draw:style-name="gr215" draw:text-style-name="P4" draw:layer="layout" svg:x1="22.5cm" svg:y1="12.471cm" svg:x2="22.5cm" svg:y2="16.871cm">
            <text:p text:style-name="P4"><text:measure text:kind="gap"/><text:measure text:kind="value">2.200</text:measure> <text:measure text:kind="unit">mm</text:measure><text:measure text:kind="gap"/></text:p>
          </draw:measure>
          <draw:measure draw:style-name="gr216" draw:text-style-name="P4" draw:layer="layout" svg:x1="22.9cm" svg:y1="22.471cm" svg:x2="13.3cm" svg:y2="22.471cm">
            <text:p text:style-name="P4"><text:measure text:kind="gap"/><text:measure text:kind="value">4.800</text:measure> <text:measure text:kind="unit">mm</text:measure><text:measure text:kind="gap"/></text:p>
          </draw:measure>
          <draw:measure draw:style-name="gr217" draw:text-style-name="P4" draw:layer="layout" svg:x1="34.1cm" svg:y1="22.471cm" svg:x2="27.7cm" svg:y2="22.471cm">
            <text:p text:style-name="P4"><text:measure text:kind="gap"/><text:measure text:kind="value">3.200</text:measure> <text:measure text:kind="unit">mm</text:measure><text:measure text:kind="gap"/></text:p>
          </draw:measure>
          <draw:measure draw:style-name="gr186" draw:text-style-name="P9" draw:layer="layout" svg:x1="35.3cm" svg:y1="23.997cm" svg:x2="7.3cm" svg:y2="23.997cm">
            <text:p text:style-name="P9"><text:measure text:kind="gap"/><text:measure text:kind="value">14.000</text:measure> <text:measure text:kind="unit">mm</text:measure><text:measure text:kind="gap"/></text:p>
          </draw:measure>
          <draw:measure draw:style-name="gr218" draw:text-style-name="P4" draw:layer="layout" svg:x1="13.3cm" svg:y1="22.471cm" svg:x2="8.5cm" svg:y2="22.471cm">
            <text:p text:style-name="P4"><text:measure text:kind="gap"/><text:measure text:kind="value">2.400</text:measure> <text:measure text:kind="unit">mm</text:measure><text:measure text:kind="gap"/></text:p>
          </draw:measure>
          <draw:measure draw:style-name="gr219" draw:text-style-name="P4" draw:layer="layout" svg:x1="27.7cm" svg:y1="22.471cm" svg:x2="22.9cm" svg:y2="22.471cm">
            <text:p text:style-name="P4"><text:measure text:kind="gap"/><text:measure text:kind="value">2.400</text:measure> <text:measure text:kind="unit">mm</text:measure><text:measure text:kind="gap"/></text:p>
          </draw:measure>
          <draw:custom-shape draw:style-name="gr166" draw:text-style-name="P44" draw:layer="layout" svg:width="2.4cm" svg:height="0.4cm" svg:x="32.5cm" svg:y="2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6" draw:text-style-name="P22" draw:layer="layout" svg:x1="34.1cm" svg:y1="22.471cm" svg:x2="34.1cm" svg:y2="18.071cm">
            <text:p/>
          </draw:line>
          <draw:line draw:style-name="gr170" draw:text-style-name="P22" draw:layer="layout" svg:x1="27.7cm" svg:y1="22.471cm" svg:x2="27.7cm" svg:y2="16.871cm">
            <text:p/>
          </draw:line>
          <draw:measure draw:style-name="gr220" draw:text-style-name="P4" draw:layer="layout" svg:x1="31.7cm" svg:y1="17.271cm" svg:x2="25.7cm" svg:y2="17.271cm">
            <text:p text:style-name="P4"><text:measure text:kind="gap"/><text:measure text:kind="value">3.000</text:measure> <text:measure text:kind="unit">mm</text:measure><text:measure text:kind="gap"/></text:p>
          </draw:measure>
          <draw:measure draw:style-name="gr221" draw:text-style-name="P4" draw:layer="layout" svg:x1="19.7cm" svg:y1="11.271cm" svg:x2="10.1cm" svg:y2="11.271cm">
            <text:p text:style-name="P4"><text:measure text:kind="gap"/><text:measure text:kind="value">4.800</text:measure> <text:measure text:kind="unit">mm</text:measure><text:measure text:kind="gap"/></text:p>
          </draw:measure>
        </draw:g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7" draw:style-name="dp1" draw:master-page-name="Default">
        <draw:g>
          <draw:line draw:style-name="gr144" draw:text-style-name="P22" draw:layer="layout" svg:x1="29.3cm" svg:y1="11.271cm" svg:x2="29.3cm" svg:y2="11.671cm">
            <text:p/>
          </draw:line>
          <draw:line draw:style-name="gr144" draw:text-style-name="P22" draw:layer="layout" svg:x1="14.9cm" svg:y1="17.271cm" svg:x2="14.9cm" svg:y2="17.671cm">
            <text:p/>
          </draw:line>
          <draw:line draw:style-name="gr144" draw:text-style-name="P22" draw:layer="layout" svg:x1="19.7cm" svg:y1="17.271cm" svg:x2="19.7cm" svg:y2="17.671cm">
            <text:p/>
          </draw:line>
          <draw:line draw:style-name="gr144" draw:text-style-name="P22" draw:layer="layout" svg:x1="29.3cm" svg:y1="17.271cm" svg:x2="29.3cm" svg:y2="17.671cm">
            <text:p/>
          </draw:line>
        </draw:g>
        <draw:g>
          <draw:custom-shape draw:style-name="gr148" draw:text-style-name="P40" draw:layer="layout" svg:width="10.8cm" svg:height="16.001cm" draw:transform="rotate (1.5707963267949) translate (19.281cm 2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5" draw:text-style-name="P39" draw:layer="layout" svg:width="4cm" svg:height="8cm" draw:transform="rotate (-1.5707963267949) translate (27.7cm 7.6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6" draw:text-style-name="P39" draw:layer="layout" svg:width="8cm" svg:height="4cm" draw:transform="rotate (-3.14159265358979) translate (35.7cm 11.6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7" draw:text-style-name="P39" draw:layer="layout" svg:width="2.399cm" svg:height="4.799cm" draw:transform="rotate (-1.5707963267949) translate (11.683cm 15.654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9" draw:text-style-name="P40" draw:layer="layout" svg:width="5.6cm" svg:height="7.6cm" draw:transform="rotate (1.5707963267949) translate (11.699cm 22.4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0" draw:text-style-name="P40" draw:layer="layout" svg:width="4.4cm" svg:height="4.399cm" draw:transform="rotate (1.5707963267949) translate (7.283cm 22.4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1" draw:text-style-name="P40" draw:layer="layout" svg:width="1.577cm" svg:height="6cm" draw:transform="rotate (1.5707963267949) translate (11.699cm 16.84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2" draw:text-style-name="P40" draw:layer="layout" svg:width="4cm" svg:height="1.6cm" draw:transform="rotate (1.5707963267949) translate (17.699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3" draw:text-style-name="P39" draw:layer="layout" svg:width="0.8cm" svg:height="1.6cm" draw:transform="rotate (-1.5707963267949) translate (19.299cm 12.0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156" draw:text-style-name="P22" draw:layer="layout" svg:x1="19.7cm" svg:y1="16.871cm" svg:x2="19.7cm" svg:y2="12.471cm">
            <text:p/>
          </draw:line>
          <draw:custom-shape draw:style-name="gr157" draw:text-style-name="P42" draw:layer="layout" svg:width="4cm" svg:height="0.8cm" draw:transform="rotate (1.5707963267949) translate (18.5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58" draw:text-style-name="P22" draw:layer="layout" svg:x1="34.1cm" svg:y1="16.871cm" svg:x2="18.9cm" svg:y2="16.871cm">
            <text:p/>
          </draw:line>
          <draw:line draw:style-name="gr159" draw:text-style-name="P22" draw:layer="layout" svg:x1="18.5cm" svg:y1="16.871cm" svg:x2="10.9cm" svg:y2="16.871cm">
            <text:p/>
          </draw:line>
          <draw:custom-shape draw:style-name="gr160" draw:text-style-name="P43" draw:layer="layout" svg:width="29.6cm" svg:height="2cm" svg:x="6.5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2" draw:text-style-name="P41" draw:layer="layout" svg:width="9.6cm" svg:height="0.4cm" svg:x="8.5cm" svg:y="22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1" draw:text-style-name="P42" draw:layer="layout" svg:width="4.4cm" svg:height="0.8cm" draw:transform="rotate (1.5707963267949) translate (7.3cm 22.4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38" draw:text-style-name="P22" draw:layer="layout" svg:x1="17.7cm" svg:y1="12.471cm" svg:x2="17.3cm" svg:y2="12.071cm">
            <text:p/>
          </draw:line>
          <draw:custom-shape draw:style-name="gr162" draw:text-style-name="P42" draw:layer="layout" svg:width="10.4cm" svg:height="0.8cm" draw:transform="rotate (1.5707963267949) translate (34.5cm 22.4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3" draw:text-style-name="P42" draw:layer="layout" svg:width="0.8cm" svg:height="7.6cm" draw:transform="rotate (1.5707963267949) translate (10.9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4" draw:text-style-name="P42" draw:layer="layout" svg:width="0.8cm" svg:height="15.2cm" draw:transform="rotate (1.5707963267949) translate (19.3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38" draw:text-style-name="P22" draw:layer="layout" svg:x1="12.1cm" svg:y1="14.471cm" svg:x2="17.7cm" svg:y2="14.471cm">
            <text:p/>
          </draw:line>
          <draw:line draw:style-name="gr138" draw:text-style-name="P22" draw:layer="layout" svg:x1="12.1cm" svg:y1="15.271cm" svg:x2="17.7cm" svg:y2="15.271cm">
            <text:p/>
          </draw:line>
          <draw:line draw:style-name="gr138" draw:text-style-name="P22" draw:layer="layout" svg:x1="12.1cm" svg:y1="14.871cm" svg:x2="17.7cm" svg:y2="14.871cm">
            <text:p/>
          </draw:line>
          <draw:line draw:style-name="gr138" draw:text-style-name="P22" draw:layer="layout" svg:x1="12.1cm" svg:y1="14.471cm" svg:x2="12.1cm" svg:y2="15.671cm">
            <text:p/>
          </draw:line>
          <draw:line draw:style-name="gr165" draw:text-style-name="P22" draw:layer="layout" svg:x1="16.9cm" svg:y1="12.071cm" svg:x2="19.7cm" svg:y2="11.671cm">
            <text:p/>
          </draw:line>
          <draw:line draw:style-name="gr138" draw:text-style-name="P22" draw:layer="layout" svg:x1="17.3cm" svg:y1="12.071cm" svg:x2="20.1cm" svg:y2="11.671cm">
            <text:p/>
          </draw:line>
          <draw:custom-shape draw:style-name="gr166" draw:text-style-name="P44" draw:layer="layout" svg:width="2.4cm" svg:height="0.4cm" svg:x="28.1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18.5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6" draw:text-style-name="P44" draw:layer="layout" svg:width="2.4cm" svg:height="0.4cm" svg:x="13.7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67" draw:text-style-name="P22" draw:layer="layout" svg:x1="32.5cm" svg:y1="10.871cm" svg:x2="22.9cm" svg:y2="10.871cm">
            <text:p/>
          </draw:line>
          <draw:custom-shape draw:style-name="gr223" draw:text-style-name="P41" draw:layer="layout" svg:width="16cm" svg:height="0.4cm" svg:x="18.5cm" svg:y="22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70" draw:text-style-name="P22" draw:layer="layout" svg:x1="29.3cm" svg:y1="22.471cm" svg:x2="29.3cm" svg:y2="9.271cm">
            <text:p/>
          </draw:line>
          <draw:line draw:style-name="gr171" draw:text-style-name="P22" draw:layer="layout" svg:x1="34.1cm" svg:y1="11.671cm" svg:x2="27.7cm" svg:y2="8.471cm">
            <text:p/>
          </draw:line>
          <draw:line draw:style-name="gr171" draw:text-style-name="P22" draw:layer="layout" svg:x1="27.7cm" svg:y1="8.471cm" svg:x2="19.7cm" svg:y2="12.471cm">
            <text:p/>
          </draw:line>
          <draw:line draw:style-name="gr174" draw:text-style-name="P22" draw:layer="layout" svg:x1="35.3cm" svg:y1="11.671cm" svg:x2="27.3cm" svg:y2="7.671cm">
            <text:p/>
          </draw:line>
          <draw:line draw:style-name="gr170" draw:text-style-name="P22" draw:layer="layout" svg:x1="19.7cm" svg:y1="22.471cm" svg:x2="19.7cm" svg:y2="16.871cm">
            <text:p/>
          </draw:line>
          <draw:line draw:style-name="gr174" draw:text-style-name="P22" draw:layer="layout" svg:x1="18.9cm" svg:y1="12.871cm" svg:x2="27.7cm" svg:y2="8.471cm">
            <text:p/>
          </draw:line>
          <draw:line draw:style-name="gr174" draw:text-style-name="P22" draw:layer="layout" svg:x1="17.7cm" svg:y1="12.871cm" svg:x2="28.1cm" svg:y2="7.671cm">
            <text:p/>
          </draw:line>
          <draw:line draw:style-name="gr174" draw:text-style-name="P22" draw:layer="layout" svg:x1="34.9cm" svg:y1="12.071cm" svg:x2="27.7cm" svg:y2="8.471cm">
            <text:p/>
          </draw:line>
          <draw:line draw:style-name="gr171" draw:text-style-name="P22" draw:layer="layout" svg:x1="10.9cm" svg:y1="16.871cm" svg:x2="8.5cm" svg:y2="18.071cm">
            <text:p/>
          </draw:line>
          <draw:line draw:style-name="gr174" draw:text-style-name="P22" draw:layer="layout" svg:x1="34.5cm" svg:y1="16.871cm" svg:x2="19.3cm" svg:y2="16.871cm">
            <text:p/>
          </draw:line>
          <draw:line draw:style-name="gr174" draw:text-style-name="P22" draw:layer="layout" svg:x1="34.5cm" svg:y1="16.071cm" svg:x2="19.3cm" svg:y2="16.071cm">
            <text:p/>
          </draw:line>
          <draw:line draw:style-name="gr174" draw:text-style-name="P22" draw:layer="layout" svg:x1="34.5cm" svg:y1="22.471cm" svg:x2="34.5cm" svg:y2="12.071cm">
            <text:p/>
          </draw:line>
          <draw:line draw:style-name="gr174" draw:text-style-name="P22" draw:layer="layout" svg:x1="35.3cm" svg:y1="22.471cm" svg:x2="35.3cm" svg:y2="11.671cm">
            <text:p/>
          </draw:line>
          <draw:line draw:style-name="gr174" draw:text-style-name="P22" draw:layer="layout" svg:x1="19.3cm" svg:y1="16.871cm" svg:x2="19.3cm" svg:y2="12.871cm">
            <text:p/>
          </draw:line>
          <draw:line draw:style-name="gr174" draw:text-style-name="P22" draw:layer="layout" svg:x1="18.5cm" svg:y1="16.071cm" svg:x2="10.9cm" svg:y2="16.071cm">
            <text:p/>
          </draw:line>
          <draw:line draw:style-name="gr174" draw:text-style-name="P22" draw:layer="layout" svg:x1="7.3cm" svg:y1="22.471cm" svg:x2="7.3cm" svg:y2="18.071cm">
            <text:p/>
          </draw:line>
          <draw:line draw:style-name="gr174" draw:text-style-name="P22" draw:layer="layout" svg:x1="7.3cm" svg:y1="18.071cm" svg:x2="11.3cm" svg:y2="16.071cm">
            <text:p/>
          </draw:line>
          <draw:measure draw:style-name="gr224" draw:text-style-name="P4" draw:layer="layout" svg:x1="19.7cm" svg:y1="22.471cm" svg:x2="29.3cm" svg:y2="22.471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6" draw:text-style-name="P9" draw:layer="layout" svg:x1="7.3cm" svg:y1="23.997cm" svg:x2="35.3cm" svg:y2="23.997cm">
            <text:p text:style-name="P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74" draw:text-style-name="P22" draw:layer="layout" svg:x1="18.5cm" svg:y1="16.071cm" svg:x2="18.5cm" svg:y2="12.871cm">
            <text:p/>
          </draw:line>
          <draw:line draw:style-name="gr174" draw:text-style-name="P22" draw:layer="layout" svg:x1="8.1cm" svg:y1="22.471cm" svg:x2="8.1cm" svg:y2="18.071cm">
            <text:p/>
          </draw:line>
          <draw:line draw:style-name="gr165" draw:text-style-name="P22" draw:layer="layout" svg:x1="6.1cm" svg:y1="18.471cm" svg:x2="27.7cm" svg:y2="7.671cm">
            <text:p/>
          </draw:line>
          <draw:line draw:style-name="gr174" draw:text-style-name="P22" draw:layer="layout" svg:x1="23.3cm" svg:y1="9.671cm" svg:x2="26.5cm" svg:y2="8.071cm">
            <text:p/>
          </draw:line>
          <draw:line draw:style-name="gr174" draw:text-style-name="P22" draw:layer="layout" svg:x1="19.425cm" svg:y1="11.631cm" svg:x2="22.5cm" svg:y2="10.071cm">
            <text:p/>
          </draw:line>
          <draw:line draw:style-name="gr174" draw:text-style-name="P22" draw:layer="layout" svg:x1="8.1cm" svg:y1="17.271cm" svg:x2="11.3cm" svg:y2="15.671cm">
            <text:p/>
          </draw:line>
          <draw:line draw:style-name="gr165" draw:text-style-name="P22" draw:layer="layout" svg:x1="27.7cm" svg:y1="7.671cm" svg:x2="36.5cm" svg:y2="12.071cm">
            <text:p/>
          </draw:line>
          <draw:custom-shape draw:style-name="gr166" draw:text-style-name="P44" draw:layer="layout" svg:width="2.4cm" svg:height="0.4cm" svg:x="7.7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56" draw:text-style-name="P22" draw:layer="layout" svg:x1="8.5cm" svg:y1="22.471cm" svg:x2="8.5cm" svg:y2="18.071cm">
            <text:p/>
          </draw:line>
          <draw:line draw:style-name="gr170" draw:text-style-name="P22" draw:layer="layout" svg:x1="14.9cm" svg:y1="22.471cm" svg:x2="14.9cm" svg:y2="16.871cm">
            <text:p/>
          </draw:line>
          <draw:line draw:style-name="gr174" draw:text-style-name="P22" draw:layer="layout" svg:x1="19.3cm" svg:y1="16.871cm" svg:x2="10.9cm" svg:y2="16.871cm">
            <text:p/>
          </draw:line>
          <draw:line draw:style-name="gr174" draw:text-style-name="P22" draw:layer="layout" svg:x1="7.7cm" svg:y1="18.471cm" svg:x2="10.9cm" svg:y2="16.871cm">
            <text:p/>
          </draw:line>
          <draw:line draw:style-name="gr174" draw:text-style-name="P22" draw:layer="layout" svg:x1="17.7cm" svg:y1="16.071cm" svg:x2="17.7cm" svg:y2="12.871cm">
            <text:p/>
          </draw:line>
        </draw:g>
        <draw:custom-shape draw:style-name="gr225" draw:text-style-name="P45" draw:layer="layout" svg:width="36cm" svg:height="22.4cm" svg:x="2.5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93" draw:text-style-name="P46" draw:layer="layout" svg:width="1.6cm" svg:height="1.6cm" draw:transform="rotate (-1.5707963267949) translate (24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4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1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1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2.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2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26" draw:text-style-name="P46" draw:layer="layout" svg:width="0.8cm" svg:height="0.8cm" draw:transform="rotate (-1.5707963267949) translate (26.1cm 1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7" draw:text-style-name="P16" draw:layer="layout" svg:width="0.8cm" svg:height="0.6cm" draw:transform="rotate (-1.5707963267949) translate (26cm 1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3.3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3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1.7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1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4.9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4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9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9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8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7.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228" draw:text-style-name="P16" draw:layer="layout" svg:width="4cm" svg:height="1.2cm" draw:transform="rotate (-1.5707963267949) translate (32.9cm 18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8" draw:text-style-name="P16" draw:layer="layout" svg:width="4cm" svg:height="1.2cm" draw:transform="rotate (-1.5707963267949) translate (31.3cm 18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47" draw:layer="layout" svg:width="2cm" svg:height="4cm" svg:x="30.5cm" svg:y="18.0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32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32.1cm 2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29" draw:text-style-name="P4" draw:layer="layout" svg:x1="33.3cm" svg:y1="20.971cm" svg:x2="35.3cm" svg:y2="20.97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0" draw:text-style-name="P4" draw:layer="layout" svg:x1="9.3cm" svg:y1="20.971cm" svg:x2="14.1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1" draw:text-style-name="P4" draw:layer="layout" svg:x1="7.3cm" svg:y1="20.971cm" svg:x2="9.3cm" svg:y2="20.97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193" draw:text-style-name="P46" draw:layer="layout" svg:width="1.6cm" svg:height="1.6cm" draw:transform="rotate (-1.5707963267949) translate (27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7.5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30.9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30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4.5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4.3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2.9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2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232" draw:text-style-name="P4" draw:layer="layout" svg:x1="14.1cm" svg:y1="20.971cm" svg:x2="18.9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3" draw:text-style-name="P4" draw:layer="layout" svg:x1="18.9cm" svg:y1="20.971cm" svg:x2="23.7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4" draw:text-style-name="P4" draw:layer="layout" svg:x1="23.7cm" svg:y1="20.971cm" svg:x2="28.5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5" draw:text-style-name="P4" draw:layer="layout" svg:x1="28.5cm" svg:y1="20.971cm" svg:x2="33.3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frame draw:style-name="gr207" draw:text-style-name="P8" draw:layer="layout" svg:width="0.502cm" svg:height="1.187cm" svg:x="22.7cm" svg:y="17.671cm">
          <draw:text-box>
            <text:p/>
          </draw:text-box>
        </draw:frame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Z <text:s text:c="2"/>N</text:span></text:p>
          <text:p text:style-name="P9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6" draw:text-style-name="P48" draw:layer="layout" svg:width="8.8cm" svg:height="1.6cm" svg:x="5.7cm" svg:y="4.071cm">
          <draw:text-box>
            <text:p text:style-name="P28">Gevel Oostzijde</text:p>
          </draw:text-box>
        </draw:fram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8" draw:style-name="dp1" draw:master-page-name="Default">
        <draw:g>
          <draw:custom-shape draw:style-name="gr148" draw:text-style-name="P40" draw:layer="layout" svg:width="10.8cm" svg:height="16.001cm" draw:transform="rotate (1.5707963267949) translate (19.281cm 2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5" draw:text-style-name="P39" draw:layer="layout" svg:width="4cm" svg:height="8cm" draw:transform="rotate (-1.5707963267949) translate (27.7cm 7.6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6" draw:text-style-name="P39" draw:layer="layout" svg:width="8cm" svg:height="4cm" draw:transform="rotate (-3.14159265358979) translate (35.7cm 11.6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7" draw:text-style-name="P39" draw:layer="layout" svg:width="2.399cm" svg:height="4.799cm" draw:transform="rotate (-1.5707963267949) translate (11.683cm 15.654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9" draw:text-style-name="P40" draw:layer="layout" svg:width="5.6cm" svg:height="7.6cm" draw:transform="rotate (1.5707963267949) translate (11.699cm 22.4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0" draw:text-style-name="P40" draw:layer="layout" svg:width="4.4cm" svg:height="4.399cm" draw:transform="rotate (1.5707963267949) translate (7.283cm 22.4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36" draw:text-style-name="P40" draw:layer="layout" svg:width="1.6cm" svg:height="6cm" draw:transform="rotate (1.5707963267949) translate (11.7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2" draw:text-style-name="P40" draw:layer="layout" svg:width="4cm" svg:height="1.6cm" draw:transform="rotate (1.5707963267949) translate (17.699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3" draw:text-style-name="P39" draw:layer="layout" svg:width="0.8cm" svg:height="1.6cm" draw:transform="rotate (-1.5707963267949) translate (19.299cm 12.07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57" draw:text-style-name="P42" draw:layer="layout" svg:width="4cm" svg:height="0.8cm" draw:transform="rotate (1.5707963267949) translate (18.5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0" draw:text-style-name="P43" draw:layer="layout" svg:width="29.6cm" svg:height="2cm" svg:x="6.5cm" svg:y="22.4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1" draw:text-style-name="P42" draw:layer="layout" svg:width="4.4cm" svg:height="0.8cm" draw:transform="rotate (1.5707963267949) translate (7.3cm 22.4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38" draw:text-style-name="P22" draw:layer="layout" svg:x1="17.7cm" svg:y1="12.471cm" svg:x2="17.3cm" svg:y2="12.071cm">
            <text:p/>
          </draw:line>
          <draw:custom-shape draw:style-name="gr162" draw:text-style-name="P42" draw:layer="layout" svg:width="10.4cm" svg:height="0.8cm" draw:transform="rotate (1.5707963267949) translate (34.5cm 22.4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3" draw:text-style-name="P42" draw:layer="layout" svg:width="0.8cm" svg:height="7.6cm" draw:transform="rotate (1.5707963267949) translate (10.9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4" draw:text-style-name="P42" draw:layer="layout" svg:width="0.8cm" svg:height="15.2cm" draw:transform="rotate (1.5707963267949) translate (19.3cm 16.871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38" draw:text-style-name="P22" draw:layer="layout" svg:x1="12.1cm" svg:y1="14.471cm" svg:x2="17.7cm" svg:y2="14.471cm">
            <text:p/>
          </draw:line>
          <draw:line draw:style-name="gr138" draw:text-style-name="P22" draw:layer="layout" svg:x1="12.1cm" svg:y1="15.271cm" svg:x2="17.7cm" svg:y2="15.271cm">
            <text:p/>
          </draw:line>
          <draw:line draw:style-name="gr138" draw:text-style-name="P22" draw:layer="layout" svg:x1="12.1cm" svg:y1="14.871cm" svg:x2="17.7cm" svg:y2="14.871cm">
            <text:p/>
          </draw:line>
          <draw:line draw:style-name="gr138" draw:text-style-name="P22" draw:layer="layout" svg:x1="12.1cm" svg:y1="14.471cm" svg:x2="12.1cm" svg:y2="15.671cm">
            <text:p/>
          </draw:line>
          <draw:line draw:style-name="gr165" draw:text-style-name="P22" draw:layer="layout" svg:x1="16.9cm" svg:y1="12.071cm" svg:x2="19.7cm" svg:y2="11.671cm">
            <text:p/>
          </draw:line>
          <draw:line draw:style-name="gr138" draw:text-style-name="P22" draw:layer="layout" svg:x1="17.3cm" svg:y1="12.071cm" svg:x2="20.1cm" svg:y2="11.671cm">
            <text:p/>
          </draw:line>
          <draw:line draw:style-name="gr174" draw:text-style-name="P22" draw:layer="layout" svg:x1="35.3cm" svg:y1="11.671cm" svg:x2="27.3cm" svg:y2="7.671cm">
            <text:p/>
          </draw:line>
          <draw:line draw:style-name="gr174" draw:text-style-name="P22" draw:layer="layout" svg:x1="18.9cm" svg:y1="12.871cm" svg:x2="27.7cm" svg:y2="8.471cm">
            <text:p/>
          </draw:line>
          <draw:line draw:style-name="gr174" draw:text-style-name="P22" draw:layer="layout" svg:x1="17.7cm" svg:y1="12.871cm" svg:x2="28.1cm" svg:y2="7.671cm">
            <text:p/>
          </draw:line>
          <draw:line draw:style-name="gr174" draw:text-style-name="P22" draw:layer="layout" svg:x1="34.9cm" svg:y1="12.071cm" svg:x2="27.7cm" svg:y2="8.471cm">
            <text:p/>
          </draw:line>
          <draw:line draw:style-name="gr174" draw:text-style-name="P22" draw:layer="layout" svg:x1="34.5cm" svg:y1="16.071cm" svg:x2="19.3cm" svg:y2="16.071cm">
            <text:p/>
          </draw:line>
          <draw:line draw:style-name="gr174" draw:text-style-name="P22" draw:layer="layout" svg:x1="34.5cm" svg:y1="22.471cm" svg:x2="34.5cm" svg:y2="12.071cm">
            <text:p/>
          </draw:line>
          <draw:line draw:style-name="gr174" draw:text-style-name="P22" draw:layer="layout" svg:x1="35.3cm" svg:y1="22.471cm" svg:x2="35.3cm" svg:y2="11.671cm">
            <text:p/>
          </draw:line>
          <draw:line draw:style-name="gr174" draw:text-style-name="P22" draw:layer="layout" svg:x1="19.3cm" svg:y1="16.871cm" svg:x2="19.3cm" svg:y2="12.871cm">
            <text:p/>
          </draw:line>
          <draw:line draw:style-name="gr174" draw:text-style-name="P22" draw:layer="layout" svg:x1="18.5cm" svg:y1="16.071cm" svg:x2="10.9cm" svg:y2="16.071cm">
            <text:p/>
          </draw:line>
          <draw:line draw:style-name="gr174" draw:text-style-name="P22" draw:layer="layout" svg:x1="7.3cm" svg:y1="22.471cm" svg:x2="7.3cm" svg:y2="18.071cm">
            <text:p/>
          </draw:line>
          <draw:line draw:style-name="gr174" draw:text-style-name="P22" draw:layer="layout" svg:x1="7.3cm" svg:y1="18.071cm" svg:x2="11.3cm" svg:y2="16.071cm">
            <text:p/>
          </draw:line>
          <draw:measure draw:style-name="gr186" draw:text-style-name="P9" draw:layer="layout" svg:x1="7.3cm" svg:y1="23.997cm" svg:x2="35.3cm" svg:y2="23.997cm">
            <text:p text:style-name="P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74" draw:text-style-name="P22" draw:layer="layout" svg:x1="18.5cm" svg:y1="16.071cm" svg:x2="18.5cm" svg:y2="12.871cm">
            <text:p/>
          </draw:line>
          <draw:line draw:style-name="gr174" draw:text-style-name="P22" draw:layer="layout" svg:x1="8.1cm" svg:y1="22.471cm" svg:x2="8.1cm" svg:y2="18.071cm">
            <text:p/>
          </draw:line>
          <draw:line draw:style-name="gr165" draw:text-style-name="P22" draw:layer="layout" svg:x1="6.1cm" svg:y1="18.471cm" svg:x2="27.7cm" svg:y2="7.671cm">
            <text:p/>
          </draw:line>
          <draw:line draw:style-name="gr174" draw:text-style-name="P22" draw:layer="layout" svg:x1="23.3cm" svg:y1="9.671cm" svg:x2="26.5cm" svg:y2="8.071cm">
            <text:p/>
          </draw:line>
          <draw:line draw:style-name="gr174" draw:text-style-name="P22" draw:layer="layout" svg:x1="19.425cm" svg:y1="11.631cm" svg:x2="22.5cm" svg:y2="10.071cm">
            <text:p/>
          </draw:line>
          <draw:line draw:style-name="gr174" draw:text-style-name="P22" draw:layer="layout" svg:x1="8.1cm" svg:y1="17.271cm" svg:x2="11.3cm" svg:y2="15.671cm">
            <text:p/>
          </draw:line>
          <draw:line draw:style-name="gr165" draw:text-style-name="P22" draw:layer="layout" svg:x1="27.7cm" svg:y1="7.671cm" svg:x2="36.5cm" svg:y2="12.071cm">
            <text:p/>
          </draw:line>
          <draw:line draw:style-name="gr174" draw:text-style-name="P22" draw:layer="layout" svg:x1="18.5cm" svg:y1="16.871cm" svg:x2="10.9cm" svg:y2="16.871cm">
            <text:p/>
          </draw:line>
          <draw:line draw:style-name="gr174" draw:text-style-name="P22" draw:layer="layout" svg:x1="7.7cm" svg:y1="18.471cm" svg:x2="10.9cm" svg:y2="16.871cm">
            <text:p/>
          </draw:line>
          <draw:custom-shape draw:style-name="gr237" draw:text-style-name="P42" draw:layer="layout" svg:width="11.174cm" svg:height="0.799cm" draw:transform="rotate (0.462686784703697) translate (17.701cm 12.65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38" draw:text-style-name="P42" draw:layer="layout" svg:width="5.591cm" svg:height="0.799cm" draw:transform="rotate (0.462686784703697) translate (6.944cm 17.85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39" draw:text-style-name="P42" draw:layer="layout" svg:width="8.764cm" svg:height="0.801cm" draw:transform="rotate (0.462686784703697) translate (27.456cm 11.75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40" draw:text-style-name="P51" draw:layer="layout" svg:width="29.6cm" svg:height="0.4cm" svg:x="6.5cm" svg:y="22.0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74" draw:text-style-name="P22" draw:layer="layout" svg:x1="34.5cm" svg:y1="16.871cm" svg:x2="18.1cm" svg:y2="16.871cm">
            <text:p/>
          </draw:line>
        </draw:g>
        <draw:custom-shape draw:style-name="gr225" draw:text-style-name="P45" draw:layer="layout" svg:width="36cm" svg:height="22.4cm" svg:x="2.5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93" draw:text-style-name="P46" draw:layer="layout" svg:width="1.6cm" svg:height="1.6cm" draw:transform="rotate (-1.5707963267949) translate (24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4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1.3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1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2.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2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26" draw:text-style-name="P46" draw:layer="layout" svg:width="0.8cm" svg:height="0.8cm" draw:transform="rotate (-1.5707963267949) translate (26.1cm 1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7" draw:text-style-name="P16" draw:layer="layout" svg:width="0.8cm" svg:height="0.6cm" draw:transform="rotate (-1.5707963267949) translate (26cm 1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3.3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3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1.7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1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4.9cm 18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7" draw:text-style-name="P16" draw:layer="layout" svg:width="2.8cm" svg:height="1.2cm" draw:transform="rotate (-1.5707963267949) translate (14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9.7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9.5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18.1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17.9cm 18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228" draw:text-style-name="P16" draw:layer="layout" svg:width="4cm" svg:height="1.2cm" draw:transform="rotate (-1.5707963267949) translate (32.9cm 18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8" draw:text-style-name="P16" draw:layer="layout" svg:width="4cm" svg:height="1.2cm" draw:transform="rotate (-1.5707963267949) translate (31.3cm 18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47" draw:layer="layout" svg:width="2cm" svg:height="4cm" svg:x="30.5cm" svg:y="18.0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32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32.1cm 2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41" draw:text-style-name="P4" draw:layer="layout" svg:x1="33.3cm" svg:y1="20.971cm" svg:x2="35.3cm" svg:y2="20.97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2" draw:text-style-name="P4" draw:layer="layout" svg:x1="9.3cm" svg:y1="20.971cm" svg:x2="14.1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3" draw:text-style-name="P4" draw:layer="layout" svg:x1="7.3cm" svg:y1="20.971cm" svg:x2="9.3cm" svg:y2="20.97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193" draw:text-style-name="P46" draw:layer="layout" svg:width="1.6cm" svg:height="1.6cm" draw:transform="rotate (-1.5707963267949) translate (27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7.5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30.9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30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4.5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4.3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93" draw:text-style-name="P46" draw:layer="layout" svg:width="1.6cm" svg:height="1.6cm" draw:transform="rotate (-1.5707963267949) translate (22.9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4" draw:text-style-name="P16" draw:layer="layout" svg:width="1.6cm" svg:height="1.2cm" draw:transform="rotate (-1.5707963267949) translate (22.7cm 12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244" draw:text-style-name="P4" draw:layer="layout" svg:x1="14.1cm" svg:y1="20.971cm" svg:x2="18.9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5" draw:text-style-name="P4" draw:layer="layout" svg:x1="18.9cm" svg:y1="20.971cm" svg:x2="23.7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6" draw:text-style-name="P4" draw:layer="layout" svg:x1="23.7cm" svg:y1="20.971cm" svg:x2="28.5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7" draw:text-style-name="P4" draw:layer="layout" svg:x1="28.5cm" svg:y1="20.971cm" svg:x2="33.3cm" svg:y2="20.97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frame draw:style-name="gr207" draw:text-style-name="P8" draw:layer="layout" svg:width="0.502cm" svg:height="1.187cm" svg:x="22.7cm" svg:y="17.671cm">
          <draw:text-box>
            <text:p/>
          </draw:text-box>
        </draw:frame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Z <text:s text:c="2"/>N</text:span></text:p>
          <text:p text:style-name="P9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6" draw:text-style-name="P48" draw:layer="layout" svg:width="8.8cm" svg:height="1.6cm" svg:x="5.7cm" svg:y="4.071cm">
          <draw:text-box>
            <text:p text:style-name="P28">Gevel Oostzijde met car port</text:p>
          </draw:text-box>
        </draw:frame>
        <draw:g>
          <draw:line draw:style-name="gr170" draw:text-style-name="P22" draw:layer="layout" svg:x1="30.5cm" svg:y1="22.471cm" svg:x2="30.5cm" svg:y2="16.471cm">
            <text:p/>
          </draw:line>
          <draw:line draw:style-name="gr165" draw:text-style-name="P22" draw:layer="layout" svg:x1="24.9cm" svg:y1="18.871cm" svg:x2="32.9cm" svg:y2="14.871cm">
            <text:p/>
          </draw:line>
          <draw:line draw:style-name="gr165" draw:text-style-name="P22" draw:layer="layout" svg:x1="32.9cm" svg:y1="14.871cm" svg:x2="37.7cm" svg:y2="17.271cm">
            <text:p/>
          </draw:line>
          <draw:line draw:style-name="gr170" draw:text-style-name="P22" draw:layer="layout" svg:x1="28.9cm" svg:y1="17.271cm" svg:x2="36.9cm" svg:y2="17.271cm">
            <text:p/>
          </draw:line>
          <draw:line draw:style-name="gr170" draw:text-style-name="P22" draw:layer="layout" svg:x1="32.9cm" svg:y1="15.271cm" svg:x2="37.7cm" svg:y2="17.671cm">
            <text:p/>
          </draw:line>
          <draw:line draw:style-name="gr170" draw:text-style-name="P22" draw:layer="layout" svg:x1="24.9cm" svg:y1="19.271cm" svg:x2="32.9cm" svg:y2="15.271cm">
            <text:p/>
          </draw:line>
          <draw:line draw:style-name="gr170" draw:text-style-name="P22" draw:layer="layout" svg:x1="26.5cm" svg:y1="22.471cm" svg:x2="26.5cm" svg:y2="18.471cm">
            <text:p/>
          </draw:line>
          <draw:line draw:style-name="gr170" draw:text-style-name="P22" draw:layer="layout" svg:x1="25.7cm" svg:y1="18.871cm" svg:x2="26.5cm" svg:y2="19.271cm">
            <text:p/>
          </draw:line>
        </draw:g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9" draw:style-name="dp1" draw:master-page-name="Default">
        <draw:custom-shape draw:style-name="gr248" draw:text-style-name="P41" draw:layer="layout" svg:width="16.4cm" svg:height="0.4cm" svg:x="7.7cm" svg:y="2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3" draw:layer="layout" svg:width="18.8cm" svg:height="2cm" svg:x="6.5cm" svg:y="22.47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45" draw:layer="layout" svg:width="29.2cm" svg:height="22.4cm" svg:x="2.5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1" draw:text-style-name="P24" draw:layer="layout" svg:width="0.4cm" svg:height="8.4cm" svg:x="15.7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1" draw:text-style-name="P24" draw:layer="layout" svg:width="0.4cm" svg:height="8.4cm" svg:x="7.7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1" draw:text-style-name="P24" draw:layer="layout" svg:width="0.4cm" svg:height="8.4cm" svg:x="23.7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52" draw:text-style-name="P4" draw:layer="measurelines" svg:x1="24.6cm" svg:y1="16.871cm" svg:x2="24.6cm" svg:y2="10.871cm">
            <text:p text:style-name="P4"><text:span text:style-name="T7"><text:measure text:kind="gap"/></text:span><text:span text:style-name="T7"><text:measure text:kind="value">3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253" draw:text-style-name="P4" draw:layer="layout" svg:x1="24.6cm" svg:y1="22.471cm" svg:x2="24.6cm" svg:y2="16.871cm">
            <text:p text:style-name="P4"><text:span text:style-name="T7"><text:measure text:kind="gap"/></text:span><text:span text:style-name="T7"><text:measure text:kind="value">2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254" draw:text-style-name="P4" draw:layer="layout" svg:x1="23.7cm" svg:y1="22.471cm" svg:x2="8.1cm" svg:y2="22.471cm">
            <text:p text:style-name="P4"><text:span text:style-name="T2"><text:measure text:kind="gap"/></text:span><text:span text:style-name="T2"><text:measure text:kind="value">7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255" draw:text-style-name="P52" draw:layer="layout" svg:width="16.4cm" svg:height="0.8cm" svg:x="7.7cm" svg:y="10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5" draw:text-style-name="P52" draw:layer="layout" svg:width="16.4cm" svg:height="0.8cm" svg:x="7.7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52" draw:layer="layout" svg:width="0.8cm" svg:height="13.6cm" svg:x="22.9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52" draw:layer="layout" svg:width="0.4cm" svg:height="4.4cm" svg:x="7.7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52" draw:layer="layout" svg:width="0.8cm" svg:height="13.6cm" svg:x="8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52" draw:layer="layout" svg:width="0.4cm" svg:height="0.8cm" svg:x="7.7cm" svg:y="1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52" draw:layer="layout" svg:width="0.4cm" svg:height="0.8cm" svg:x="23.7cm" svg:y="1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52" draw:layer="layout" svg:width="0.4cm" svg:height="4.4cm" svg:x="23.7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52" draw:layer="layout" svg:width="0.4cm" svg:height="4.4cm" svg:x="15.7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52" draw:layer="layout" svg:width="0.4cm" svg:height="0.8cm" svg:x="15.7cm" svg:y="1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59" draw:text-style-name="P4" draw:layer="layout" svg:x1="24.6cm" svg:y1="10.871cm" svg:x2="24.6cm" svg:y2="6.871cm">
            <text:p text:style-name="P4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  <draw:measure draw:style-name="gr260" draw:text-style-name="P4" draw:layer="layout" svg:x1="15.7cm" svg:y1="7.271cm" svg:x2="8.1cm" svg:y2="7.271cm">
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61" draw:text-style-name="P4" draw:layer="layout" svg:x1="23.7cm" svg:y1="7.271cm" svg:x2="16.1cm" svg:y2="7.271cm">
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62" draw:text-style-name="P4" draw:layer="layout" svg:x1="7.7cm" svg:y1="22.471cm" svg:x2="7.7cm" svg:y2="8.871cm">
            <text:p text:style-name="P4"><text:span text:style-name="T7"><text:measure text:kind="gap"/></text:span><text:span text:style-name="T7"><text:measure text:kind="value">6.800</text:measure></text:span><text:span text:style-name="T7"> </text:span><text:span text:style-name="T7"><text:measure text:kind="unit">mm</text:measure></text:span><text:span text:style-name="T7"><text:measure text:kind="gap"/></text:span></text:p>
          </draw:measure>
        </draw:g>
        <draw:frame draw:style-name="gr207" draw:text-style-name="P8" draw:layer="layout" svg:width="0.502cm" svg:height="1.187cm" svg:x="21.5cm" svg:y="17.671cm">
          <draw:text-box>
            <text:p/>
          </draw:text-box>
        </draw:frame>
        <draw:frame draw:style-name="gr206" draw:text-style-name="P50" draw:layer="layout" svg:width="8.8cm" svg:height="1.6cm" svg:x="6.9cm" svg:y="4.871cm">
          <draw:text-box>
            <text:p text:style-name="P49"><text:span text:style-name="T11">Spanten vanaf Noordzijde</text:span></text:p>
          </draw:text-box>
        </draw:frame>
        <draw:custom-shape draw:style-name="gr166" draw:text-style-name="P44" draw:layer="layout" svg:width="2.4cm" svg:height="0.4cm" svg:x="21.7cm" svg:y="2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4" draw:layer="layout" svg:width="2.4cm" svg:height="0.4cm" svg:x="7.7cm" svg:y="2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O <text:s text:c="2"/>W</text:span></text:p>
          <text:p text:style-name="P9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10" draw:style-name="dp1" draw:master-page-name="Default">
        <draw:custom-shape draw:style-name="gr263" draw:text-style-name="P40" draw:layer="layout" svg:width="10.8cm" svg:height="18cm" draw:transform="rotate (1.5707963267949) translate (6.9cm 2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64" draw:text-style-name="P53" draw:layer="layout" svg:width="6.8cm" svg:height="4.4cm" svg:x="14.1cm" svg:y="17.271cm">
            <text:p text:style-name="P9"><text:span text:style-name="T5">Bad-</text:span></text:p>
            <text:p text:style-name="P9"><text:span text:style-name="T5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53" draw:layer="layout" svg:width="4.4cm" svg:height="4.4cm" svg:x="7.7cm" svg:y="17.271cm">
            <text:p text:style-name="P9"><text:span text:style-name="T5">Entree</text:span></text:p>
            <text:p text:style-name="P9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53" draw:layer="layout" svg:width="7.2cm" svg:height="4.4cm" svg:x="7.7cm" svg:y="11.671cm">
            <text:p text:style-name="P9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7" draw:text-style-name="P53" draw:layer="layout" svg:width="6cm" svg:height="4.4cm" svg:x="18.1cm" svg:y="11.671cm">
            <text:p text:style-name="P9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8" draw:text-style-name="P53" draw:layer="layout" svg:width="2.4cm" svg:height="4.4cm" svg:x="15.3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3" draw:layer="layout" svg:width="0.4cm" svg:height="3.6cm" svg:x="13.7cm" svg:y="1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53" draw:layer="layout" svg:width="0.4cm" svg:height="3.2cm" svg:x="13.3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1" draw:text-style-name="P53" draw:layer="layout" svg:width="3.2cm" svg:height="4.4cm" svg:x="20.9cm" svg:y="17.271cm">
            <text:p text:style-name="P9"><text:span text:style-name="T5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7" draw:text-style-name="P8" draw:layer="layout" svg:width="0.502cm" svg:height="1.187cm" svg:x="14.5cm" svg:y="20.471cm">
            <draw:text-box>
              <text:p/>
            </draw:text-box>
          </draw:frame>
        </draw:g>
        <draw:g>
          <draw:line draw:style-name="gr174" draw:text-style-name="P22" draw:layer="layout" svg:x1="7.7cm" svg:y1="16.871cm" svg:x2="24.1cm" svg:y2="16.871cm">
            <text:p/>
          </draw:line>
          <draw:custom-shape draw:style-name="gr272" draw:text-style-name="P42" draw:layer="layout" svg:width="0.8cm" svg:height="8cm" draw:transform="rotate (1.5707963267949) translate (16.1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2" draw:text-style-name="P42" draw:layer="layout" svg:width="0.8cm" svg:height="8cm" draw:transform="rotate (1.5707963267949) translate (7.7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43" draw:layer="layout" svg:width="18.8cm" svg:height="2cm" svg:x="6.5cm" svg:y="22.471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41" draw:layer="layout" svg:width="16.4cm" svg:height="0.4cm" svg:x="7.7cm" svg:y="22.071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54" draw:layer="layout" svg:width="0.8cm" svg:height="0.4cm" draw:transform="rotate (1.5707963267949) translate (15.7cm 1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3" draw:text-style-name="P54" draw:layer="layout" svg:width="0.8cm" svg:height="0.4cm" draw:transform="rotate (1.5707963267949) translate (23.7cm 1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3" draw:text-style-name="P54" draw:layer="layout" svg:width="0.8cm" svg:height="0.4cm" draw:transform="rotate (1.5707963267949) translate (7.7cm 17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4" draw:text-style-name="P42" draw:layer="layout" svg:width="14.4cm" svg:height="0.8cm" draw:transform="rotate (1.5707963267949) translate (24.1cm 2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4" draw:text-style-name="P42" draw:layer="layout" svg:width="14.4cm" svg:height="0.8cm" draw:transform="rotate (1.5707963267949) translate (6.9cm 2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4" draw:text-style-name="P22" draw:layer="layout" svg:x1="7.7cm" svg:y1="16.071cm" svg:x2="24.1cm" svg:y2="16.071cm">
            <text:p/>
          </draw:line>
          <draw:custom-shape draw:style-name="gr275" draw:text-style-name="P25" draw:layer="layout" svg:width="0.4cm" svg:height="3.2cm" svg:x="7.7cm" svg:y="8.471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25" draw:layer="layout" svg:width="0.4cm" svg:height="3.2cm" svg:x="15.7cm" svg:y="8.471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25" draw:layer="layout" svg:width="0.4cm" svg:height="3.2cm" svg:x="23.7cm" svg:y="8.4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5" draw:text-style-name="P16" draw:layer="layout" svg:width="1.2cm" svg:height="1.2cm" draw:transform="rotate (-1.5707963267949) translate (22.5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17.7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16.1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7.7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8.9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24.1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0.5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10.5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22.5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6.1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2.1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20.9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76" draw:text-style-name="P55" draw:layer="layout" svg:width="19.545cm" svg:height="4.8cm" svg:x="6.1cm" svg:y="7.671cm">
            <text:p/>
            <draw:enhanced-geometry svg:viewBox="0 0 21600 21600" draw:type="rectangle" draw:enhanced-path="M 0 0 L 21600 0 21600 21600 0 21600 0 0 Z N"/>
          </draw:custom-shape>
        </draw:g>
        <draw:frame draw:style-name="gr207" draw:text-style-name="P8" draw:layer="layout" svg:width="0.502cm" svg:height="1.187cm" svg:x="22.9cm" svg:y="18.071cm">
          <draw:text-box>
            <text:p/>
          </draw:text-box>
        </draw:frame>
        <draw:frame draw:style-name="gr207" draw:text-style-name="P8" draw:layer="layout" svg:width="0.502cm" svg:height="1.187cm" svg:x="20.9cm" svg:y="13.671cm">
          <draw:text-box>
            <text:p/>
          </draw:text-box>
        </draw:frame>
        <draw:measure draw:style-name="gr277" draw:text-style-name="P4" draw:layer="layout" svg:x1="5.964cm" svg:y1="12.071cm" svg:x2="5.964cm" svg:y2="8.071cm">
          <text:p text:style-name="P4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measure draw:style-name="gr278" draw:text-style-name="P4" draw:layer="layout" svg:x1="6.364cm" svg:y1="22.471cm" svg:x2="6.364cm" svg:y2="12.071cm">
          <text:p text:style-name="P4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custom-shape draw:style-name="gr279" draw:text-style-name="P42" draw:layer="layout" svg:width="4cm" svg:height="16.4cm" draw:transform="rotate (1.5707963267949) translate (7.7cm 12.0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48" draw:layer="layout" svg:width="8.8cm" svg:height="1.6cm" svg:x="4.5cm" svg:y="4.071cm">
          <draw:text-box>
            <text:p text:style-name="P28">Gevel Noordzijde</text:p>
          </draw:text-box>
        </draw:frame>
        <draw:g>
          <draw:line draw:style-name="gr280" draw:text-style-name="P22" draw:layer="layout" svg:x1="11.3cm" svg:y1="20.471cm" svg:x2="12.1cm" svg:y2="20.471cm">
            <text:p/>
          </draw:line>
          <draw:line draw:style-name="gr280" draw:text-style-name="P22" draw:layer="layout" svg:x1="10.9cm" svg:y1="20.871cm" svg:x2="11.7cm" svg:y2="20.871cm">
            <text:p/>
          </draw:line>
          <draw:line draw:style-name="gr280" draw:text-style-name="P22" draw:layer="layout" svg:x1="10.5cm" svg:y1="21.271cm" svg:x2="11.3cm" svg:y2="21.271cm">
            <text:p/>
          </draw:line>
          <draw:line draw:style-name="gr280" draw:text-style-name="P22" draw:layer="layout" svg:x1="10.1cm" svg:y1="21.671cm" svg:x2="10.9cm" svg:y2="21.671cm">
            <text:p/>
          </draw:line>
          <draw:line draw:style-name="gr280" draw:text-style-name="P22" draw:layer="layout" svg:x1="12.9cm" svg:y1="18.871cm" svg:x2="13.7cm" svg:y2="18.871cm">
            <text:p/>
          </draw:line>
          <draw:line draw:style-name="gr280" draw:text-style-name="P22" draw:layer="layout" svg:x1="12.5cm" svg:y1="19.271cm" svg:x2="13.3cm" svg:y2="19.271cm">
            <text:p/>
          </draw:line>
          <draw:line draw:style-name="gr280" draw:text-style-name="P22" draw:layer="layout" svg:x1="12.1cm" svg:y1="19.671cm" svg:x2="12.9cm" svg:y2="19.671cm">
            <text:p/>
          </draw:line>
          <draw:line draw:style-name="gr280" draw:text-style-name="P22" draw:layer="layout" svg:x1="11.7cm" svg:y1="20.071cm" svg:x2="12.5cm" svg:y2="20.071cm">
            <text:p/>
          </draw:line>
          <draw:line draw:style-name="gr280" draw:text-style-name="P22" draw:layer="layout" svg:x1="14.5cm" svg:y1="17.271cm" svg:x2="15.3cm" svg:y2="17.271cm">
            <text:p/>
          </draw:line>
          <draw:line draw:style-name="gr280" draw:text-style-name="P22" draw:layer="layout" svg:x1="14.1cm" svg:y1="17.671cm" svg:x2="14.9cm" svg:y2="17.671cm">
            <text:p/>
          </draw:line>
          <draw:line draw:style-name="gr280" draw:text-style-name="P22" draw:layer="layout" svg:x1="13.7cm" svg:y1="18.071cm" svg:x2="14.5cm" svg:y2="18.071cm">
            <text:p/>
          </draw:line>
          <draw:line draw:style-name="gr280" draw:text-style-name="P22" draw:layer="layout" svg:x1="13.3cm" svg:y1="18.471cm" svg:x2="14.1cm" svg:y2="18.471cm">
            <text:p/>
          </draw:line>
          <draw:line draw:style-name="gr280" draw:text-style-name="P22" draw:layer="layout" svg:x1="15.3cm" svg:y1="16.471cm" svg:x2="16.1cm" svg:y2="16.471cm">
            <text:p/>
          </draw:line>
          <draw:line draw:style-name="gr280" draw:text-style-name="P22" draw:layer="layout" svg:x1="14.9cm" svg:y1="16.871cm" svg:x2="15.7cm" svg:y2="16.871cm">
            <text:p/>
          </draw:line>
        </draw:g>
        <draw:custom-shape draw:style-name="gr281" draw:text-style-name="P45" draw:layer="layout" svg:width="29.6cm" svg:height="20.8cm" svg:x="4.5cm" svg:y="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O <text:s text:c="2"/>W</text:span></text:p>
          <text:p text:style-name="P9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  <draw:page draw:name="page11" draw:style-name="dp1" draw:master-page-name="Default">
        <draw:custom-shape draw:style-name="gr282" draw:text-style-name="P40" draw:layer="layout" svg:width="10.4cm" svg:height="18cm" draw:transform="rotate (1.5707963267949) translate (6.9cm 2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74" draw:text-style-name="P22" draw:layer="layout" svg:x1="7.7cm" svg:y1="16.871cm" svg:x2="24.1cm" svg:y2="16.871cm">
            <text:p/>
          </draw:line>
          <draw:custom-shape draw:style-name="gr272" draw:text-style-name="P42" draw:layer="layout" svg:width="0.8cm" svg:height="8cm" draw:transform="rotate (1.5707963267949) translate (16.1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2" draw:text-style-name="P42" draw:layer="layout" svg:width="0.8cm" svg:height="8cm" draw:transform="rotate (1.5707963267949) translate (7.7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43" draw:layer="layout" svg:width="18.8cm" svg:height="2cm" svg:x="6.5cm" svg:y="22.471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41" draw:layer="layout" svg:width="15.6cm" svg:height="0.4cm" svg:x="8.1cm" svg:y="22.071cm">
            <text:p/>
            <draw:enhanced-geometry svg:viewBox="0 0 21600 21600" draw:type="rectangle" draw:enhanced-path="M 0 0 L 21600 0 21600 21600 0 21600 0 0 Z N"/>
          </draw:custom-shape>
          <draw:custom-shape draw:style-name="gr284" draw:text-style-name="P54" draw:layer="layout" svg:width="6cm" svg:height="0.4cm" draw:transform="rotate (1.5707963267949) translate (15.7cm 2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6" draw:text-style-name="P44" draw:layer="layout" svg:width="2.4cm" svg:height="0.4cm" svg:x="7.3cm" svg:y="22.471cm">
            <text:p/>
            <draw:enhanced-geometry svg:viewBox="0 0 21600 21600" draw:type="rectangle" draw:enhanced-path="M 0 0 L 21600 0 21600 21600 0 21600 0 0 Z N"/>
          </draw:custom-shape>
          <draw:custom-shape draw:style-name="gr285" draw:text-style-name="P44" draw:layer="layout" svg:width="2cm" svg:height="0.4cm" svg:x="14.9cm" svg:y="22.471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44" draw:layer="layout" svg:width="2.4cm" svg:height="0.4cm" svg:x="22.1cm" svg:y="22.471cm">
            <text:p/>
            <draw:enhanced-geometry svg:viewBox="0 0 21600 21600" draw:type="rectangle" draw:enhanced-path="M 0 0 L 21600 0 21600 21600 0 21600 0 0 Z N"/>
          </draw:custom-shape>
          <draw:custom-shape draw:style-name="gr284" draw:text-style-name="P54" draw:layer="layout" svg:width="6cm" svg:height="0.4cm" draw:transform="rotate (1.5707963267949) translate (23.7cm 2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84" draw:text-style-name="P54" draw:layer="layout" svg:width="6cm" svg:height="0.4cm" draw:transform="rotate (1.5707963267949) translate (7.7cm 2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74" draw:text-style-name="P42" draw:layer="layout" svg:width="14.4cm" svg:height="0.8cm" draw:transform="rotate (1.5707963267949) translate (24.1cm 2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4" draw:text-style-name="P42" draw:layer="layout" svg:width="14.4cm" svg:height="0.8cm" draw:transform="rotate (1.5707963267949) translate (6.9cm 2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4" draw:text-style-name="P22" draw:layer="layout" svg:x1="7.7cm" svg:y1="16.071cm" svg:x2="24.1cm" svg:y2="16.071cm">
            <text:p/>
          </draw:line>
        </draw:g>
        <draw:frame draw:style-name="gr207" draw:text-style-name="P8" draw:layer="layout" svg:width="0.502cm" svg:height="1.187cm" svg:x="24.798cm" svg:y="18.071cm">
          <draw:text-box>
            <text:p/>
          </draw:text-box>
        </draw:frame>
        <draw:measure draw:style-name="gr286" draw:text-style-name="P4" draw:layer="layout" svg:x1="5.964cm" svg:y1="12.071cm" svg:x2="5.964cm" svg:y2="8.071cm">
          <text:p text:style-name="P4"><text:span text:style-name="T7"><text:measure text:kind="gap"/></text:span><text:span text:style-name="T7"><text:measure text:kind="value">2.0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measure draw:style-name="gr287" draw:text-style-name="P4" draw:layer="layout" svg:x1="6.364cm" svg:y1="22.471cm" svg:x2="6.364cm" svg:y2="12.071cm">
          <text:p text:style-name="P4"><text:span text:style-name="T7"><text:measure text:kind="gap"/></text:span><text:span text:style-name="T7"><text:measure text:kind="value">5.200</text:measure></text:span><text:span text:style-name="T7"> </text:span><text:span text:style-name="T7"><text:measure text:kind="unit">mm</text:measure></text:span><text:span text:style-name="T7"><text:measure text:kind="gap"/></text:span></text:p>
        </draw:measure>
        <draw:g>
          <draw:custom-shape draw:style-name="gr228" draw:text-style-name="P16" draw:layer="layout" svg:width="4cm" svg:height="1.2cm" draw:transform="rotate (-1.5707963267949) translate (17.3cm 12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8.9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5.7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12.5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8" draw:text-style-name="P16" draw:layer="layout" svg:width="4cm" svg:height="1.2cm" draw:transform="rotate (-1.5707963267949) translate (18.9cm 12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0.9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5.7cm 12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2.5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22.1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7.3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20.5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4" draw:text-style-name="P47" draw:layer="layout" svg:width="2cm" svg:height="4cm" svg:x="16.5cm" svg:y="12.071cm">
            <text:p/>
            <draw:enhanced-geometry svg:viewBox="0 0 21600 21600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20.5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14.1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9.3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6" draw:layer="layout" svg:width="1.2cm" svg:height="1.2cm" draw:transform="rotate (-1.5707963267949) translate (10.9cm 12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16" draw:layer="layout" svg:width="1.6cm" svg:height="1.2cm" draw:transform="rotate (-1.5707963267949) translate (14.1cm 12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22.1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8" draw:text-style-name="P16" draw:layer="layout" svg:width="2cm" svg:height="1.2cm" draw:transform="rotate (-1.5707963267949) translate (23.7cm 18.4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89" draw:text-style-name="P55" draw:layer="layout" svg:width="2cm" svg:height="3.6cm" svg:x="23.3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55" draw:layer="layout" svg:width="2cm" svg:height="3.6cm" svg:x="6.5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56" draw:layer="layout" svg:width="7.6cm" svg:height="0.4cm" svg:x="12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55" draw:layer="layout" svg:width="3.6cm" svg:height="0.8cm" svg:x="8.5cm" svg:y="11.6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2" draw:text-style-name="P55" draw:layer="layout" svg:width="3.702cm" svg:height="0.8cm" svg:x="19.7cm" svg:y="11.6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0" draw:text-style-name="P56" draw:layer="layout" svg:width="7.6cm" svg:height="0.4cm" svg:x="12.1cm" svg:y="1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3" draw:text-style-name="P55" draw:layer="layout" svg:width="18.8cm" svg:height="0.4cm" svg:x="6.5cm" svg:y="1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55" draw:layer="layout" svg:width="18.8cm" svg:height="0.8cm" svg:x="6.5cm" svg:y="1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5" draw:text-style-name="P55" draw:layer="layout" svg:width="2cm" svg:height="2cm" svg:x="12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3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93" draw:text-style-name="P55" draw:layer="layout" svg:width="18.8cm" svg:height="0.4cm" svg:x="6.5cm" svg:y="7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55" draw:layer="layout" svg:width="0.4cm" svg:height="4cm" svg:x="6.5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55" draw:layer="layout" svg:width="0.4cm" svg:height="4cm" svg:x="24.9cm" svg:y="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55" draw:layer="layout" svg:width="0.4cm" svg:height="2cm" svg:x="6.5cm" svg:y="1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55" draw:layer="layout" svg:width="0.4cm" svg:height="2cm" svg:x="24.9cm" svg:y="1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5" draw:text-style-name="P55" draw:layer="layout" svg:width="2cm" svg:height="2cm" svg:x="14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5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6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7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6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7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8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9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0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1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8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9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0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1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2.9cm" svg:y="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3.1cm" svg:y="7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6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7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8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9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0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1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2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3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4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5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6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7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8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9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0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1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2.9cm" svg:y="9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3.1cm" svg:y="9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6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7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8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9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0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1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2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3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4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5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6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7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18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19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0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1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95" draw:text-style-name="P55" draw:layer="layout" svg:width="2cm" svg:height="2cm" svg:x="22.9cm" svg:y="1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57" draw:layer="layout" svg:width="1.6cm" svg:height="1.8cm" svg:x="23.1cm" svg:y="1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38" draw:text-style-name="P22" draw:layer="layout" svg:x1="23.3cm" svg:y1="14.471cm" svg:x2="8.5cm" svg:y2="14.471cm">
            <text:p/>
          </draw:line>
          <draw:line draw:style-name="gr138" draw:text-style-name="P22" draw:layer="layout" svg:x1="23.3cm" svg:y1="15.271cm" svg:x2="8.5cm" svg:y2="15.271cm">
            <text:p/>
          </draw:line>
          <draw:line draw:style-name="gr138" draw:text-style-name="P22" draw:layer="layout" svg:x1="23.3cm" svg:y1="14.871cm" svg:x2="8.5cm" svg:y2="14.871cm">
            <text:p/>
          </draw:line>
          <draw:line draw:style-name="gr138" draw:text-style-name="P22" draw:layer="layout" svg:x1="23.3cm" svg:y1="14.471cm" svg:x2="23.3cm" svg:y2="15.671cm">
            <text:p/>
          </draw:line>
          <draw:line draw:style-name="gr138" draw:text-style-name="P22" draw:layer="layout" svg:x1="12.1cm" svg:y1="12.871cm" svg:x2="12.1cm" svg:y2="12.071cm">
            <text:p/>
          </draw:line>
          <draw:line draw:style-name="gr138" draw:text-style-name="P22" draw:layer="layout" svg:x1="8.5cm" svg:y1="14.471cm" svg:x2="8.5cm" svg:y2="15.671cm">
            <text:p/>
          </draw:line>
          <draw:line draw:style-name="gr138" draw:text-style-name="P22" draw:layer="layout" svg:x1="13.3cm" svg:y1="14.471cm" svg:x2="13.3cm" svg:y2="15.671cm">
            <text:p/>
          </draw:line>
          <draw:line draw:style-name="gr138" draw:text-style-name="P22" draw:layer="layout" svg:x1="18.5cm" svg:y1="14.471cm" svg:x2="18.5cm" svg:y2="15.671cm">
            <text:p/>
          </draw:line>
          <draw:line draw:style-name="gr138" draw:text-style-name="P22" draw:layer="layout" svg:x1="19.7cm" svg:y1="12.871cm" svg:x2="19.7cm" svg:y2="12.071cm">
            <text:p/>
          </draw:line>
          <draw:line draw:style-name="gr138" draw:text-style-name="P22" draw:layer="layout" svg:x1="19.7cm" svg:y1="12.071cm" svg:x2="12.1cm" svg:y2="12.071cm">
            <text:p/>
          </draw:line>
        </draw:g>
        <draw:custom-shape draw:style-name="gr78" draw:text-style-name="P27" draw:layer="layout" svg:width="2cm" svg:height="2cm" svg:x="2.5cm" svg:y="4.471cm">
          <text:p text:style-name="P9"><text:span text:style-name="T8"><text:line-break/></text:span><text:span text:style-name="T8">W <text:s text:c="2"/>O</text:span></text:p>
          <text:p text:style-name="P9"><text:span text:style-name="T8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6" draw:text-style-name="P48" draw:layer="layout" svg:width="8.8cm" svg:height="1.6cm" svg:x="4.5cm" svg:y="4.071cm">
          <draw:text-box>
            <text:p text:style-name="P28">Gevel Zuidzijde</text:p>
          </draw:text-box>
        </draw:frame>
        <draw:custom-shape draw:style-name="gr281" draw:text-style-name="P45" draw:layer="layout" svg:width="29.6cm" svg:height="20.8cm" svg:x="4.5cm" svg:y="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29" draw:layer="layout" svg:width="9.58cm" svg:height="3.095cm" svg:x="5.72cm" svg:y="24.889cm">
          <draw:text-box>
            <text:p text:style-name="P28"><text:span text:style-name="T9"><text:file-name text:display="name">julianapark-k31-11</text:file-name></text:span><text:span text:style-name="T9"> <text:s/></text:span><text:span text:style-name="T9"><text:date style:data-style-name="D4" text:date-value="2017-02-01">01-02-2017</text:date></text:span></text:p>
            <text:p text:style-name="P28"><text:span text:style-name="T9">Arend Freije</text:span></text:p>
            <text:p text:style-name="P28"><text:span text:style-name="T9">afreije@inn.nl</text:span></text:p>
            <text:p text:style-name="P28"><text:span text:style-name="T9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4cm" draw:rotation="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hatch draw:name="Vlaswand" draw:style="single" draw:color="#ffff99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5DT1H10M7S</meta:editing-duration>
    <meta:editing-cycles>446</meta:editing-cycles>
    <meta:generator>LibreOffice/5.0.2.2$Linux_X86_64 LibreOffice_project/00m0$Build-2</meta:generator>
    <dc:date>2017-02-01T22:13:22.862223334</dc:date>
    <meta:document-statistic meta:object-count="1194"/>
  </office:meta>
</office:document-meta>
</file>